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332_C4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7440000000000" calcext:value-type="float">
            <text:p>7.44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277216" calcext:value-type="float">
            <text:p>-1.28E-09</text:p>
          </table:table-cell>
          <table:table-cell office:value-type="float" office:value="0.0000000000109295" calcext:value-type="float">
            <text:p>1.09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1415286" calcext:value-type="float">
            <text:p>-1.42E-08</text:p>
          </table:table-cell>
          <table:table-cell office:value-type="float" office:value="-0.00000001401395" calcext:value-type="float">
            <text:p>-1.40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109295" calcext:value-type="float">
            <text:p>0.0109295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14.01395" calcext:value-type="float">
            <text:p>-14.0139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06637803" calcext:value-type="float">
            <text:p>-6.64E-11</text:p>
          </table:table-cell>
          <table:table-cell office:value-type="float" office:value="0.0000000000184832" calcext:value-type="float">
            <text:p>1.85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4782193" calcext:value-type="float">
            <text:p>4.78E-08</text:p>
          </table:table-cell>
          <table:table-cell office:value-type="float" office:value="0.00000008498687" calcext:value-type="float">
            <text:p>8.50E-08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184832" calcext:value-type="float">
            <text:p>0.0184832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84.98687" calcext:value-type="float">
            <text:p>84.986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1521468" calcext:value-type="float">
            <text:p>-1.52E-09</text:p>
          </table:table-cell>
          <table:table-cell office:value-type="float" office:value="0.00000000001958848" calcext:value-type="float">
            <text:p>1.96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1282052" calcext:value-type="float">
            <text:p>1.28E-07</text:p>
          </table:table-cell>
          <table:table-cell office:value-type="float" office:value="0.0000001094168" calcext:value-type="float">
            <text:p>1.09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1958848" calcext:value-type="float">
            <text:p>0.01958848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109.4168" calcext:value-type="float">
            <text:p>109.416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006551349" calcext:value-type="float">
            <text:p>-6.55E-11</text:p>
          </table:table-cell>
          <table:table-cell office:value-type="float" office:value="0.00000000002098907" calcext:value-type="float">
            <text:p>2.10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1492201" calcext:value-type="float">
            <text:p>1.49E-07</text:p>
          </table:table-cell>
          <table:table-cell office:value-type="float" office:value="0.0000001279872" calcext:value-type="float">
            <text:p>1.28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2098907" calcext:value-type="float">
            <text:p>0.02098907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127.9872" calcext:value-type="float">
            <text:p>127.98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0218678" calcext:value-type="float">
            <text:p>-2.19E-10</text:p>
          </table:table-cell>
          <table:table-cell office:value-type="float" office:value="0.00000000002184542" calcext:value-type="float">
            <text:p>2.18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1695578" calcext:value-type="float">
            <text:p>1.70E-07</text:p>
          </table:table-cell>
          <table:table-cell office:value-type="float" office:value="0.0000001439033" calcext:value-type="float">
            <text:p>1.44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2184542" calcext:value-type="float">
            <text:p>0.02184542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143.9033" calcext:value-type="float">
            <text:p>143.90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1315735" calcext:value-type="float">
            <text:p>-1.32E-09</text:p>
          </table:table-cell>
          <table:table-cell office:value-type="float" office:value="0.00000000002358537" calcext:value-type="float">
            <text:p>2.36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2012427" calcext:value-type="float">
            <text:p>2.01E-07</text:p>
          </table:table-cell>
          <table:table-cell office:value-type="float" office:value="0.0000001709045" calcext:value-type="float">
            <text:p>1.71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2358537" calcext:value-type="float">
            <text:p>0.02358537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170.9045" calcext:value-type="float">
            <text:p>170.90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997278" calcext:value-type="float">
            <text:p>-9.97E-10</text:p>
          </table:table-cell>
          <table:table-cell office:value-type="float" office:value="0.00000000002554486" calcext:value-type="float">
            <text:p>2.55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2271886" calcext:value-type="float">
            <text:p>2.27E-07</text:p>
          </table:table-cell>
          <table:table-cell office:value-type="float" office:value="0.0000001939184" calcext:value-type="float">
            <text:p>1.94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2554486" calcext:value-type="float">
            <text:p>0.02554486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193.9184" calcext:value-type="float">
            <text:p>193.91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-0.0000000001804938" calcext:value-type="float">
            <text:p>-1.80E-10</text:p>
          </table:table-cell>
          <table:table-cell office:value-type="float" office:value="0.00000000002718597" calcext:value-type="float">
            <text:p>2.72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2522058" calcext:value-type="float">
            <text:p>2.52E-07</text:p>
          </table:table-cell>
          <table:table-cell office:value-type="float" office:value="0.0000002144047" calcext:value-type="float">
            <text:p>2.14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718597" calcext:value-type="float">
            <text:p>0.02718597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214.4047" calcext:value-type="float">
            <text:p>214.40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1376719" calcext:value-type="float">
            <text:p>-1.38E-09</text:p>
          </table:table-cell>
          <table:table-cell office:value-type="float" office:value="0.00000000002884493" calcext:value-type="float">
            <text:p>2.88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2738247" calcext:value-type="float">
            <text:p>2.74E-07</text:p>
          </table:table-cell>
          <table:table-cell office:value-type="float" office:value="0.0000002329764" calcext:value-type="float">
            <text:p>2.33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884493" calcext:value-type="float">
            <text:p>0.02884493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232.9764" calcext:value-type="float">
            <text:p>232.97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4802194" calcext:value-type="float">
            <text:p>4.80E-10</text:p>
          </table:table-cell>
          <table:table-cell office:value-type="float" office:value="0.00000000003013037" calcext:value-type="float">
            <text:p>3.01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29426" calcext:value-type="float">
            <text:p>2.94E-07</text:p>
          </table:table-cell>
          <table:table-cell office:value-type="float" office:value="0.0000002501722" calcext:value-type="float">
            <text:p>2.50E-07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3013037" calcext:value-type="float">
            <text:p>0.03013037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250.1722" calcext:value-type="float">
            <text:p>250.17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5658395" calcext:value-type="float">
            <text:p>5.66E-10</text:p>
          </table:table-cell>
          <table:table-cell office:value-type="float" office:value="0.00000000003174268" calcext:value-type="float">
            <text:p>3.17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3152819" calcext:value-type="float">
            <text:p>3.15E-07</text:p>
          </table:table-cell>
          <table:table-cell office:value-type="float" office:value="0.0000002661722" calcext:value-type="float">
            <text:p>2.66E-07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3174268" calcext:value-type="float">
            <text:p>0.03174268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266.1722" calcext:value-type="float">
            <text:p>266.17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0.0000000003848127" calcext:value-type="float">
            <text:p>3.85E-10</text:p>
          </table:table-cell>
          <table:table-cell office:value-type="float" office:value="0.00000000003354293" calcext:value-type="float">
            <text:p>3.35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3313032" calcext:value-type="float">
            <text:p>3.31E-07</text:p>
          </table:table-cell>
          <table:table-cell office:value-type="float" office:value="0.0000002812727" calcext:value-type="float">
            <text:p>2.81E-07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3354293" calcext:value-type="float">
            <text:p>0.03354293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281.2727" calcext:value-type="float">
            <text:p>281.272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5874214" calcext:value-type="float">
            <text:p>5.87E-10</text:p>
          </table:table-cell>
          <table:table-cell office:value-type="float" office:value="0.00000000003480498" calcext:value-type="float">
            <text:p>3.48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3490272" calcext:value-type="float">
            <text:p>3.49E-07</text:p>
          </table:table-cell>
          <table:table-cell office:value-type="float" office:value="0.0000002955804" calcext:value-type="float">
            <text:p>2.96E-07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3480498" calcext:value-type="float">
            <text:p>0.03480498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295.5804" calcext:value-type="float">
            <text:p>295.58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3028875" calcext:value-type="float">
            <text:p>3.03E-10</text:p>
          </table:table-cell>
          <table:table-cell office:value-type="float" office:value="0.00000000003741892" calcext:value-type="float">
            <text:p>3.7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380377" calcext:value-type="float">
            <text:p>3.80E-07</text:p>
          </table:table-cell>
          <table:table-cell office:value-type="float" office:value="0.0000003221403" calcext:value-type="float">
            <text:p>3.22E-07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3741892" calcext:value-type="float">
            <text:p>0.03741892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322.1403" calcext:value-type="float">
            <text:p>322.140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0000000001104945" calcext:value-type="float">
            <text:p>1.10E-10</text:p>
          </table:table-cell>
          <table:table-cell office:value-type="float" office:value="0.00000000004017907" calcext:value-type="float">
            <text:p>4.02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4119073" calcext:value-type="float">
            <text:p>4.12E-07</text:p>
          </table:table-cell>
          <table:table-cell office:value-type="float" office:value="0.0000003466296" calcext:value-type="float">
            <text:p>3.47E-07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4017907" calcext:value-type="float">
            <text:p>0.04017907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346.6296" calcext:value-type="float">
            <text:p>346.62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0000000003985944" calcext:value-type="float">
            <text:p>3.99E-10</text:p>
          </table:table-cell>
          <table:table-cell office:value-type="float" office:value="0.00000000004236905" calcext:value-type="float">
            <text:p>4.24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4374838" calcext:value-type="float">
            <text:p>4.37E-07</text:p>
          </table:table-cell>
          <table:table-cell office:value-type="float" office:value="0.0000003694538" calcext:value-type="float">
            <text:p>3.69E-07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4236905" calcext:value-type="float">
            <text:p>0.04236905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369.4538" calcext:value-type="float">
            <text:p>369.45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07829215" calcext:value-type="float">
            <text:p>-7.83E-10</text:p>
          </table:table-cell>
          <table:table-cell office:value-type="float" office:value="0.00000000004452436" calcext:value-type="float">
            <text:p>4.45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4641662" calcext:value-type="float">
            <text:p>4.64E-07</text:p>
          </table:table-cell>
          <table:table-cell office:value-type="float" office:value="0.0000003911297" calcext:value-type="float">
            <text:p>3.91E-07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4452436" calcext:value-type="float">
            <text:p>0.04452436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391.1297" calcext:value-type="float">
            <text:p>391.129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6782487" calcext:value-type="float">
            <text:p>6.78E-10</text:p>
          </table:table-cell>
          <table:table-cell office:value-type="float" office:value="0.00000000004640634" calcext:value-type="float">
            <text:p>4.64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4897561" calcext:value-type="float">
            <text:p>4.90E-07</text:p>
          </table:table-cell>
          <table:table-cell office:value-type="float" office:value="0.0000004114647" calcext:value-type="float">
            <text:p>4.11E-07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4640634" calcext:value-type="float">
            <text:p>0.04640634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411.4647" calcext:value-type="float">
            <text:p>411.464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04514451" calcext:value-type="float">
            <text:p>-4.51E-11</text:p>
          </table:table-cell>
          <table:table-cell office:value-type="float" office:value="0.00000000005062017" calcext:value-type="float">
            <text:p>5.06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5472059" calcext:value-type="float">
            <text:p>5.47E-07</text:p>
          </table:table-cell>
          <table:table-cell office:value-type="float" office:value="0.0000004581789" calcext:value-type="float">
            <text:p>4.58E-07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5062017" calcext:value-type="float">
            <text:p>0.05062017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458.1789" calcext:value-type="float">
            <text:p>458.178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1033562" calcext:value-type="float">
            <text:p>-1.03E-09</text:p>
          </table:table-cell>
          <table:table-cell office:value-type="float" office:value="0.00000000005415987" calcext:value-type="float">
            <text:p>5.42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5985959" calcext:value-type="float">
            <text:p>5.99E-07</text:p>
          </table:table-cell>
          <table:table-cell office:value-type="float" office:value="0.0000005004736" calcext:value-type="float">
            <text:p>5.00E-07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5415987" calcext:value-type="float">
            <text:p>0.05415987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500.4736" calcext:value-type="float">
            <text:p>500.47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0000000007913379" calcext:value-type="float">
            <text:p>7.91E-10</text:p>
          </table:table-cell>
          <table:table-cell office:value-type="float" office:value="0.00000000005700368" calcext:value-type="float">
            <text:p>5.70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6451367" calcext:value-type="float">
            <text:p>6.45E-07</text:p>
          </table:table-cell>
          <table:table-cell office:value-type="float" office:value="0.0000005393994" calcext:value-type="float">
            <text:p>5.39E-07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5700368" calcext:value-type="float">
            <text:p>0.05700368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539.3994" calcext:value-type="float">
            <text:p>539.399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0.0000000003051229" calcext:value-type="float">
            <text:p>3.05E-10</text:p>
          </table:table-cell>
          <table:table-cell office:value-type="float" office:value="0.00000000006059249" calcext:value-type="float">
            <text:p>6.06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6895883" calcext:value-type="float">
            <text:p>6.90E-07</text:p>
          </table:table-cell>
          <table:table-cell office:value-type="float" office:value="0.0000005757177" calcext:value-type="float">
            <text:p>5.76E-07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6059249" calcext:value-type="float">
            <text:p>0.06059249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575.7177" calcext:value-type="float">
            <text:p>575.717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9459028" calcext:value-type="float">
            <text:p>-9.46E-10</text:p>
          </table:table-cell>
          <table:table-cell office:value-type="float" office:value="0.00000000006364823" calcext:value-type="float">
            <text:p>6.36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7334143" calcext:value-type="float">
            <text:p>7.33E-07</text:p>
          </table:table-cell>
          <table:table-cell office:value-type="float" office:value="0.0000006098752" calcext:value-type="float">
            <text:p>6.10E-07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6364823" calcext:value-type="float">
            <text:p>0.06364823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609.8752" calcext:value-type="float">
            <text:p>609.875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-0.0000000006210745" calcext:value-type="float">
            <text:p>-6.21E-10</text:p>
          </table:table-cell>
          <table:table-cell office:value-type="float" office:value="0.00000000006634606" calcext:value-type="float">
            <text:p>6.63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7732656" calcext:value-type="float">
            <text:p>7.73E-07</text:p>
          </table:table-cell>
          <table:table-cell office:value-type="float" office:value="0.0000006423288" calcext:value-type="float">
            <text:p>6.42E-07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6634606" calcext:value-type="float">
            <text:p>0.06634606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642.3288" calcext:value-type="float">
            <text:p>642.328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1125542" calcext:value-type="float">
            <text:p>1.13E-09</text:p>
          </table:table-cell>
          <table:table-cell office:value-type="float" office:value="0.0000000000686599" calcext:value-type="float">
            <text:p>6.87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8091367" calcext:value-type="float">
            <text:p>8.09E-07</text:p>
          </table:table-cell>
          <table:table-cell office:value-type="float" office:value="0.0000006730297" calcext:value-type="float">
            <text:p>6.73E-07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686599" calcext:value-type="float">
            <text:p>0.0686599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673.0297" calcext:value-type="float">
            <text:p>673.029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120612" calcext:value-type="float">
            <text:p>1.21E-09</text:p>
          </table:table-cell>
          <table:table-cell office:value-type="float" office:value="0.00000000007128716" calcext:value-type="float">
            <text:p>7.13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8488407" calcext:value-type="float">
            <text:p>8.49E-07</text:p>
          </table:table-cell>
          <table:table-cell office:value-type="float" office:value="0.0000007025447" calcext:value-type="float">
            <text:p>7.03E-07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7128716" calcext:value-type="float">
            <text:p>0.07128716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702.5447" calcext:value-type="float">
            <text:p>702.544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07262567" calcext:value-type="float">
            <text:p>7.26E-10</text:p>
          </table:table-cell>
          <table:table-cell office:value-type="float" office:value="0.00000000007392931" calcext:value-type="float">
            <text:p>7.39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886667" calcext:value-type="float">
            <text:p>8.87E-07</text:p>
          </table:table-cell>
          <table:table-cell office:value-type="float" office:value="0.0000007310319" calcext:value-type="float">
            <text:p>7.31E-07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7392931" calcext:value-type="float">
            <text:p>0.07392931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731.0319" calcext:value-type="float">
            <text:p>731.031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06815588" calcext:value-type="float">
            <text:p>6.82E-10</text:p>
          </table:table-cell>
          <table:table-cell office:value-type="float" office:value="0.00000000007663534" calcext:value-type="float">
            <text:p>7.66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9244465" calcext:value-type="float">
            <text:p>9.24E-07</text:p>
          </table:table-cell>
          <table:table-cell office:value-type="float" office:value="0.0000007584465" calcext:value-type="float">
            <text:p>7.58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7663534" calcext:value-type="float">
            <text:p>0.07663534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758.4465" calcext:value-type="float">
            <text:p>758.44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04562732" calcext:value-type="float">
            <text:p>-4.56E-11</text:p>
          </table:table-cell>
          <table:table-cell office:value-type="float" office:value="0.00000000007947721" calcext:value-type="float">
            <text:p>7.95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9601332" calcext:value-type="float">
            <text:p>9.60E-07</text:p>
          </table:table-cell>
          <table:table-cell office:value-type="float" office:value="0.0000007848439" calcext:value-type="float">
            <text:p>7.85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7947721" calcext:value-type="float">
            <text:p>0.07947721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784.8439" calcext:value-type="float">
            <text:p>784.843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2479036" calcext:value-type="float">
            <text:p>2.48E-10</text:p>
          </table:table-cell>
          <table:table-cell office:value-type="float" office:value="0.000000000081638" calcext:value-type="float">
            <text:p>8.16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9949387" calcext:value-type="float">
            <text:p>9.95E-07</text:p>
          </table:table-cell>
          <table:table-cell office:value-type="float" office:value="0.0000008105849" calcext:value-type="float">
            <text:p>8.11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81638" calcext:value-type="float">
            <text:p>0.081638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810.5849" calcext:value-type="float">
            <text:p>810.584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-0.0000000001750966" calcext:value-type="float">
            <text:p>-1.75E-10</text:p>
          </table:table-cell>
          <table:table-cell office:value-type="float" office:value="0.00000000008417638" calcext:value-type="float">
            <text:p>8.42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1022051" calcext:value-type="float">
            <text:p>1.02E-06</text:p>
          </table:table-cell>
          <table:table-cell office:value-type="float" office:value="0.0000008354155" calcext:value-type="float">
            <text:p>8.35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8417638" calcext:value-type="float">
            <text:p>0.08417638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835.4155" calcext:value-type="float">
            <text:p>835.415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515244" calcext:value-type="float">
            <text:p>1.52E-09</text:p>
          </table:table-cell>
          <table:table-cell office:value-type="float" office:value="0.00000000008643227" calcext:value-type="float">
            <text:p>8.64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1043632" calcext:value-type="float">
            <text:p>1.04E-06</text:p>
          </table:table-cell>
          <table:table-cell office:value-type="float" office:value="0.000000859712" calcext:value-type="float">
            <text:p>8.60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8643227" calcext:value-type="float">
            <text:p>0.08643227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859.712" calcext:value-type="float">
            <text:p>859.71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07473111" calcext:value-type="float">
            <text:p>7.47E-10</text:p>
          </table:table-cell>
          <table:table-cell office:value-type="float" office:value="0.0000000000886119" calcext:value-type="float">
            <text:p>8.86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1071772" calcext:value-type="float">
            <text:p>1.07E-06</text:p>
          </table:table-cell>
          <table:table-cell office:value-type="float" office:value="0.000000883232" calcext:value-type="float">
            <text:p>8.83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886119" calcext:value-type="float">
            <text:p>0.0886119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883.232" calcext:value-type="float">
            <text:p>883.2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04041241" calcext:value-type="float">
            <text:p>4.04E-10</text:p>
          </table:table-cell>
          <table:table-cell office:value-type="float" office:value="0.00000000009076866" calcext:value-type="float">
            <text:p>9.08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1102076" calcext:value-type="float">
            <text:p>1.10E-06</text:p>
          </table:table-cell>
          <table:table-cell office:value-type="float" office:value="0.0000009061572" calcext:value-type="float">
            <text:p>9.06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9076866" calcext:value-type="float">
            <text:p>0.09076866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906.1572" calcext:value-type="float">
            <text:p>906.157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2271847" calcext:value-type="float">
            <text:p>2.27E-10</text:p>
          </table:table-cell>
          <table:table-cell office:value-type="float" office:value="0.00000000009492398" calcext:value-type="float">
            <text:p>9.49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1156516" calcext:value-type="float">
            <text:p>1.16E-06</text:p>
          </table:table-cell>
          <table:table-cell office:value-type="float" office:value="0.0000009501381" calcext:value-type="float">
            <text:p>9.50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9492398" calcext:value-type="float">
            <text:p>0.09492398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950.1381" calcext:value-type="float">
            <text:p>950.138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466004" calcext:value-type="float">
            <text:p>1.47E-09</text:p>
          </table:table-cell>
          <table:table-cell office:value-type="float" office:value="0.00000000009886993" calcext:value-type="float">
            <text:p>9.89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1209505" calcext:value-type="float">
            <text:p>1.21E-06</text:p>
          </table:table-cell>
          <table:table-cell office:value-type="float" office:value="0.000000992239" calcext:value-type="float">
            <text:p>9.92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9886993" calcext:value-type="float">
            <text:p>0.09886993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992.239" calcext:value-type="float">
            <text:p>992.23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449562" calcext:value-type="float">
            <text:p>1.45E-09</text:p>
          </table:table-cell>
          <table:table-cell office:value-type="float" office:value="0.0000000001029368" calcext:value-type="float">
            <text:p>1.03E-10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1259152" calcext:value-type="float">
            <text:p>1.26E-06</text:p>
          </table:table-cell>
          <table:table-cell office:value-type="float" office:value="0.000001032887" calcext:value-type="float">
            <text:p>1.03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1029368" calcext:value-type="float">
            <text:p>0.1029368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1032.887" calcext:value-type="float">
            <text:p>1032.88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663694" calcext:value-type="float">
            <text:p>1.66E-09</text:p>
          </table:table-cell>
          <table:table-cell office:value-type="float" office:value="0.0000000001067328" calcext:value-type="float">
            <text:p>1.07E-10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1309237" calcext:value-type="float">
            <text:p>1.31E-06</text:p>
          </table:table-cell>
          <table:table-cell office:value-type="float" office:value="0.000001072019" calcext:value-type="float">
            <text:p>1.07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1067328" calcext:value-type="float">
            <text:p>0.1067328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1072.019" calcext:value-type="float">
            <text:p>1072.01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05880443" calcext:value-type="float">
            <text:p>5.88E-10</text:p>
          </table:table-cell>
          <table:table-cell office:value-type="float" office:value="0.0000000001105154" calcext:value-type="float">
            <text:p>1.11E-10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1357094" calcext:value-type="float">
            <text:p>1.36E-06</text:p>
          </table:table-cell>
          <table:table-cell office:value-type="float" office:value="0.000001109968" calcext:value-type="float">
            <text:p>1.11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1105154" calcext:value-type="float">
            <text:p>0.1105154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1109.968" calcext:value-type="float">
            <text:p>1109.96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2054807" calcext:value-type="float">
            <text:p>2.05E-09</text:p>
          </table:table-cell>
          <table:table-cell office:value-type="float" office:value="0.0000000001146785" calcext:value-type="float">
            <text:p>1.15E-10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1402597" calcext:value-type="float">
            <text:p>1.40E-06</text:p>
          </table:table-cell>
          <table:table-cell office:value-type="float" office:value="0.000001146761" calcext:value-type="float">
            <text:p>1.15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1146785" calcext:value-type="float">
            <text:p>0.1146785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1146.761" calcext:value-type="float">
            <text:p>1146.76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2666265" calcext:value-type="float">
            <text:p>2.67E-09</text:p>
          </table:table-cell>
          <table:table-cell office:value-type="float" office:value="0.0000000001185373" calcext:value-type="float">
            <text:p>1.19E-10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144858" calcext:value-type="float">
            <text:p>1.45E-06</text:p>
          </table:table-cell>
          <table:table-cell office:value-type="float" office:value="0.000001182464" calcext:value-type="float">
            <text:p>1.18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1185373" calcext:value-type="float">
            <text:p>0.1185373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1182.464" calcext:value-type="float">
            <text:p>1182.46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571961" calcext:value-type="float">
            <text:p>1.57E-09</text:p>
          </table:table-cell>
          <table:table-cell office:value-type="float" office:value="0.0000000001223364" calcext:value-type="float">
            <text:p>1.22E-10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1491197" calcext:value-type="float">
            <text:p>1.49E-06</text:p>
          </table:table-cell>
          <table:table-cell office:value-type="float" office:value="0.000001217135" calcext:value-type="float">
            <text:p>1.22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1223364" calcext:value-type="float">
            <text:p>0.1223364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1217.135" calcext:value-type="float">
            <text:p>1217.13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325965" calcext:value-type="float">
            <text:p>2.33E-09</text:p>
          </table:table-cell>
          <table:table-cell office:value-type="float" office:value="0.0000000001261416" calcext:value-type="float">
            <text:p>1.26E-10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1535117" calcext:value-type="float">
            <text:p>1.54E-06</text:p>
          </table:table-cell>
          <table:table-cell office:value-type="float" office:value="0.000001250534" calcext:value-type="float">
            <text:p>1.25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1261416" calcext:value-type="float">
            <text:p>0.1261416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1250.534" calcext:value-type="float">
            <text:p>1250.53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3037292" calcext:value-type="float">
            <text:p>3.04E-09</text:p>
          </table:table-cell>
          <table:table-cell office:value-type="float" office:value="0.0000000001298673" calcext:value-type="float">
            <text:p>1.30E-10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1575557" calcext:value-type="float">
            <text:p>1.58E-06</text:p>
          </table:table-cell>
          <table:table-cell office:value-type="float" office:value="0.000001282308" calcext:value-type="float">
            <text:p>1.28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1298673" calcext:value-type="float">
            <text:p>0.1298673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1282.308" calcext:value-type="float">
            <text:p>1282.30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1574123" calcext:value-type="float">
            <text:p>1.57E-09</text:p>
          </table:table-cell>
          <table:table-cell office:value-type="float" office:value="0.0000000001334954" calcext:value-type="float">
            <text:p>1.33E-10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1613015" calcext:value-type="float">
            <text:p>1.61E-06</text:p>
          </table:table-cell>
          <table:table-cell office:value-type="float" office:value="0.000001312275" calcext:value-type="float">
            <text:p>1.31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1334954" calcext:value-type="float">
            <text:p>0.1334954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1312.275" calcext:value-type="float">
            <text:p>1312.27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996095" calcext:value-type="float">
            <text:p>3.00E-09</text:p>
          </table:table-cell>
          <table:table-cell office:value-type="float" office:value="0.000000000137502" calcext:value-type="float">
            <text:p>1.38E-10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1649693" calcext:value-type="float">
            <text:p>1.65E-06</text:p>
          </table:table-cell>
          <table:table-cell office:value-type="float" office:value="0.000001339679" calcext:value-type="float">
            <text:p>1.34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137502" calcext:value-type="float">
            <text:p>0.137502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1339.679" calcext:value-type="float">
            <text:p>1339.67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390744" calcext:value-type="float">
            <text:p>3.39E-09</text:p>
          </table:table-cell>
          <table:table-cell office:value-type="float" office:value="0.0000000001413428" calcext:value-type="float">
            <text:p>1.41E-10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1681197" calcext:value-type="float">
            <text:p>1.68E-06</text:p>
          </table:table-cell>
          <table:table-cell office:value-type="float" office:value="0.000001363942" calcext:value-type="float">
            <text:p>1.36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1413428" calcext:value-type="float">
            <text:p>0.1413428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1363.942" calcext:value-type="float">
            <text:p>1363.94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848103" calcext:value-type="float">
            <text:p>3.85E-09</text:p>
          </table:table-cell>
          <table:table-cell office:value-type="float" office:value="0.0000000001448946" calcext:value-type="float">
            <text:p>1.45E-10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1709628" calcext:value-type="float">
            <text:p>1.71E-06</text:p>
          </table:table-cell>
          <table:table-cell office:value-type="float" office:value="0.000001384404" calcext:value-type="float">
            <text:p>1.38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1448946" calcext:value-type="float">
            <text:p>0.1448946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1384.404" calcext:value-type="float">
            <text:p>1384.40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679242" calcext:value-type="float">
            <text:p>3.68E-09</text:p>
          </table:table-cell>
          <table:table-cell office:value-type="float" office:value="0.0000000001489435" calcext:value-type="float">
            <text:p>1.49E-10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1733707" calcext:value-type="float">
            <text:p>1.73E-06</text:p>
          </table:table-cell>
          <table:table-cell office:value-type="float" office:value="0.00000140106" calcext:value-type="float">
            <text:p>1.40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1489435" calcext:value-type="float">
            <text:p>0.1489435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1401.06" calcext:value-type="float">
            <text:p>1401.0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4402338" calcext:value-type="float">
            <text:p>4.40E-09</text:p>
          </table:table-cell>
          <table:table-cell office:value-type="float" office:value="0.0000000001528187" calcext:value-type="float">
            <text:p>1.53E-10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1752638" calcext:value-type="float">
            <text:p>1.75E-06</text:p>
          </table:table-cell>
          <table:table-cell office:value-type="float" office:value="0.000001412821" calcext:value-type="float">
            <text:p>1.41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1528187" calcext:value-type="float">
            <text:p>0.1528187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G52]*10^9" office:value-type="float" office:value="1412.821" calcext:value-type="float">
            <text:p>1412.82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3479331" calcext:value-type="float">
            <text:p>3.48E-09</text:p>
          </table:table-cell>
          <table:table-cell office:value-type="float" office:value="0.0000000001568602" calcext:value-type="float">
            <text:p>1.57E-10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1769147" calcext:value-type="float">
            <text:p>1.77E-06</text:p>
          </table:table-cell>
          <table:table-cell office:value-type="float" office:value="0.000001421541" calcext:value-type="float">
            <text:p>1.42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1568602" calcext:value-type="float">
            <text:p>0.1568602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G53]*10^9" office:value-type="float" office:value="1421.541" calcext:value-type="float">
            <text:p>1421.54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738178" calcext:value-type="float">
            <text:p>3.74E-09</text:p>
          </table:table-cell>
          <table:table-cell office:value-type="float" office:value="0.0000000001607034" calcext:value-type="float">
            <text:p>1.61E-10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1783265" calcext:value-type="float">
            <text:p>1.78E-06</text:p>
          </table:table-cell>
          <table:table-cell office:value-type="float" office:value="0.000001427813" calcext:value-type="float">
            <text:p>1.43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1607034" calcext:value-type="float">
            <text:p>0.1607034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G54]*10^9" office:value-type="float" office:value="1427.813" calcext:value-type="float">
            <text:p>1427.81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506446" calcext:value-type="float">
            <text:p>5.06E-09</text:p>
          </table:table-cell>
          <table:table-cell office:value-type="float" office:value="0.0000000001649409" calcext:value-type="float">
            <text:p>1.65E-10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1794539" calcext:value-type="float">
            <text:p>1.79E-06</text:p>
          </table:table-cell>
          <table:table-cell office:value-type="float" office:value="0.000001432903" calcext:value-type="float">
            <text:p>1.43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1649409" calcext:value-type="float">
            <text:p>0.1649409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G55]*10^9" office:value-type="float" office:value="1432.903" calcext:value-type="float">
            <text:p>1432.90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655914" calcext:value-type="float">
            <text:p>4.66E-09</text:p>
          </table:table-cell>
          <table:table-cell office:value-type="float" office:value="0.0000000001693046" calcext:value-type="float">
            <text:p>1.69E-10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1805821" calcext:value-type="float">
            <text:p>1.81E-06</text:p>
          </table:table-cell>
          <table:table-cell office:value-type="float" office:value="0.000001437321" calcext:value-type="float">
            <text:p>1.44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1693046" calcext:value-type="float">
            <text:p>0.1693046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G56]*10^9" office:value-type="float" office:value="1437.321" calcext:value-type="float">
            <text:p>1437.32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980803" calcext:value-type="float">
            <text:p>4.98E-09</text:p>
          </table:table-cell>
          <table:table-cell office:value-type="float" office:value="0.0000000001735302" calcext:value-type="float">
            <text:p>1.74E-10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181663" calcext:value-type="float">
            <text:p>1.82E-06</text:p>
          </table:table-cell>
          <table:table-cell office:value-type="float" office:value="0.000001441206" calcext:value-type="float">
            <text:p>1.44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1735302" calcext:value-type="float">
            <text:p>0.1735302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G57]*10^9" office:value-type="float" office:value="1441.206" calcext:value-type="float">
            <text:p>1441.20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5476163" calcext:value-type="float">
            <text:p>5.48E-09</text:p>
          </table:table-cell>
          <table:table-cell office:value-type="float" office:value="0.0000000001780061" calcext:value-type="float">
            <text:p>1.78E-10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1824108" calcext:value-type="float">
            <text:p>1.82E-06</text:p>
          </table:table-cell>
          <table:table-cell office:value-type="float" office:value="0.000001444675" calcext:value-type="float">
            <text:p>1.44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1780061" calcext:value-type="float">
            <text:p>0.1780061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G58]*10^9" office:value-type="float" office:value="1444.675" calcext:value-type="float">
            <text:p>1444.67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234109" calcext:value-type="float">
            <text:p>5.23E-09</text:p>
          </table:table-cell>
          <table:table-cell office:value-type="float" office:value="0.0000000001825348" calcext:value-type="float">
            <text:p>1.83E-10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1833073" calcext:value-type="float">
            <text:p>1.83E-06</text:p>
          </table:table-cell>
          <table:table-cell office:value-type="float" office:value="0.000001448063" calcext:value-type="float">
            <text:p>1.45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1825348" calcext:value-type="float">
            <text:p>0.1825348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G59]*10^9" office:value-type="float" office:value="1448.063" calcext:value-type="float">
            <text:p>1448.06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4951841" calcext:value-type="float">
            <text:p>4.95E-09</text:p>
          </table:table-cell>
          <table:table-cell office:value-type="float" office:value="0.0000000001875452" calcext:value-type="float">
            <text:p>1.88E-10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1841855" calcext:value-type="float">
            <text:p>1.84E-06</text:p>
          </table:table-cell>
          <table:table-cell office:value-type="float" office:value="0.000001451526" calcext:value-type="float">
            <text:p>1.45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1875452" calcext:value-type="float">
            <text:p>0.1875452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G60]*10^9" office:value-type="float" office:value="1451.526" calcext:value-type="float">
            <text:p>1451.52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46574" calcext:value-type="float">
            <text:p>6.47E-09</text:p>
          </table:table-cell>
          <table:table-cell office:value-type="float" office:value="0.0000000001922269" calcext:value-type="float">
            <text:p>1.92E-10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1851362" calcext:value-type="float">
            <text:p>1.85E-06</text:p>
          </table:table-cell>
          <table:table-cell office:value-type="float" office:value="0.000001454739" calcext:value-type="float">
            <text:p>1.45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1922269" calcext:value-type="float">
            <text:p>0.1922269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G61]*10^9" office:value-type="float" office:value="1454.739" calcext:value-type="float">
            <text:p>1454.739</text:p>
          </table:table-cell>
          <table:table-cell table:number-columns-repeated="2"/>
        </table:table-row>
      </table:table>
      <table:table table:name="W332-F2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96600000000000" calcext:value-type="float">
            <text:p>9.66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375297" calcext:value-type="float">
            <text:p>-1.38E-09</text:p>
          </table:table-cell>
          <table:table-cell office:value-type="float" office:value="0.00000000001567585" calcext:value-type="float">
            <text:p>1.57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1424812" calcext:value-type="float">
            <text:p>-1.42E-07</text:p>
          </table:table-cell>
          <table:table-cell office:value-type="float" office:value="-0.0000001511422" calcext:value-type="float">
            <text:p>-1.51E-07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1567585" calcext:value-type="float">
            <text:p>0.01567585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151.1422" calcext:value-type="float">
            <text:p>-151.14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1372908" calcext:value-type="float">
            <text:p>-1.37E-09</text:p>
          </table:table-cell>
          <table:table-cell office:value-type="float" office:value="0.00000000001858799" calcext:value-type="float">
            <text:p>1.86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2888597" calcext:value-type="float">
            <text:p>2.89E-06</text:p>
          </table:table-cell>
          <table:table-cell office:value-type="float" office:value="0.000002448284" calcext:value-type="float">
            <text:p>2.45E-06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1858799" calcext:value-type="float">
            <text:p>0.01858799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2448.284" calcext:value-type="float">
            <text:p>2448.2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0.0000000006032077" calcext:value-type="float">
            <text:p>6.03E-10</text:p>
          </table:table-cell>
          <table:table-cell office:value-type="float" office:value="0.00000000001950115" calcext:value-type="float">
            <text:p>1.95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3634831" calcext:value-type="float">
            <text:p>3.63E-06</text:p>
          </table:table-cell>
          <table:table-cell office:value-type="float" office:value="0.000003084079" calcext:value-type="float">
            <text:p>3.08E-06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1950115" calcext:value-type="float">
            <text:p>0.01950115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3084.079" calcext:value-type="float">
            <text:p>3084.07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0.0000000006837211" calcext:value-type="float">
            <text:p>6.84E-10</text:p>
          </table:table-cell>
          <table:table-cell office:value-type="float" office:value="0.00000000001975636" calcext:value-type="float">
            <text:p>1.98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4192491" calcext:value-type="float">
            <text:p>4.19E-06</text:p>
          </table:table-cell>
          <table:table-cell office:value-type="float" office:value="0.000003558296" calcext:value-type="float">
            <text:p>3.56E-06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1975636" calcext:value-type="float">
            <text:p>0.01975636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3558.296" calcext:value-type="float">
            <text:p>3558.2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0149371" calcext:value-type="float">
            <text:p>-1.49E-10</text:p>
          </table:table-cell>
          <table:table-cell office:value-type="float" office:value="0.00000000002010056" calcext:value-type="float">
            <text:p>2.01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4682823" calcext:value-type="float">
            <text:p>4.68E-06</text:p>
          </table:table-cell>
          <table:table-cell office:value-type="float" office:value="0.000003973888" calcext:value-type="float">
            <text:p>3.97E-06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2010056" calcext:value-type="float">
            <text:p>0.02010056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3973.888" calcext:value-type="float">
            <text:p>3973.8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009465109" calcext:value-type="float">
            <text:p>-9.47E-11</text:p>
          </table:table-cell>
          <table:table-cell office:value-type="float" office:value="0.00000000002063179" calcext:value-type="float">
            <text:p>2.06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5547756" calcext:value-type="float">
            <text:p>5.55E-06</text:p>
          </table:table-cell>
          <table:table-cell office:value-type="float" office:value="0.00000470828" calcext:value-type="float">
            <text:p>4.71E-06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2063179" calcext:value-type="float">
            <text:p>0.02063179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4708.28" calcext:value-type="float">
            <text:p>4708.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0000000001448118" calcext:value-type="float">
            <text:p>1.45E-10</text:p>
          </table:table-cell>
          <table:table-cell office:value-type="float" office:value="0.00000000002223837" calcext:value-type="float">
            <text:p>2.22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6324392" calcext:value-type="float">
            <text:p>6.32E-06</text:p>
          </table:table-cell>
          <table:table-cell office:value-type="float" office:value="0.000005369447" calcext:value-type="float">
            <text:p>5.37E-06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2223837" calcext:value-type="float">
            <text:p>0.02223837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5369.447" calcext:value-type="float">
            <text:p>5369.4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3720428" calcext:value-type="float">
            <text:p>3.72E-10</text:p>
          </table:table-cell>
          <table:table-cell office:value-type="float" office:value="0.00000000002287306" calcext:value-type="float">
            <text:p>2.29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704082" calcext:value-type="float">
            <text:p>7.04E-06</text:p>
          </table:table-cell>
          <table:table-cell office:value-type="float" office:value="0.000005976472" calcext:value-type="float">
            <text:p>5.98E-06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287306" calcext:value-type="float">
            <text:p>0.02287306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5976.472" calcext:value-type="float">
            <text:p>5976.4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4982535" calcext:value-type="float">
            <text:p>-4.98E-10</text:p>
          </table:table-cell>
          <table:table-cell office:value-type="float" office:value="0.00000000002393007" calcext:value-type="float">
            <text:p>2.39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7703919" calcext:value-type="float">
            <text:p>7.70E-06</text:p>
          </table:table-cell>
          <table:table-cell office:value-type="float" office:value="0.000006537749" calcext:value-type="float">
            <text:p>6.54E-06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393007" calcext:value-type="float">
            <text:p>0.02393007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6537.749" calcext:value-type="float">
            <text:p>6537.74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-0.000000001323957" calcext:value-type="float">
            <text:p>-1.32E-09</text:p>
          </table:table-cell>
          <table:table-cell office:value-type="float" office:value="0.00000000002486488" calcext:value-type="float">
            <text:p>2.49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8318976" calcext:value-type="float">
            <text:p>8.32E-06</text:p>
          </table:table-cell>
          <table:table-cell office:value-type="float" office:value="0.000007058577" calcext:value-type="float">
            <text:p>7.06E-06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2486488" calcext:value-type="float">
            <text:p>0.02486488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7058.577" calcext:value-type="float">
            <text:p>7058.5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6167937" calcext:value-type="float">
            <text:p>6.17E-10</text:p>
          </table:table-cell>
          <table:table-cell office:value-type="float" office:value="0.00000000002565192" calcext:value-type="float">
            <text:p>2.57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8894534" calcext:value-type="float">
            <text:p>8.89E-06</text:p>
          </table:table-cell>
          <table:table-cell office:value-type="float" office:value="0.000007543947" calcext:value-type="float">
            <text:p>7.54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2565192" calcext:value-type="float">
            <text:p>0.02565192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7543.947" calcext:value-type="float">
            <text:p>7543.9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8776594" calcext:value-type="float">
            <text:p>-8.78E-10</text:p>
          </table:table-cell>
          <table:table-cell office:value-type="float" office:value="0.00000000002652355" calcext:value-type="float">
            <text:p>2.65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9436742" calcext:value-type="float">
            <text:p>9.44E-06</text:p>
          </table:table-cell>
          <table:table-cell office:value-type="float" office:value="0.000007999422" calcext:value-type="float">
            <text:p>8.00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2652355" calcext:value-type="float">
            <text:p>0.02652355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7999.422" calcext:value-type="float">
            <text:p>7999.4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-0.0000000009526913" calcext:value-type="float">
            <text:p>-9.53E-10</text:p>
          </table:table-cell>
          <table:table-cell office:value-type="float" office:value="0.00000000002734054" calcext:value-type="float">
            <text:p>2.73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9951592" calcext:value-type="float">
            <text:p>9.95E-06</text:p>
          </table:table-cell>
          <table:table-cell office:value-type="float" office:value="0.000008427151" calcext:value-type="float">
            <text:p>8.43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2734054" calcext:value-type="float">
            <text:p>0.02734054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8427.151" calcext:value-type="float">
            <text:p>8427.1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-0.0000000003625163" calcext:value-type="float">
            <text:p>-3.63E-10</text:p>
          </table:table-cell>
          <table:table-cell office:value-type="float" office:value="0.0000000000294035" calcext:value-type="float">
            <text:p>2.9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1088461" calcext:value-type="float">
            <text:p>1.09E-05</text:p>
          </table:table-cell>
          <table:table-cell office:value-type="float" office:value="0.000009212201" calcext:value-type="float">
            <text:p>9.21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294035" calcext:value-type="float">
            <text:p>0.0294035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9212.201" calcext:value-type="float">
            <text:p>9212.2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0768177" calcext:value-type="float">
            <text:p>-7.68E-10</text:p>
          </table:table-cell>
          <table:table-cell office:value-type="float" office:value="0.00000000003072106" calcext:value-type="float">
            <text:p>3.07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1174571" calcext:value-type="float">
            <text:p>1.17E-05</text:p>
          </table:table-cell>
          <table:table-cell office:value-type="float" office:value="0.000009928683" calcext:value-type="float">
            <text:p>9.93E-06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3072106" calcext:value-type="float">
            <text:p>0.03072106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9928.683" calcext:value-type="float">
            <text:p>9928.6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0000000007442729" calcext:value-type="float">
            <text:p>7.44E-10</text:p>
          </table:table-cell>
          <table:table-cell office:value-type="float" office:value="0.0000000000316535" calcext:value-type="float">
            <text:p>3.1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1253708" calcext:value-type="float">
            <text:p>1.25E-05</text:p>
          </table:table-cell>
          <table:table-cell office:value-type="float" office:value="0.00001058491" calcext:value-type="float">
            <text:p>1.06E-05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316535" calcext:value-type="float">
            <text:p>0.0316535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10584.91" calcext:value-type="float">
            <text:p>10584.9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115676" calcext:value-type="float">
            <text:p>-1.16E-09</text:p>
          </table:table-cell>
          <table:table-cell office:value-type="float" office:value="0.00000000003271186" calcext:value-type="float">
            <text:p>3.27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1327597" calcext:value-type="float">
            <text:p>1.33E-05</text:p>
          </table:table-cell>
          <table:table-cell office:value-type="float" office:value="0.00001119397" calcext:value-type="float">
            <text:p>1.12E-05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3271186" calcext:value-type="float">
            <text:p>0.03271186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11193.97" calcext:value-type="float">
            <text:p>11193.9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08626012" calcext:value-type="float">
            <text:p>-8.63E-10</text:p>
          </table:table-cell>
          <table:table-cell office:value-type="float" office:value="0.00000000003407123" calcext:value-type="float">
            <text:p>3.41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1395036" calcext:value-type="float">
            <text:p>1.40E-05</text:p>
          </table:table-cell>
          <table:table-cell office:value-type="float" office:value="0.00001174787" calcext:value-type="float">
            <text:p>1.17E-05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3407123" calcext:value-type="float">
            <text:p>0.03407123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11747.87" calcext:value-type="float">
            <text:p>11747.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0000000001597376" calcext:value-type="float">
            <text:p>1.60E-10</text:p>
          </table:table-cell>
          <table:table-cell office:value-type="float" office:value="0.00000000003605852" calcext:value-type="float">
            <text:p>3.61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1542536" calcext:value-type="float">
            <text:p>1.54E-05</text:p>
          </table:table-cell>
          <table:table-cell office:value-type="float" office:value="0.00001294026" calcext:value-type="float">
            <text:p>1.29E-05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3605852" calcext:value-type="float">
            <text:p>0.03605852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12940.26" calcext:value-type="float">
            <text:p>12940.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657601" calcext:value-type="float">
            <text:p>-6.58E-10</text:p>
          </table:table-cell>
          <table:table-cell office:value-type="float" office:value="0.00000000003781614" calcext:value-type="float">
            <text:p>3.78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1661127" calcext:value-type="float">
            <text:p>1.66E-05</text:p>
          </table:table-cell>
          <table:table-cell office:value-type="float" office:value="0.00001387777" calcext:value-type="float">
            <text:p>1.39E-05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3781614" calcext:value-type="float">
            <text:p>0.03781614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13877.77" calcext:value-type="float">
            <text:p>13877.7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2481522" calcext:value-type="float">
            <text:p>-2.48E-10</text:p>
          </table:table-cell>
          <table:table-cell office:value-type="float" office:value="0.00000000003944211" calcext:value-type="float">
            <text:p>3.94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1755992" calcext:value-type="float">
            <text:p>1.76E-05</text:p>
          </table:table-cell>
          <table:table-cell office:value-type="float" office:value="0.00001459625" calcext:value-type="float">
            <text:p>1.46E-05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3944211" calcext:value-type="float">
            <text:p>0.03944211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14596.25" calcext:value-type="float">
            <text:p>14596.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2807144" calcext:value-type="float">
            <text:p>-2.81E-10</text:p>
          </table:table-cell>
          <table:table-cell office:value-type="float" office:value="0.00000000004085667" calcext:value-type="float">
            <text:p>4.09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1830656" calcext:value-type="float">
            <text:p>1.83E-05</text:p>
          </table:table-cell>
          <table:table-cell office:value-type="float" office:value="0.00001514014" calcext:value-type="float">
            <text:p>1.51E-05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4085667" calcext:value-type="float">
            <text:p>0.04085667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15140.14" calcext:value-type="float">
            <text:p>15140.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09002932" calcext:value-type="float">
            <text:p>9.00E-10</text:p>
          </table:table-cell>
          <table:table-cell office:value-type="float" office:value="0.0000000000424491" calcext:value-type="float">
            <text:p>4.24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189029" calcext:value-type="float">
            <text:p>1.89E-05</text:p>
          </table:table-cell>
          <table:table-cell office:value-type="float" office:value="0.00001555412" calcext:value-type="float">
            <text:p>1.56E-05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424491" calcext:value-type="float">
            <text:p>0.0424491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15554.12" calcext:value-type="float">
            <text:p>15554.1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-0.0000000003785996" calcext:value-type="float">
            <text:p>-3.79E-10</text:p>
          </table:table-cell>
          <table:table-cell office:value-type="float" office:value="0.00000000004353441" calcext:value-type="float">
            <text:p>4.35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1939064" calcext:value-type="float">
            <text:p>1.94E-05</text:p>
          </table:table-cell>
          <table:table-cell office:value-type="float" office:value="0.00001587569" calcext:value-type="float">
            <text:p>1.59E-05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4353441" calcext:value-type="float">
            <text:p>0.04353441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15875.69" calcext:value-type="float">
            <text:p>15875.6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8175203" calcext:value-type="float">
            <text:p>-8.18E-10</text:p>
          </table:table-cell>
          <table:table-cell office:value-type="float" office:value="0.00000000004475802" calcext:value-type="float">
            <text:p>4.48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197905" calcext:value-type="float">
            <text:p>1.98E-05</text:p>
          </table:table-cell>
          <table:table-cell office:value-type="float" office:value="0.00001612547" calcext:value-type="float">
            <text:p>1.61E-05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4475802" calcext:value-type="float">
            <text:p>0.04475802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16125.47" calcext:value-type="float">
            <text:p>16125.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1109813" calcext:value-type="float">
            <text:p>1.11E-09</text:p>
          </table:table-cell>
          <table:table-cell office:value-type="float" office:value="0.00000000004591203" calcext:value-type="float">
            <text:p>4.59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2012522" calcext:value-type="float">
            <text:p>2.01E-05</text:p>
          </table:table-cell>
          <table:table-cell office:value-type="float" office:value="0.00001632616" calcext:value-type="float">
            <text:p>1.63E-05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4591203" calcext:value-type="float">
            <text:p>0.04591203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16326.16" calcext:value-type="float">
            <text:p>16326.1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-0.0000000006848899" calcext:value-type="float">
            <text:p>-6.85E-10</text:p>
          </table:table-cell>
          <table:table-cell office:value-type="float" office:value="0.00000000004716601" calcext:value-type="float">
            <text:p>4.72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2041233" calcext:value-type="float">
            <text:p>2.04E-05</text:p>
          </table:table-cell>
          <table:table-cell office:value-type="float" office:value="0.00001648803" calcext:value-type="float">
            <text:p>1.65E-05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4716601" calcext:value-type="float">
            <text:p>0.04716601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16488.03" calcext:value-type="float">
            <text:p>16488.0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3326681" calcext:value-type="float">
            <text:p>-3.33E-10</text:p>
          </table:table-cell>
          <table:table-cell office:value-type="float" office:value="0.00000000004808401" calcext:value-type="float">
            <text:p>4.81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2065862" calcext:value-type="float">
            <text:p>2.07E-05</text:p>
          </table:table-cell>
          <table:table-cell office:value-type="float" office:value="0.00001661895" calcext:value-type="float">
            <text:p>1.66E-05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4808401" calcext:value-type="float">
            <text:p>0.04808401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16618.95" calcext:value-type="float">
            <text:p>16618.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6952782" calcext:value-type="float">
            <text:p>-6.95E-10</text:p>
          </table:table-cell>
          <table:table-cell office:value-type="float" office:value="0.00000000004918306" calcext:value-type="float">
            <text:p>4.92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2087218" calcext:value-type="float">
            <text:p>2.09E-05</text:p>
          </table:table-cell>
          <table:table-cell office:value-type="float" office:value="0.00001672593" calcext:value-type="float">
            <text:p>1.67E-05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4918306" calcext:value-type="float">
            <text:p>0.04918306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16725.93" calcext:value-type="float">
            <text:p>16725.9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1246905" calcext:value-type="float">
            <text:p>1.25E-09</text:p>
          </table:table-cell>
          <table:table-cell office:value-type="float" office:value="0.00000000005009716" calcext:value-type="float">
            <text:p>5.01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2106013" calcext:value-type="float">
            <text:p>2.11E-05</text:p>
          </table:table-cell>
          <table:table-cell office:value-type="float" office:value="0.00001681496" calcext:value-type="float">
            <text:p>1.68E-05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009716" calcext:value-type="float">
            <text:p>0.05009716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16814.96" calcext:value-type="float">
            <text:p>16814.9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003792837" calcext:value-type="float">
            <text:p>3.79E-11</text:p>
          </table:table-cell>
          <table:table-cell office:value-type="float" office:value="0.00000000005101195" calcext:value-type="float">
            <text:p>5.10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2122965" calcext:value-type="float">
            <text:p>2.12E-05</text:p>
          </table:table-cell>
          <table:table-cell office:value-type="float" office:value="0.00001688873" calcext:value-type="float">
            <text:p>1.69E-05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5101195" calcext:value-type="float">
            <text:p>0.05101195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16888.73" calcext:value-type="float">
            <text:p>16888.7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346964" calcext:value-type="float">
            <text:p>1.35E-09</text:p>
          </table:table-cell>
          <table:table-cell office:value-type="float" office:value="0.0000000000516572" calcext:value-type="float">
            <text:p>5.17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2137748" calcext:value-type="float">
            <text:p>2.14E-05</text:p>
          </table:table-cell>
          <table:table-cell office:value-type="float" office:value="0.00001695148" calcext:value-type="float">
            <text:p>1.70E-05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516572" calcext:value-type="float">
            <text:p>0.0516572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16951.48" calcext:value-type="float">
            <text:p>16951.4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47538" calcext:value-type="float">
            <text:p>1.48E-09</text:p>
          </table:table-cell>
          <table:table-cell office:value-type="float" office:value="0.00000000005269472" calcext:value-type="float">
            <text:p>5.27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2151963" calcext:value-type="float">
            <text:p>2.15E-05</text:p>
          </table:table-cell>
          <table:table-cell office:value-type="float" office:value="0.00001700597" calcext:value-type="float">
            <text:p>1.70E-05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5269472" calcext:value-type="float">
            <text:p>0.05269472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17005.97" calcext:value-type="float">
            <text:p>17005.9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04391825" calcext:value-type="float">
            <text:p>4.39E-10</text:p>
          </table:table-cell>
          <table:table-cell office:value-type="float" office:value="0.00000000005342014" calcext:value-type="float">
            <text:p>5.34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2164856" calcext:value-type="float">
            <text:p>2.16E-05</text:p>
          </table:table-cell>
          <table:table-cell office:value-type="float" office:value="0.00001705732" calcext:value-type="float">
            <text:p>1.71E-05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5342014" calcext:value-type="float">
            <text:p>0.05342014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17057.32" calcext:value-type="float">
            <text:p>17057.3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6217162" calcext:value-type="float">
            <text:p>6.22E-10</text:p>
          </table:table-cell>
          <table:table-cell office:value-type="float" office:value="0.00000000005509533" calcext:value-type="float">
            <text:p>5.51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2188559" calcext:value-type="float">
            <text:p>2.19E-05</text:p>
          </table:table-cell>
          <table:table-cell office:value-type="float" office:value="0.00001714037" calcext:value-type="float">
            <text:p>1.71E-05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5509533" calcext:value-type="float">
            <text:p>0.05509533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17140.37" calcext:value-type="float">
            <text:p>17140.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5489667" calcext:value-type="float">
            <text:p>5.49E-10</text:p>
          </table:table-cell>
          <table:table-cell office:value-type="float" office:value="0.00000000005663149" calcext:value-type="float">
            <text:p>5.66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2208905" calcext:value-type="float">
            <text:p>2.21E-05</text:p>
          </table:table-cell>
          <table:table-cell office:value-type="float" office:value="0.0000172063" calcext:value-type="float">
            <text:p>1.72E-05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5663149" calcext:value-type="float">
            <text:p>0.05663149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17206.3" calcext:value-type="float">
            <text:p>17206.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0711228" calcext:value-type="float">
            <text:p>7.11E-10</text:p>
          </table:table-cell>
          <table:table-cell office:value-type="float" office:value="0.00000000005797332" calcext:value-type="float">
            <text:p>5.80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2226977" calcext:value-type="float">
            <text:p>2.23E-05</text:p>
          </table:table-cell>
          <table:table-cell office:value-type="float" office:value="0.00001726226" calcext:value-type="float">
            <text:p>1.73E-05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5797332" calcext:value-type="float">
            <text:p>0.0579733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17262.26" calcext:value-type="float">
            <text:p>17262.2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949884" calcext:value-type="float">
            <text:p>1.95E-09</text:p>
          </table:table-cell>
          <table:table-cell office:value-type="float" office:value="0.00000000005939022" calcext:value-type="float">
            <text:p>5.94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2243555" calcext:value-type="float">
            <text:p>2.24E-05</text:p>
          </table:table-cell>
          <table:table-cell office:value-type="float" office:value="0.00001731334" calcext:value-type="float">
            <text:p>1.73E-05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5939022" calcext:value-type="float">
            <text:p>0.05939022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17313.34" calcext:value-type="float">
            <text:p>17313.3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1972503" calcext:value-type="float">
            <text:p>1.97E-09</text:p>
          </table:table-cell>
          <table:table-cell office:value-type="float" office:value="0.00000000006059129" calcext:value-type="float">
            <text:p>6.06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2259406" calcext:value-type="float">
            <text:p>2.26E-05</text:p>
          </table:table-cell>
          <table:table-cell office:value-type="float" office:value="0.00001736202" calcext:value-type="float">
            <text:p>1.74E-05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6059129" calcext:value-type="float">
            <text:p>0.06059129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17362.02" calcext:value-type="float">
            <text:p>17362.0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728345" calcext:value-type="float">
            <text:p>1.73E-09</text:p>
          </table:table-cell>
          <table:table-cell office:value-type="float" office:value="0.00000000006194257" calcext:value-type="float">
            <text:p>6.19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2274089" calcext:value-type="float">
            <text:p>2.27E-05</text:p>
          </table:table-cell>
          <table:table-cell office:value-type="float" office:value="0.00001740776" calcext:value-type="float">
            <text:p>1.74E-05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6194257" calcext:value-type="float">
            <text:p>0.06194257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17407.76" calcext:value-type="float">
            <text:p>17407.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221814" calcext:value-type="float">
            <text:p>1.22E-09</text:p>
          </table:table-cell>
          <table:table-cell office:value-type="float" office:value="0.0000000000630652" calcext:value-type="float">
            <text:p>6.31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2288516" calcext:value-type="float">
            <text:p>2.29E-05</text:p>
          </table:table-cell>
          <table:table-cell office:value-type="float" office:value="0.00001745358" calcext:value-type="float">
            <text:p>1.75E-05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630652" calcext:value-type="float">
            <text:p>0.0630652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17453.58" calcext:value-type="float">
            <text:p>17453.5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670048" calcext:value-type="float">
            <text:p>1.67E-09</text:p>
          </table:table-cell>
          <table:table-cell office:value-type="float" office:value="0.00000000006424915" calcext:value-type="float">
            <text:p>6.42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2302183" calcext:value-type="float">
            <text:p>2.30E-05</text:p>
          </table:table-cell>
          <table:table-cell office:value-type="float" office:value="0.00001749805" calcext:value-type="float">
            <text:p>1.75E-05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6424915" calcext:value-type="float">
            <text:p>0.06424915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17498.05" calcext:value-type="float">
            <text:p>17498.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09766704" calcext:value-type="float">
            <text:p>9.77E-10</text:p>
          </table:table-cell>
          <table:table-cell office:value-type="float" office:value="0.00000000006531794" calcext:value-type="float">
            <text:p>6.53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2315366" calcext:value-type="float">
            <text:p>2.32E-05</text:p>
          </table:table-cell>
          <table:table-cell office:value-type="float" office:value="0.00001754441" calcext:value-type="float">
            <text:p>1.75E-05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6531794" calcext:value-type="float">
            <text:p>0.06531794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17544.41" calcext:value-type="float">
            <text:p>17544.4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1804916" calcext:value-type="float">
            <text:p>1.80E-09</text:p>
          </table:table-cell>
          <table:table-cell office:value-type="float" office:value="0.0000000000662677" calcext:value-type="float">
            <text:p>6.63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2328949" calcext:value-type="float">
            <text:p>2.33E-05</text:p>
          </table:table-cell>
          <table:table-cell office:value-type="float" office:value="0.00001759487" calcext:value-type="float">
            <text:p>1.76E-05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662677" calcext:value-type="float">
            <text:p>0.0662677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17594.87" calcext:value-type="float">
            <text:p>17594.8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985461" calcext:value-type="float">
            <text:p>2.99E-09</text:p>
          </table:table-cell>
          <table:table-cell office:value-type="float" office:value="0.00000000006718292" calcext:value-type="float">
            <text:p>6.72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2342186" calcext:value-type="float">
            <text:p>2.34E-05</text:p>
          </table:table-cell>
          <table:table-cell office:value-type="float" office:value="0.00001764849" calcext:value-type="float">
            <text:p>1.76E-05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6718292" calcext:value-type="float">
            <text:p>0.06718292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17648.49" calcext:value-type="float">
            <text:p>17648.4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168821" calcext:value-type="float">
            <text:p>2.17E-09</text:p>
          </table:table-cell>
          <table:table-cell office:value-type="float" office:value="0.00000000006822239" calcext:value-type="float">
            <text:p>6.82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2355962" calcext:value-type="float">
            <text:p>2.36E-05</text:p>
          </table:table-cell>
          <table:table-cell office:value-type="float" office:value="0.0000177077" calcext:value-type="float">
            <text:p>1.77E-05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6822239" calcext:value-type="float">
            <text:p>0.06822239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17707.7" calcext:value-type="float">
            <text:p>17707.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396592" calcext:value-type="float">
            <text:p>3.40E-09</text:p>
          </table:table-cell>
          <table:table-cell office:value-type="float" office:value="0.00000000006914487" calcext:value-type="float">
            <text:p>6.91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2369811" calcext:value-type="float">
            <text:p>2.37E-05</text:p>
          </table:table-cell>
          <table:table-cell office:value-type="float" office:value="0.00001777096" calcext:value-type="float">
            <text:p>1.78E-05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6914487" calcext:value-type="float">
            <text:p>0.06914487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17770.96" calcext:value-type="float">
            <text:p>17770.9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2013637" calcext:value-type="float">
            <text:p>2.01E-09</text:p>
          </table:table-cell>
          <table:table-cell office:value-type="float" office:value="0.00000000006998799" calcext:value-type="float">
            <text:p>7.00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2384066" calcext:value-type="float">
            <text:p>2.38E-05</text:p>
          </table:table-cell>
          <table:table-cell office:value-type="float" office:value="0.00001784133" calcext:value-type="float">
            <text:p>1.78E-05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6998799" calcext:value-type="float">
            <text:p>0.06998799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17841.33" calcext:value-type="float">
            <text:p>17841.3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814059" calcext:value-type="float">
            <text:p>3.81E-09</text:p>
          </table:table-cell>
          <table:table-cell office:value-type="float" office:value="0.00000000007096995" calcext:value-type="float">
            <text:p>7.10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2399595" calcext:value-type="float">
            <text:p>2.40E-05</text:p>
          </table:table-cell>
          <table:table-cell office:value-type="float" office:value="0.00001792434" calcext:value-type="float">
            <text:p>1.79E-05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7096995" calcext:value-type="float">
            <text:p>0.07096995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17924.34" calcext:value-type="float">
            <text:p>17924.3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3866436" calcext:value-type="float">
            <text:p>3.87E-09</text:p>
          </table:table-cell>
          <table:table-cell office:value-type="float" office:value="0.00000000007183039" calcext:value-type="float">
            <text:p>7.18E-11</text:p>
          </table:table-cell>
          <table:table-cell/>
          <table:table-cell table:style-name="Default" table:number-columns-repeated="3"/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7183039" calcext:value-type="float">
            <text:p>0.0718303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053349" calcext:value-type="float">
            <text:p>4.05E-09</text:p>
          </table:table-cell>
          <table:table-cell office:value-type="float" office:value="0.00000000007281665" calcext:value-type="float">
            <text:p>7.28E-11</text:p>
          </table:table-cell>
          <table:table-cell/>
          <table:table-cell table:style-name="Default" table:number-columns-repeated="3"/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7281665" calcext:value-type="float">
            <text:p>0.0728166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2794793" calcext:value-type="float">
            <text:p>2.79E-09</text:p>
          </table:table-cell>
          <table:table-cell office:value-type="float" office:value="0.00000000007394749" calcext:value-type="float">
            <text:p>7.39E-11</text:p>
          </table:table-cell>
          <table:table-cell/>
          <table:table-cell table:style-name="Default" table:number-columns-repeated="3"/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07394749" calcext:value-type="float">
            <text:p>0.0739474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3021926" calcext:value-type="float">
            <text:p>3.02E-09</text:p>
          </table:table-cell>
          <table:table-cell office:value-type="float" office:value="0.00000000007528769" calcext:value-type="float">
            <text:p>7.53E-11</text:p>
          </table:table-cell>
          <table:table-cell/>
          <table:table-cell table:style-name="Default" table:number-columns-repeated="3"/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07528769" calcext:value-type="float">
            <text:p>0.0752876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5120437" calcext:value-type="float">
            <text:p>5.12E-09</text:p>
          </table:table-cell>
          <table:table-cell office:value-type="float" office:value="0.00000000007715154" calcext:value-type="float">
            <text:p>7.72E-11</text:p>
          </table:table-cell>
          <table:table-cell/>
          <table:table-cell table:style-name="Default" table:number-columns-repeated="3"/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07715154" calcext:value-type="float">
            <text:p>0.0771515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388529" calcext:value-type="float">
            <text:p>3.89E-09</text:p>
          </table:table-cell>
          <table:table-cell office:value-type="float" office:value="0.00000000008088119" calcext:value-type="float">
            <text:p>8.09E-11</text:p>
          </table:table-cell>
          <table:table-cell/>
          <table:table-cell table:style-name="Default" table:number-columns-repeated="3"/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08088119" calcext:value-type="float">
            <text:p>0.080881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5389221" calcext:value-type="float">
            <text:p>5.39E-09</text:p>
          </table:table-cell>
          <table:table-cell office:value-type="float" office:value="0.0000000000903671" calcext:value-type="float">
            <text:p>9.04E-11</text:p>
          </table:table-cell>
          <table:table-cell/>
          <table:table-cell table:style-name="Default" table:number-columns-repeated="3"/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0903671" calcext:value-type="float">
            <text:p>0.090367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4607979" calcext:value-type="float">
            <text:p>4.61E-09</text:p>
          </table:table-cell>
          <table:table-cell office:value-type="float" office:value="0.0000000001146272" calcext:value-type="float">
            <text:p>1.15E-10</text:p>
          </table:table-cell>
          <table:table-cell/>
          <table:table-cell table:style-name="Default" table:number-columns-repeated="3"/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1146272" calcext:value-type="float">
            <text:p>0.114627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5572743" calcext:value-type="float">
            <text:p>5.57E-09</text:p>
          </table:table-cell>
          <table:table-cell office:value-type="float" office:value="0.0000000001674787" calcext:value-type="float">
            <text:p>1.67E-10</text:p>
          </table:table-cell>
          <table:table-cell/>
          <table:table-cell table:style-name="Default" table:number-columns-repeated="3"/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1674787" calcext:value-type="float">
            <text:p>0.167478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4749544" calcext:value-type="float">
            <text:p>4.75E-09</text:p>
          </table:table-cell>
          <table:table-cell office:value-type="float" office:value="0.0000000002620854" calcext:value-type="float">
            <text:p>2.62E-10</text:p>
          </table:table-cell>
          <table:table-cell/>
          <table:table-cell table:style-name="Default" table:number-columns-repeated="3"/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2620854" calcext:value-type="float">
            <text:p>0.2620854</text:p>
          </table:table-cell>
          <table:table-cell/>
          <table:table-cell table:style-name="Default"/>
          <table:table-cell table:number-columns-repeated="3"/>
        </table:table-row>
      </table:table>
      <table:table table:name="W332-F8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c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24100000000000" calcext:value-type="float">
            <text:p>2.41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792564" calcext:value-type="float">
            <text:p>-1.79E-09</text:p>
          </table:table-cell>
          <table:table-cell office:value-type="float" office:value="0.00000000002106629" calcext:value-type="float">
            <text:p>2.11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5229209" calcext:value-type="float">
            <text:p>-5.23E-08</text:p>
          </table:table-cell>
          <table:table-cell office:value-type="float" office:value="-0.00000006478989" calcext:value-type="float">
            <text:p>-6.48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2106629" calcext:value-type="float">
            <text:p>0.02106629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64.78989" calcext:value-type="float">
            <text:p>-64.7898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1669179" calcext:value-type="float">
            <text:p>-1.67E-09</text:p>
          </table:table-cell>
          <table:table-cell office:value-type="float" office:value="0.0000000000283003" calcext:value-type="float">
            <text:p>2.83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5066325" calcext:value-type="float">
            <text:p>5.07E-07</text:p>
          </table:table-cell>
          <table:table-cell office:value-type="float" office:value="0.0000004298355" calcext:value-type="float">
            <text:p>4.30E-07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283003" calcext:value-type="float">
            <text:p>0.0283003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429.8355" calcext:value-type="float">
            <text:p>429.83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04725608" calcext:value-type="float">
            <text:p>-4.73E-10</text:p>
          </table:table-cell>
          <table:table-cell office:value-type="float" office:value="0.00000000002839648" calcext:value-type="float">
            <text:p>2.84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6179916" calcext:value-type="float">
            <text:p>6.18E-07</text:p>
          </table:table-cell>
          <table:table-cell office:value-type="float" office:value="0.0000005230563" calcext:value-type="float">
            <text:p>5.23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2839648" calcext:value-type="float">
            <text:p>0.02839648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523.0563" calcext:value-type="float">
            <text:p>523.056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081398" calcext:value-type="float">
            <text:p>-1.08E-09</text:p>
          </table:table-cell>
          <table:table-cell office:value-type="float" office:value="0.00000000002893005" calcext:value-type="float">
            <text:p>2.89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7004518" calcext:value-type="float">
            <text:p>7.00E-07</text:p>
          </table:table-cell>
          <table:table-cell office:value-type="float" office:value="0.0000005929807" calcext:value-type="float">
            <text:p>5.93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2893005" calcext:value-type="float">
            <text:p>0.02893005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592.9807" calcext:value-type="float">
            <text:p>592.98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1086219" calcext:value-type="float">
            <text:p>-1.09E-09</text:p>
          </table:table-cell>
          <table:table-cell office:value-type="float" office:value="0.00000000002951807" calcext:value-type="float">
            <text:p>2.95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7709548" calcext:value-type="float">
            <text:p>7.71E-07</text:p>
          </table:table-cell>
          <table:table-cell office:value-type="float" office:value="0.0000006526458" calcext:value-type="float">
            <text:p>6.53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2951807" calcext:value-type="float">
            <text:p>0.02951807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652.6458" calcext:value-type="float">
            <text:p>652.645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00000000001071352" calcext:value-type="float">
            <text:p>1.07E-11</text:p>
          </table:table-cell>
          <table:table-cell office:value-type="float" office:value="0.00000000002936745" calcext:value-type="float">
            <text:p>2.94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8983595" calcext:value-type="float">
            <text:p>8.98E-07</text:p>
          </table:table-cell>
          <table:table-cell office:value-type="float" office:value="0.0000007545523" calcext:value-type="float">
            <text:p>7.55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2936745" calcext:value-type="float">
            <text:p>0.02936745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754.5523" calcext:value-type="float">
            <text:p>754.55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7293495" calcext:value-type="float">
            <text:p>-7.29E-10</text:p>
          </table:table-cell>
          <table:table-cell office:value-type="float" office:value="0.00000000003148628" calcext:value-type="float">
            <text:p>3.15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100571" calcext:value-type="float">
            <text:p>1.01E-06</text:p>
          </table:table-cell>
          <table:table-cell office:value-type="float" office:value="0.0000008420773" calcext:value-type="float">
            <text:p>8.42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3148628" calcext:value-type="float">
            <text:p>0.03148628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842.0773" calcext:value-type="float">
            <text:p>842.07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1284644" calcext:value-type="float">
            <text:p>1.28E-10</text:p>
          </table:table-cell>
          <table:table-cell office:value-type="float" office:value="0.00000000003221723" calcext:value-type="float">
            <text:p>3.22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1090096" calcext:value-type="float">
            <text:p>1.09E-06</text:p>
          </table:table-cell>
          <table:table-cell office:value-type="float" office:value="0.0000009189413" calcext:value-type="float">
            <text:p>9.19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3221723" calcext:value-type="float">
            <text:p>0.03221723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918.9413" calcext:value-type="float">
            <text:p>918.94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9799895" calcext:value-type="float">
            <text:p>-9.80E-10</text:p>
          </table:table-cell>
          <table:table-cell office:value-type="float" office:value="0.00000000003227413" calcext:value-type="float">
            <text:p>3.23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1174794" calcext:value-type="float">
            <text:p>1.17E-06</text:p>
          </table:table-cell>
          <table:table-cell office:value-type="float" office:value="0.0000009896986" calcext:value-type="float">
            <text:p>9.90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3227413" calcext:value-type="float">
            <text:p>0.03227413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989.6986" calcext:value-type="float">
            <text:p>989.69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-0.0000000012262" calcext:value-type="float">
            <text:p>-1.23E-09</text:p>
          </table:table-cell>
          <table:table-cell office:value-type="float" office:value="0.0000000000337225" calcext:value-type="float">
            <text:p>3.37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1252663" calcext:value-type="float">
            <text:p>1.25E-06</text:p>
          </table:table-cell>
          <table:table-cell office:value-type="float" office:value="0.000001054855" calcext:value-type="float">
            <text:p>1.05E-06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337225" calcext:value-type="float">
            <text:p>0.0337225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1054.855" calcext:value-type="float">
            <text:p>1054.8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5332818" calcext:value-type="float">
            <text:p>5.33E-10</text:p>
          </table:table-cell>
          <table:table-cell office:value-type="float" office:value="0.00000000003376104" calcext:value-type="float">
            <text:p>3.38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1326964" calcext:value-type="float">
            <text:p>1.33E-06</text:p>
          </table:table-cell>
          <table:table-cell office:value-type="float" office:value="0.000001115383" calcext:value-type="float">
            <text:p>1.12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3376104" calcext:value-type="float">
            <text:p>0.03376104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1115.383" calcext:value-type="float">
            <text:p>1115.3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4329539" calcext:value-type="float">
            <text:p>-4.33E-10</text:p>
          </table:table-cell>
          <table:table-cell office:value-type="float" office:value="0.00000000003501338" calcext:value-type="float">
            <text:p>3.50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1395426" calcext:value-type="float">
            <text:p>1.40E-06</text:p>
          </table:table-cell>
          <table:table-cell office:value-type="float" office:value="0.000001172248" calcext:value-type="float">
            <text:p>1.17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3501338" calcext:value-type="float">
            <text:p>0.03501338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1172.248" calcext:value-type="float">
            <text:p>1172.2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-0.00000000003086915" calcext:value-type="float">
            <text:p>-3.09E-11</text:p>
          </table:table-cell>
          <table:table-cell office:value-type="float" office:value="0.00000000003637683" calcext:value-type="float">
            <text:p>3.64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1460437" calcext:value-type="float">
            <text:p>1.46E-06</text:p>
          </table:table-cell>
          <table:table-cell office:value-type="float" office:value="0.000001226217" calcext:value-type="float">
            <text:p>1.23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3637683" calcext:value-type="float">
            <text:p>0.03637683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1226.217" calcext:value-type="float">
            <text:p>1226.2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5260509" calcext:value-type="float">
            <text:p>5.26E-10</text:p>
          </table:table-cell>
          <table:table-cell office:value-type="float" office:value="0.00000000003796506" calcext:value-type="float">
            <text:p>3.80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1581547" calcext:value-type="float">
            <text:p>1.58E-06</text:p>
          </table:table-cell>
          <table:table-cell office:value-type="float" office:value="0.000001326996" calcext:value-type="float">
            <text:p>1.33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3796506" calcext:value-type="float">
            <text:p>0.03796506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1326.996" calcext:value-type="float">
            <text:p>1326.9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275975" calcext:value-type="float">
            <text:p>-1.28E-09</text:p>
          </table:table-cell>
          <table:table-cell office:value-type="float" office:value="0.00000000003977578" calcext:value-type="float">
            <text:p>3.98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1694794" calcext:value-type="float">
            <text:p>1.69E-06</text:p>
          </table:table-cell>
          <table:table-cell office:value-type="float" office:value="0.00000141927" calcext:value-type="float">
            <text:p>1.42E-06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3977578" calcext:value-type="float">
            <text:p>0.03977578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1419.27" calcext:value-type="float">
            <text:p>1419.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1119861" calcext:value-type="float">
            <text:p>-1.12E-09</text:p>
          </table:table-cell>
          <table:table-cell office:value-type="float" office:value="0.00000000004071333" calcext:value-type="float">
            <text:p>4.0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179932" calcext:value-type="float">
            <text:p>1.80E-06</text:p>
          </table:table-cell>
          <table:table-cell office:value-type="float" office:value="0.000001505055" calcext:value-type="float">
            <text:p>1.51E-06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4071333" calcext:value-type="float">
            <text:p>0.04071333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1505.055" calcext:value-type="float">
            <text:p>1505.05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1065648" calcext:value-type="float">
            <text:p>-1.07E-09</text:p>
          </table:table-cell>
          <table:table-cell office:value-type="float" office:value="0.0000000000416273" calcext:value-type="float">
            <text:p>4.16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1897671" calcext:value-type="float">
            <text:p>1.90E-06</text:p>
          </table:table-cell>
          <table:table-cell office:value-type="float" office:value="0.000001586087" calcext:value-type="float">
            <text:p>1.59E-06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416273" calcext:value-type="float">
            <text:p>0.0416273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1586.087" calcext:value-type="float">
            <text:p>1586.0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04642774" calcext:value-type="float">
            <text:p>-4.64E-10</text:p>
          </table:table-cell>
          <table:table-cell office:value-type="float" office:value="0.00000000004238501" calcext:value-type="float">
            <text:p>4.24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1991472" calcext:value-type="float">
            <text:p>1.99E-06</text:p>
          </table:table-cell>
          <table:table-cell office:value-type="float" office:value="0.000001662024" calcext:value-type="float">
            <text:p>1.66E-06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4238501" calcext:value-type="float">
            <text:p>0.04238501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1662.024" calcext:value-type="float">
            <text:p>1662.0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1155563" calcext:value-type="float">
            <text:p>-1.16E-09</text:p>
          </table:table-cell>
          <table:table-cell office:value-type="float" office:value="0.00000000004463445" calcext:value-type="float">
            <text:p>4.46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2205133" calcext:value-type="float">
            <text:p>2.21E-06</text:p>
          </table:table-cell>
          <table:table-cell office:value-type="float" office:value="0.000001836379" calcext:value-type="float">
            <text:p>1.84E-06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4463445" calcext:value-type="float">
            <text:p>0.04463445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1836.379" calcext:value-type="float">
            <text:p>1836.37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8154292" calcext:value-type="float">
            <text:p>-8.15E-10</text:p>
          </table:table-cell>
          <table:table-cell office:value-type="float" office:value="0.00000000004647653" calcext:value-type="float">
            <text:p>4.65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2401451" calcext:value-type="float">
            <text:p>2.40E-06</text:p>
          </table:table-cell>
          <table:table-cell office:value-type="float" office:value="0.000001993696" calcext:value-type="float">
            <text:p>1.99E-06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4647653" calcext:value-type="float">
            <text:p>0.04647653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1993.696" calcext:value-type="float">
            <text:p>1993.6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00000000007543614" calcext:value-type="float">
            <text:p>7.54E-11</text:p>
          </table:table-cell>
          <table:table-cell office:value-type="float" office:value="0.00000000004796653" calcext:value-type="float">
            <text:p>4.80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2582531" calcext:value-type="float">
            <text:p>2.58E-06</text:p>
          </table:table-cell>
          <table:table-cell office:value-type="float" office:value="0.000002138875" calcext:value-type="float">
            <text:p>2.14E-06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4796653" calcext:value-type="float">
            <text:p>0.04796653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2138.875" calcext:value-type="float">
            <text:p>2138.8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9114599" calcext:value-type="float">
            <text:p>-9.11E-10</text:p>
          </table:table-cell>
          <table:table-cell office:value-type="float" office:value="0.00000000004969316" calcext:value-type="float">
            <text:p>4.97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2752215" calcext:value-type="float">
            <text:p>2.75E-06</text:p>
          </table:table-cell>
          <table:table-cell office:value-type="float" office:value="0.000002273271" calcext:value-type="float">
            <text:p>2.27E-06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4969316" calcext:value-type="float">
            <text:p>0.04969316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2273.271" calcext:value-type="float">
            <text:p>2273.27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08962817" calcext:value-type="float">
            <text:p>8.96E-10</text:p>
          </table:table-cell>
          <table:table-cell office:value-type="float" office:value="0.00000000005107305" calcext:value-type="float">
            <text:p>5.11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2909832" calcext:value-type="float">
            <text:p>2.91E-06</text:p>
          </table:table-cell>
          <table:table-cell office:value-type="float" office:value="0.000002399339" calcext:value-type="float">
            <text:p>2.40E-06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5107305" calcext:value-type="float">
            <text:p>0.05107305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2399.339" calcext:value-type="float">
            <text:p>2399.33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8668566" calcext:value-type="float">
            <text:p>8.67E-10</text:p>
          </table:table-cell>
          <table:table-cell office:value-type="float" office:value="0.00000000005240401" calcext:value-type="float">
            <text:p>5.24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3062085" calcext:value-type="float">
            <text:p>3.06E-06</text:p>
          </table:table-cell>
          <table:table-cell office:value-type="float" office:value="0.000002518962" calcext:value-type="float">
            <text:p>2.52E-06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5240401" calcext:value-type="float">
            <text:p>0.05240401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2518.962" calcext:value-type="float">
            <text:p>2518.96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05802837" calcext:value-type="float">
            <text:p>5.80E-10</text:p>
          </table:table-cell>
          <table:table-cell office:value-type="float" office:value="0.00000000005379946" calcext:value-type="float">
            <text:p>5.38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3206952" calcext:value-type="float">
            <text:p>3.21E-06</text:p>
          </table:table-cell>
          <table:table-cell office:value-type="float" office:value="0.000002632285" calcext:value-type="float">
            <text:p>2.63E-06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5379946" calcext:value-type="float">
            <text:p>0.05379946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2632.285" calcext:value-type="float">
            <text:p>2632.28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7116683" calcext:value-type="float">
            <text:p>-7.12E-10</text:p>
          </table:table-cell>
          <table:table-cell office:value-type="float" office:value="0.00000000005499274" calcext:value-type="float">
            <text:p>5.50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3344104" calcext:value-type="float">
            <text:p>3.34E-06</text:p>
          </table:table-cell>
          <table:table-cell office:value-type="float" office:value="0.000002740735" calcext:value-type="float">
            <text:p>2.74E-06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5499274" calcext:value-type="float">
            <text:p>0.05499274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2740.735" calcext:value-type="float">
            <text:p>2740.73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-0.0000000002872342" calcext:value-type="float">
            <text:p>-2.87E-10</text:p>
          </table:table-cell>
          <table:table-cell office:value-type="float" office:value="0.00000000005615647" calcext:value-type="float">
            <text:p>5.62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3477926" calcext:value-type="float">
            <text:p>3.48E-06</text:p>
          </table:table-cell>
          <table:table-cell office:value-type="float" office:value="0.000002844115" calcext:value-type="float">
            <text:p>2.84E-06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5615647" calcext:value-type="float">
            <text:p>0.05615647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2844.115" calcext:value-type="float">
            <text:p>2844.11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2944569" calcext:value-type="float">
            <text:p>-2.94E-10</text:p>
          </table:table-cell>
          <table:table-cell office:value-type="float" office:value="0.00000000005721913" calcext:value-type="float">
            <text:p>5.72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3604296" calcext:value-type="float">
            <text:p>3.60E-06</text:p>
          </table:table-cell>
          <table:table-cell office:value-type="float" office:value="0.000002943217" calcext:value-type="float">
            <text:p>2.94E-06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5721913" calcext:value-type="float">
            <text:p>0.05721913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2943.217" calcext:value-type="float">
            <text:p>2943.2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0000000004279173" calcext:value-type="float">
            <text:p>4.28E-10</text:p>
          </table:table-cell>
          <table:table-cell office:value-type="float" office:value="0.00000000005835754" calcext:value-type="float">
            <text:p>5.84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3724925" calcext:value-type="float">
            <text:p>3.72E-06</text:p>
          </table:table-cell>
          <table:table-cell office:value-type="float" office:value="0.00000303833" calcext:value-type="float">
            <text:p>3.04E-06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5835754" calcext:value-type="float">
            <text:p>0.05835754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3038.33" calcext:value-type="float">
            <text:p>3038.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4405407" calcext:value-type="float">
            <text:p>4.41E-10</text:p>
          </table:table-cell>
          <table:table-cell office:value-type="float" office:value="0.00000000005936798" calcext:value-type="float">
            <text:p>5.94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3844171" calcext:value-type="float">
            <text:p>3.84E-06</text:p>
          </table:table-cell>
          <table:table-cell office:value-type="float" office:value="0.000003131133" calcext:value-type="float">
            <text:p>3.13E-06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936798" calcext:value-type="float">
            <text:p>0.05936798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3131.133" calcext:value-type="float">
            <text:p>3131.13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1423377" calcext:value-type="float">
            <text:p>1.42E-09</text:p>
          </table:table-cell>
          <table:table-cell office:value-type="float" office:value="0.00000000006034593" calcext:value-type="float">
            <text:p>6.03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3958866" calcext:value-type="float">
            <text:p>3.96E-06</text:p>
          </table:table-cell>
          <table:table-cell office:value-type="float" office:value="0.00000322032" calcext:value-type="float">
            <text:p>3.22E-06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6034593" calcext:value-type="float">
            <text:p>0.06034593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3220.32" calcext:value-type="float">
            <text:p>3220.3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-0.0000000002980281" calcext:value-type="float">
            <text:p>-2.98E-10</text:p>
          </table:table-cell>
          <table:table-cell office:value-type="float" office:value="0.0000000000611583" calcext:value-type="float">
            <text:p>6.12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4070835" calcext:value-type="float">
            <text:p>4.07E-06</text:p>
          </table:table-cell>
          <table:table-cell office:value-type="float" office:value="0.000003306622" calcext:value-type="float">
            <text:p>3.31E-06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611583" calcext:value-type="float">
            <text:p>0.0611583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3306.622" calcext:value-type="float">
            <text:p>3306.62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-0.00000000004656" calcext:value-type="float">
            <text:p>-4.66E-11</text:p>
          </table:table-cell>
          <table:table-cell office:value-type="float" office:value="0.00000000006193837" calcext:value-type="float">
            <text:p>6.19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4179452" calcext:value-type="float">
            <text:p>4.18E-06</text:p>
          </table:table-cell>
          <table:table-cell office:value-type="float" office:value="0.000003390816" calcext:value-type="float">
            <text:p>3.39E-06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6193837" calcext:value-type="float">
            <text:p>0.06193837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3390.816" calcext:value-type="float">
            <text:p>3390.8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08613175" calcext:value-type="float">
            <text:p>8.61E-10</text:p>
          </table:table-cell>
          <table:table-cell office:value-type="float" office:value="0.00000000006291131" calcext:value-type="float">
            <text:p>6.29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4283831" calcext:value-type="float">
            <text:p>4.28E-06</text:p>
          </table:table-cell>
          <table:table-cell office:value-type="float" office:value="0.000003472567" calcext:value-type="float">
            <text:p>3.47E-06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6291131" calcext:value-type="float">
            <text:p>0.06291131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3472.567" calcext:value-type="float">
            <text:p>3472.56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8962678" calcext:value-type="float">
            <text:p>8.96E-10</text:p>
          </table:table-cell>
          <table:table-cell office:value-type="float" office:value="0.00000000006467966" calcext:value-type="float">
            <text:p>6.47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448602" calcext:value-type="float">
            <text:p>4.49E-06</text:p>
          </table:table-cell>
          <table:table-cell office:value-type="float" office:value="0.000003629231" calcext:value-type="float">
            <text:p>3.63E-06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6467966" calcext:value-type="float">
            <text:p>0.06467966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3629.231" calcext:value-type="float">
            <text:p>3629.23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1650686" calcext:value-type="float">
            <text:p>1.65E-10</text:p>
          </table:table-cell>
          <table:table-cell office:value-type="float" office:value="0.00000000006620454" calcext:value-type="float">
            <text:p>6.62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4677807" calcext:value-type="float">
            <text:p>4.68E-06</text:p>
          </table:table-cell>
          <table:table-cell office:value-type="float" office:value="0.000003776718" calcext:value-type="float">
            <text:p>3.78E-06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6620454" calcext:value-type="float">
            <text:p>0.06620454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3776.718" calcext:value-type="float">
            <text:p>3776.71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06500038" calcext:value-type="float">
            <text:p>6.50E-10</text:p>
          </table:table-cell>
          <table:table-cell office:value-type="float" office:value="0.00000000006791096" calcext:value-type="float">
            <text:p>6.79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4859025" calcext:value-type="float">
            <text:p>4.86E-06</text:p>
          </table:table-cell>
          <table:table-cell office:value-type="float" office:value="0.000003914946" calcext:value-type="float">
            <text:p>3.91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6791096" calcext:value-type="float">
            <text:p>0.06791096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3914.946" calcext:value-type="float">
            <text:p>3914.94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719364" calcext:value-type="float">
            <text:p>1.72E-09</text:p>
          </table:table-cell>
          <table:table-cell office:value-type="float" office:value="0.00000000006939" calcext:value-type="float">
            <text:p>6.94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5027137" calcext:value-type="float">
            <text:p>5.03E-06</text:p>
          </table:table-cell>
          <table:table-cell office:value-type="float" office:value="0.000004042066" calcext:value-type="float">
            <text:p>4.04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6939" calcext:value-type="float">
            <text:p>0.06939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4042.066" calcext:value-type="float">
            <text:p>4042.06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1678884" calcext:value-type="float">
            <text:p>1.68E-09</text:p>
          </table:table-cell>
          <table:table-cell office:value-type="float" office:value="0.00000000007063749" calcext:value-type="float">
            <text:p>7.06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5178894" calcext:value-type="float">
            <text:p>5.18E-06</text:p>
          </table:table-cell>
          <table:table-cell office:value-type="float" office:value="0.000004155183" calcext:value-type="float">
            <text:p>4.16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7063749" calcext:value-type="float">
            <text:p>0.07063749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4155.183" calcext:value-type="float">
            <text:p>4155.18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09438438" calcext:value-type="float">
            <text:p>9.44E-10</text:p>
          </table:table-cell>
          <table:table-cell office:value-type="float" office:value="0.0000000000718967" calcext:value-type="float">
            <text:p>7.19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5311818" calcext:value-type="float">
            <text:p>5.31E-06</text:p>
          </table:table-cell>
          <table:table-cell office:value-type="float" office:value="0.000004251882" calcext:value-type="float">
            <text:p>4.25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718967" calcext:value-type="float">
            <text:p>0.0718967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4251.882" calcext:value-type="float">
            <text:p>4251.88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907031" calcext:value-type="float">
            <text:p>1.91E-09</text:p>
          </table:table-cell>
          <table:table-cell office:value-type="float" office:value="0.00000000007338659" calcext:value-type="float">
            <text:p>7.34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5426687" calcext:value-type="float">
            <text:p>5.43E-06</text:p>
          </table:table-cell>
          <table:table-cell office:value-type="float" office:value="0.000004329197" calcext:value-type="float">
            <text:p>4.33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7338659" calcext:value-type="float">
            <text:p>0.07338659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4329.197" calcext:value-type="float">
            <text:p>4329.19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709312" calcext:value-type="float">
            <text:p>2.71E-09</text:p>
          </table:table-cell>
          <table:table-cell office:value-type="float" office:value="0.00000000007441592" calcext:value-type="float">
            <text:p>7.44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551821" calcext:value-type="float">
            <text:p>5.52E-06</text:p>
          </table:table-cell>
          <table:table-cell office:value-type="float" office:value="0.000004387759" calcext:value-type="float">
            <text:p>4.39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7441592" calcext:value-type="float">
            <text:p>0.07441592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4387.759" calcext:value-type="float">
            <text:p>4387.75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1448641" calcext:value-type="float">
            <text:p>1.45E-09</text:p>
          </table:table-cell>
          <table:table-cell office:value-type="float" office:value="0.00000000007562394" calcext:value-type="float">
            <text:p>7.56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5594866" calcext:value-type="float">
            <text:p>5.59E-06</text:p>
          </table:table-cell>
          <table:table-cell office:value-type="float" office:value="0.000004431982" calcext:value-type="float">
            <text:p>4.43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7562394" calcext:value-type="float">
            <text:p>0.07562394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4431.982" calcext:value-type="float">
            <text:p>4431.9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3144662" calcext:value-type="float">
            <text:p>3.14E-09</text:p>
          </table:table-cell>
          <table:table-cell office:value-type="float" office:value="0.00000000007652909" calcext:value-type="float">
            <text:p>7.65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5660963" calcext:value-type="float">
            <text:p>5.66E-06</text:p>
          </table:table-cell>
          <table:table-cell office:value-type="float" office:value="0.000004467236" calcext:value-type="float">
            <text:p>4.47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7652909" calcext:value-type="float">
            <text:p>0.07652909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4467.236" calcext:value-type="float">
            <text:p>4467.23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88302" calcext:value-type="float">
            <text:p>2.88E-09</text:p>
          </table:table-cell>
          <table:table-cell office:value-type="float" office:value="0.00000000007741479" calcext:value-type="float">
            <text:p>7.74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5720537" calcext:value-type="float">
            <text:p>5.72E-06</text:p>
          </table:table-cell>
          <table:table-cell office:value-type="float" office:value="0.000004498765" calcext:value-type="float">
            <text:p>4.50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7741479" calcext:value-type="float">
            <text:p>0.07741479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4498.765" calcext:value-type="float">
            <text:p>4498.76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1889024" calcext:value-type="float">
            <text:p>1.89E-09</text:p>
          </table:table-cell>
          <table:table-cell office:value-type="float" office:value="0.00000000007846182" calcext:value-type="float">
            <text:p>7.85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577842" calcext:value-type="float">
            <text:p>5.78E-06</text:p>
          </table:table-cell>
          <table:table-cell office:value-type="float" office:value="0.00000452883" calcext:value-type="float">
            <text:p>4.53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7846182" calcext:value-type="float">
            <text:p>0.07846182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4528.83" calcext:value-type="float">
            <text:p>4528.8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695261" calcext:value-type="float">
            <text:p>3.70E-09</text:p>
          </table:table-cell>
          <table:table-cell office:value-type="float" office:value="0.00000000007945575" calcext:value-type="float">
            <text:p>7.95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5834795" calcext:value-type="float">
            <text:p>5.83E-06</text:p>
          </table:table-cell>
          <table:table-cell office:value-type="float" office:value="0.000004558813" calcext:value-type="float">
            <text:p>4.56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7945575" calcext:value-type="float">
            <text:p>0.07945575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4558.813" calcext:value-type="float">
            <text:p>4558.81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437064" calcext:value-type="float">
            <text:p>3.44E-09</text:p>
          </table:table-cell>
          <table:table-cell office:value-type="float" office:value="0.00000000008054607" calcext:value-type="float">
            <text:p>8.05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5889689" calcext:value-type="float">
            <text:p>5.89E-06</text:p>
          </table:table-cell>
          <table:table-cell office:value-type="float" office:value="0.000004589596" calcext:value-type="float">
            <text:p>4.59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8054607" calcext:value-type="float">
            <text:p>0.08054607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4589.596" calcext:value-type="float">
            <text:p>4589.59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528193" calcext:value-type="float">
            <text:p>3.53E-09</text:p>
          </table:table-cell>
          <table:table-cell office:value-type="float" office:value="0.00000000008163918" calcext:value-type="float">
            <text:p>8.16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5948283" calcext:value-type="float">
            <text:p>5.95E-06</text:p>
          </table:table-cell>
          <table:table-cell office:value-type="float" office:value="0.000004622017" calcext:value-type="float">
            <text:p>4.62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8163918" calcext:value-type="float">
            <text:p>0.08163918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4622.017" calcext:value-type="float">
            <text:p>4622.01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2970803" calcext:value-type="float">
            <text:p>2.97E-09</text:p>
          </table:table-cell>
          <table:table-cell office:value-type="float" office:value="0.00000000008258501" calcext:value-type="float">
            <text:p>8.26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6004864" calcext:value-type="float">
            <text:p>6.00E-06</text:p>
          </table:table-cell>
          <table:table-cell office:value-type="float" office:value="0.000004655998" calcext:value-type="float">
            <text:p>4.66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8258501" calcext:value-type="float">
            <text:p>0.08258501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G52]*10^9" office:value-type="float" office:value="4655.998" calcext:value-type="float">
            <text:p>4655.99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3487859" calcext:value-type="float">
            <text:p>3.49E-09</text:p>
          </table:table-cell>
          <table:table-cell office:value-type="float" office:value="0.00000000008355385" calcext:value-type="float">
            <text:p>8.36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6062965" calcext:value-type="float">
            <text:p>6.06E-06</text:p>
          </table:table-cell>
          <table:table-cell office:value-type="float" office:value="0.000004690418" calcext:value-type="float">
            <text:p>4.69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8355385" calcext:value-type="float">
            <text:p>0.08355385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G53]*10^9" office:value-type="float" office:value="4690.418" calcext:value-type="float">
            <text:p>4690.41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779017" calcext:value-type="float">
            <text:p>3.78E-09</text:p>
          </table:table-cell>
          <table:table-cell office:value-type="float" office:value="0.00000000008479068" calcext:value-type="float">
            <text:p>8.48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6120607" calcext:value-type="float">
            <text:p>6.12E-06</text:p>
          </table:table-cell>
          <table:table-cell office:value-type="float" office:value="0.000004725733" calcext:value-type="float">
            <text:p>4.73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08479068" calcext:value-type="float">
            <text:p>0.08479068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G54]*10^9" office:value-type="float" office:value="4725.733" calcext:value-type="float">
            <text:p>4725.7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292927" calcext:value-type="float">
            <text:p>4.29E-09</text:p>
          </table:table-cell>
          <table:table-cell office:value-type="float" office:value="0.00000000008591098" calcext:value-type="float">
            <text:p>8.59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6177041" calcext:value-type="float">
            <text:p>6.18E-06</text:p>
          </table:table-cell>
          <table:table-cell office:value-type="float" office:value="0.000004762576" calcext:value-type="float">
            <text:p>4.76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08591098" calcext:value-type="float">
            <text:p>0.08591098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G55]*10^9" office:value-type="float" office:value="4762.576" calcext:value-type="float">
            <text:p>4762.57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346389" calcext:value-type="float">
            <text:p>4.35E-09</text:p>
          </table:table-cell>
          <table:table-cell office:value-type="float" office:value="0.00000000008672136" calcext:value-type="float">
            <text:p>8.67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623698" calcext:value-type="float">
            <text:p>6.24E-06</text:p>
          </table:table-cell>
          <table:table-cell office:value-type="float" office:value="0.000004800577" calcext:value-type="float">
            <text:p>4.80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08672136" calcext:value-type="float">
            <text:p>0.08672136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G56]*10^9" office:value-type="float" office:value="4800.577" calcext:value-type="float">
            <text:p>4800.57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533427" calcext:value-type="float">
            <text:p>4.53E-09</text:p>
          </table:table-cell>
          <table:table-cell office:value-type="float" office:value="0.0000000000877281" calcext:value-type="float">
            <text:p>8.77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6293975" calcext:value-type="float">
            <text:p>6.29E-06</text:p>
          </table:table-cell>
          <table:table-cell office:value-type="float" office:value="0.000004839112" calcext:value-type="float">
            <text:p>4.84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0877281" calcext:value-type="float">
            <text:p>0.0877281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G57]*10^9" office:value-type="float" office:value="4839.112" calcext:value-type="float">
            <text:p>4839.11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5451784" calcext:value-type="float">
            <text:p>5.45E-09</text:p>
          </table:table-cell>
          <table:table-cell office:value-type="float" office:value="0.00000000008862212" calcext:value-type="float">
            <text:p>8.86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6353016" calcext:value-type="float">
            <text:p>6.35E-06</text:p>
          </table:table-cell>
          <table:table-cell office:value-type="float" office:value="0.000004879534" calcext:value-type="float">
            <text:p>4.88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08862212" calcext:value-type="float">
            <text:p>0.08862212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G58]*10^9" office:value-type="float" office:value="4879.534" calcext:value-type="float">
            <text:p>4879.53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969071" calcext:value-type="float">
            <text:p>5.97E-09</text:p>
          </table:table-cell>
          <table:table-cell office:value-type="float" office:value="0.00000000008977404" calcext:value-type="float">
            <text:p>8.98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6414339" calcext:value-type="float">
            <text:p>6.41E-06</text:p>
          </table:table-cell>
          <table:table-cell office:value-type="float" office:value="0.000004921753" calcext:value-type="float">
            <text:p>4.92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08977404" calcext:value-type="float">
            <text:p>0.08977404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G59]*10^9" office:value-type="float" office:value="4921.753" calcext:value-type="float">
            <text:p>4921.75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5283731" calcext:value-type="float">
            <text:p>5.28E-09</text:p>
          </table:table-cell>
          <table:table-cell office:value-type="float" office:value="0.00000000009147043" calcext:value-type="float">
            <text:p>9.15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6477941" calcext:value-type="float">
            <text:p>6.48E-06</text:p>
          </table:table-cell>
          <table:table-cell office:value-type="float" office:value="0.00000496486" calcext:value-type="float">
            <text:p>4.96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09147043" calcext:value-type="float">
            <text:p>0.09147043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G60]*10^9" office:value-type="float" office:value="4964.86" calcext:value-type="float">
            <text:p>4964.8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370771" calcext:value-type="float">
            <text:p>6.37E-09</text:p>
          </table:table-cell>
          <table:table-cell office:value-type="float" office:value="0.00000000009397785" calcext:value-type="float">
            <text:p>9.40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6541839" calcext:value-type="float">
            <text:p>6.54E-06</text:p>
          </table:table-cell>
          <table:table-cell office:value-type="float" office:value="0.000005011334" calcext:value-type="float">
            <text:p>5.01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09397785" calcext:value-type="float">
            <text:p>0.09397785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G61]*10^9" office:value-type="float" office:value="5011.334" calcext:value-type="float">
            <text:p>5011.334</text:p>
          </table:table-cell>
          <table:table-cell table:number-columns-repeated="2"/>
        </table:table-row>
      </table:table>
      <table:table table:name="W332-M10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1090000000000" calcext:value-type="float">
            <text:p>1.09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02876227" calcext:value-type="float">
            <text:p>-2.88E-10</text:p>
          </table:table-cell>
          <table:table-cell office:value-type="float" office:value="0.00000000001625974" calcext:value-type="float">
            <text:p>1.63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003555352" calcext:value-type="float">
            <text:p>-3.56E-10</text:p>
          </table:table-cell>
          <table:table-cell office:value-type="float" office:value="0.000000001760286" calcext:value-type="float">
            <text:p>1.76E-09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1625974" calcext:value-type="float">
            <text:p>0.01625974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1.760286" calcext:value-type="float">
            <text:p>1.7602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1525501" calcext:value-type="float">
            <text:p>-1.53E-09</text:p>
          </table:table-cell>
          <table:table-cell office:value-type="float" office:value="0.00000000002420667" calcext:value-type="float">
            <text:p>2.42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1128777" calcext:value-type="float">
            <text:p>1.13E-08</text:p>
          </table:table-cell>
          <table:table-cell office:value-type="float" office:value="0.000000009668197" calcext:value-type="float">
            <text:p>9.67E-09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2420667" calcext:value-type="float">
            <text:p>0.02420667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9.668197" calcext:value-type="float">
            <text:p>9.6681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1607234" calcext:value-type="float">
            <text:p>-1.61E-09</text:p>
          </table:table-cell>
          <table:table-cell office:value-type="float" office:value="0.00000000002486544" calcext:value-type="float">
            <text:p>2.49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014413" calcext:value-type="float">
            <text:p>1.44E-08</text:p>
          </table:table-cell>
          <table:table-cell office:value-type="float" office:value="0.00000001287834" calcext:value-type="float">
            <text:p>1.29E-08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2486544" calcext:value-type="float">
            <text:p>0.02486544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12.87834" calcext:value-type="float">
            <text:p>12.8783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409482" calcext:value-type="float">
            <text:p>-1.41E-09</text:p>
          </table:table-cell>
          <table:table-cell office:value-type="float" office:value="0.0000000000254717" calcext:value-type="float">
            <text:p>2.55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01748858" calcext:value-type="float">
            <text:p>1.75E-08</text:p>
          </table:table-cell>
          <table:table-cell office:value-type="float" office:value="0.00000001536749" calcext:value-type="float">
            <text:p>1.54E-08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254717" calcext:value-type="float">
            <text:p>0.0254717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15.36749" calcext:value-type="float">
            <text:p>15.3674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0000000005250469" calcext:value-type="float">
            <text:p>5.25E-10</text:p>
          </table:table-cell>
          <table:table-cell office:value-type="float" office:value="0.00000000002558542" calcext:value-type="float">
            <text:p>2.56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02053841" calcext:value-type="float">
            <text:p>2.05E-08</text:p>
          </table:table-cell>
          <table:table-cell office:value-type="float" office:value="0.00000001750772" calcext:value-type="float">
            <text:p>1.75E-08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2558542" calcext:value-type="float">
            <text:p>0.02558542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17.50772" calcext:value-type="float">
            <text:p>17.507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0000000006502913" calcext:value-type="float">
            <text:p>6.50E-10</text:p>
          </table:table-cell>
          <table:table-cell office:value-type="float" office:value="0.00000000002647661" calcext:value-type="float">
            <text:p>2.65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02389431" calcext:value-type="float">
            <text:p>2.39E-08</text:p>
          </table:table-cell>
          <table:table-cell office:value-type="float" office:value="0.00000002114765" calcext:value-type="float">
            <text:p>2.11E-08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2647661" calcext:value-type="float">
            <text:p>0.02647661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21.14765" calcext:value-type="float">
            <text:p>21.147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0000000006175775" calcext:value-type="float">
            <text:p>6.18E-10</text:p>
          </table:table-cell>
          <table:table-cell office:value-type="float" office:value="0.00000000002761288" calcext:value-type="float">
            <text:p>2.76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0286777" calcext:value-type="float">
            <text:p>2.87E-08</text:p>
          </table:table-cell>
          <table:table-cell office:value-type="float" office:value="0.00000002426594" calcext:value-type="float">
            <text:p>2.43E-08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2761288" calcext:value-type="float">
            <text:p>0.02761288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24.26594" calcext:value-type="float">
            <text:p>24.265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4452932" calcext:value-type="float">
            <text:p>4.45E-10</text:p>
          </table:table-cell>
          <table:table-cell office:value-type="float" office:value="0.00000000002832106" calcext:value-type="float">
            <text:p>2.83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03113464" calcext:value-type="float">
            <text:p>3.11E-08</text:p>
          </table:table-cell>
          <table:table-cell office:value-type="float" office:value="0.00000002704697" calcext:value-type="float">
            <text:p>2.70E-08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832106" calcext:value-type="float">
            <text:p>0.02832106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27.04697" calcext:value-type="float">
            <text:p>27.046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01707439" calcext:value-type="float">
            <text:p>-1.71E-11</text:p>
          </table:table-cell>
          <table:table-cell office:value-type="float" office:value="0.00000000002900721" calcext:value-type="float">
            <text:p>2.90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03504331" calcext:value-type="float">
            <text:p>3.50E-08</text:p>
          </table:table-cell>
          <table:table-cell office:value-type="float" office:value="0.00000002955915" calcext:value-type="float">
            <text:p>2.96E-08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900721" calcext:value-type="float">
            <text:p>0.02900721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29.55915" calcext:value-type="float">
            <text:p>29.5591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2716787" calcext:value-type="float">
            <text:p>2.72E-10</text:p>
          </table:table-cell>
          <table:table-cell office:value-type="float" office:value="0.00000000003001694" calcext:value-type="float">
            <text:p>3.00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03589903" calcext:value-type="float">
            <text:p>3.59E-08</text:p>
          </table:table-cell>
          <table:table-cell office:value-type="float" office:value="0.00000003185646" calcext:value-type="float">
            <text:p>3.19E-08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3001694" calcext:value-type="float">
            <text:p>0.03001694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31.85646" calcext:value-type="float">
            <text:p>31.856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-0.00000000005280515" calcext:value-type="float">
            <text:p>-5.28E-11</text:p>
          </table:table-cell>
          <table:table-cell office:value-type="float" office:value="0.00000000003099181" calcext:value-type="float">
            <text:p>3.10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04043137" calcext:value-type="float">
            <text:p>4.04E-08</text:p>
          </table:table-cell>
          <table:table-cell office:value-type="float" office:value="0.00000003400824" calcext:value-type="float">
            <text:p>3.40E-08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3099181" calcext:value-type="float">
            <text:p>0.03099181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34.00824" calcext:value-type="float">
            <text:p>34.008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9474804" calcext:value-type="float">
            <text:p>-9.47E-10</text:p>
          </table:table-cell>
          <table:table-cell office:value-type="float" office:value="0.00000000003188179" calcext:value-type="float">
            <text:p>3.19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04305209" calcext:value-type="float">
            <text:p>4.31E-08</text:p>
          </table:table-cell>
          <table:table-cell office:value-type="float" office:value="0.00000003608614" calcext:value-type="float">
            <text:p>3.61E-08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3188179" calcext:value-type="float">
            <text:p>0.03188179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36.08614" calcext:value-type="float">
            <text:p>36.0861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-0.0000000007370349" calcext:value-type="float">
            <text:p>-7.37E-10</text:p>
          </table:table-cell>
          <table:table-cell office:value-type="float" office:value="0.00000000003302572" calcext:value-type="float">
            <text:p>3.30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04400997" calcext:value-type="float">
            <text:p>4.40E-08</text:p>
          </table:table-cell>
          <table:table-cell office:value-type="float" office:value="0.00000003802237" calcext:value-type="float">
            <text:p>3.80E-08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3302572" calcext:value-type="float">
            <text:p>0.03302572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38.02237" calcext:value-type="float">
            <text:p>38.0223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324003" calcext:value-type="float">
            <text:p>3.24E-10</text:p>
          </table:table-cell>
          <table:table-cell office:value-type="float" office:value="0.00000000003493007" calcext:value-type="float">
            <text:p>3.49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04989165" calcext:value-type="float">
            <text:p>4.99E-08</text:p>
          </table:table-cell>
          <table:table-cell office:value-type="float" office:value="0.00000004165331" calcext:value-type="float">
            <text:p>4.17E-08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3493007" calcext:value-type="float">
            <text:p>0.03493007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41.65331" calcext:value-type="float">
            <text:p>41.653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148184" calcext:value-type="float">
            <text:p>-1.15E-09</text:p>
          </table:table-cell>
          <table:table-cell office:value-type="float" office:value="0.00000000003652053" calcext:value-type="float">
            <text:p>3.65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05253312" calcext:value-type="float">
            <text:p>5.25E-08</text:p>
          </table:table-cell>
          <table:table-cell office:value-type="float" office:value="0.00000004502509" calcext:value-type="float">
            <text:p>4.50E-08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3652053" calcext:value-type="float">
            <text:p>0.03652053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45.02509" calcext:value-type="float">
            <text:p>45.0250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09326989" calcext:value-type="float">
            <text:p>-9.33E-10</text:p>
          </table:table-cell>
          <table:table-cell office:value-type="float" office:value="0.00000000003773901" calcext:value-type="float">
            <text:p>3.7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05661148" calcext:value-type="float">
            <text:p>5.66E-08</text:p>
          </table:table-cell>
          <table:table-cell office:value-type="float" office:value="0.00000004815785" calcext:value-type="float">
            <text:p>4.82E-08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3773901" calcext:value-type="float">
            <text:p>0.03773901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48.15785" calcext:value-type="float">
            <text:p>48.157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05701365" calcext:value-type="float">
            <text:p>-5.70E-10</text:p>
          </table:table-cell>
          <table:table-cell office:value-type="float" office:value="0.00000000003886122" calcext:value-type="float">
            <text:p>3.89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06091754" calcext:value-type="float">
            <text:p>6.09E-08</text:p>
          </table:table-cell>
          <table:table-cell office:value-type="float" office:value="0.0000000511376" calcext:value-type="float">
            <text:p>5.11E-08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3886122" calcext:value-type="float">
            <text:p>0.03886122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51.1376" calcext:value-type="float">
            <text:p>51.13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3134498" calcext:value-type="float">
            <text:p>3.13E-10</text:p>
          </table:table-cell>
          <table:table-cell office:value-type="float" office:value="0.00000000003966775" calcext:value-type="float">
            <text:p>3.97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06471236" calcext:value-type="float">
            <text:p>6.47E-08</text:p>
          </table:table-cell>
          <table:table-cell office:value-type="float" office:value="0.0000000539539" calcext:value-type="float">
            <text:p>5.40E-08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3966775" calcext:value-type="float">
            <text:p>0.03966775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53.9539" calcext:value-type="float">
            <text:p>53.95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8948062" calcext:value-type="float">
            <text:p>-8.95E-10</text:p>
          </table:table-cell>
          <table:table-cell office:value-type="float" office:value="0.00000000004198137" calcext:value-type="float">
            <text:p>4.20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07381659" calcext:value-type="float">
            <text:p>7.38E-08</text:p>
          </table:table-cell>
          <table:table-cell office:value-type="float" office:value="0.00000006039547" calcext:value-type="float">
            <text:p>6.04E-08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4198137" calcext:value-type="float">
            <text:p>0.04198137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60.39547" calcext:value-type="float">
            <text:p>60.3954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0.0000000004141639" calcext:value-type="float">
            <text:p>4.14E-10</text:p>
          </table:table-cell>
          <table:table-cell office:value-type="float" office:value="0.00000000004393287" calcext:value-type="float">
            <text:p>4.39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0809783" calcext:value-type="float">
            <text:p>8.10E-08</text:p>
          </table:table-cell>
          <table:table-cell office:value-type="float" office:value="0.00000006626944" calcext:value-type="float">
            <text:p>6.63E-08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4393287" calcext:value-type="float">
            <text:p>0.04393287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66.26944" calcext:value-type="float">
            <text:p>66.2694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0.0000000009486782" calcext:value-type="float">
            <text:p>9.49E-10</text:p>
          </table:table-cell>
          <table:table-cell office:value-type="float" office:value="0.00000000004553513" calcext:value-type="float">
            <text:p>4.55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0866354" calcext:value-type="float">
            <text:p>8.66E-08</text:p>
          </table:table-cell>
          <table:table-cell office:value-type="float" office:value="0.0000000717319" calcext:value-type="float">
            <text:p>7.17E-08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4553513" calcext:value-type="float">
            <text:p>0.04553513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71.7319" calcext:value-type="float">
            <text:p>71.731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7044771" calcext:value-type="float">
            <text:p>-7.04E-10</text:p>
          </table:table-cell>
          <table:table-cell office:value-type="float" office:value="0.00000000004704593" calcext:value-type="float">
            <text:p>4.70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09374458" calcext:value-type="float">
            <text:p>9.37E-08</text:p>
          </table:table-cell>
          <table:table-cell office:value-type="float" office:value="0.000000076805" calcext:value-type="float">
            <text:p>7.68E-08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4704593" calcext:value-type="float">
            <text:p>0.04704593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76.805" calcext:value-type="float">
            <text:p>76.8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4053507" calcext:value-type="float">
            <text:p>-4.05E-10</text:p>
          </table:table-cell>
          <table:table-cell office:value-type="float" office:value="0.00000000004855345" calcext:value-type="float">
            <text:p>4.86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09869839" calcext:value-type="float">
            <text:p>9.87E-08</text:p>
          </table:table-cell>
          <table:table-cell office:value-type="float" office:value="0.00000008155568" calcext:value-type="float">
            <text:p>8.16E-08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4855345" calcext:value-type="float">
            <text:p>0.04855345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81.55568" calcext:value-type="float">
            <text:p>81.5556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9310504" calcext:value-type="float">
            <text:p>9.31E-10</text:p>
          </table:table-cell>
          <table:table-cell office:value-type="float" office:value="0.00000000004985756" calcext:value-type="float">
            <text:p>4.99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1054596" calcext:value-type="float">
            <text:p>1.05E-07</text:p>
          </table:table-cell>
          <table:table-cell office:value-type="float" office:value="0.00000008609024" calcext:value-type="float">
            <text:p>8.61E-08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4985756" calcext:value-type="float">
            <text:p>0.04985756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86.09024" calcext:value-type="float">
            <text:p>86.0902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5300603" calcext:value-type="float">
            <text:p>-5.30E-10</text:p>
          </table:table-cell>
          <table:table-cell office:value-type="float" office:value="0.00000000005107717" calcext:value-type="float">
            <text:p>5.11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1109338" calcext:value-type="float">
            <text:p>1.11E-07</text:p>
          </table:table-cell>
          <table:table-cell office:value-type="float" office:value="0.00000009038424" calcext:value-type="float">
            <text:p>9.04E-08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5107717" calcext:value-type="float">
            <text:p>0.05107717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90.38424" calcext:value-type="float">
            <text:p>90.384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02823475" calcext:value-type="float">
            <text:p>2.82E-10</text:p>
          </table:table-cell>
          <table:table-cell office:value-type="float" office:value="0.00000000005233584" calcext:value-type="float">
            <text:p>5.23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1153502" calcext:value-type="float">
            <text:p>1.15E-07</text:p>
          </table:table-cell>
          <table:table-cell office:value-type="float" office:value="0.00000009452008" calcext:value-type="float">
            <text:p>9.45E-08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5233584" calcext:value-type="float">
            <text:p>0.05233584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94.52008" calcext:value-type="float">
            <text:p>94.5200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-0.0000000002926916" calcext:value-type="float">
            <text:p>-2.93E-10</text:p>
          </table:table-cell>
          <table:table-cell office:value-type="float" office:value="0.00000000005349927" calcext:value-type="float">
            <text:p>5.35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1212044" calcext:value-type="float">
            <text:p>1.21E-07</text:p>
          </table:table-cell>
          <table:table-cell office:value-type="float" office:value="0.00000009849859" calcext:value-type="float">
            <text:p>9.85E-08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5349927" calcext:value-type="float">
            <text:p>0.05349927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98.49859" calcext:value-type="float">
            <text:p>98.4985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2691286" calcext:value-type="float">
            <text:p>-2.69E-10</text:p>
          </table:table-cell>
          <table:table-cell office:value-type="float" office:value="0.00000000005477304" calcext:value-type="float">
            <text:p>5.48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1252409" calcext:value-type="float">
            <text:p>1.25E-07</text:p>
          </table:table-cell>
          <table:table-cell office:value-type="float" office:value="0.0000001022961" calcext:value-type="float">
            <text:p>1.02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5477304" calcext:value-type="float">
            <text:p>0.05477304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102.2961" calcext:value-type="float">
            <text:p>102.2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07109815" calcext:value-type="float">
            <text:p>-7.11E-11</text:p>
          </table:table-cell>
          <table:table-cell office:value-type="float" office:value="0.00000000005586304" calcext:value-type="float">
            <text:p>5.59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1310717" calcext:value-type="float">
            <text:p>1.31E-07</text:p>
          </table:table-cell>
          <table:table-cell office:value-type="float" office:value="0.0000001059208" calcext:value-type="float">
            <text:p>1.06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5586304" calcext:value-type="float">
            <text:p>0.05586304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105.9208" calcext:value-type="float">
            <text:p>105.920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8458674" calcext:value-type="float">
            <text:p>8.46E-10</text:p>
          </table:table-cell>
          <table:table-cell office:value-type="float" office:value="0.00000000005682714" calcext:value-type="float">
            <text:p>5.68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1350146" calcext:value-type="float">
            <text:p>1.35E-07</text:p>
          </table:table-cell>
          <table:table-cell office:value-type="float" office:value="0.0000001094391" calcext:value-type="float">
            <text:p>1.09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682714" calcext:value-type="float">
            <text:p>0.05682714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109.4391" calcext:value-type="float">
            <text:p>109.439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08331255" calcext:value-type="float">
            <text:p>8.33E-10</text:p>
          </table:table-cell>
          <table:table-cell office:value-type="float" office:value="0.00000000005794515" calcext:value-type="float">
            <text:p>5.79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01387568" calcext:value-type="float">
            <text:p>1.39E-07</text:p>
          </table:table-cell>
          <table:table-cell office:value-type="float" office:value="0.0000001129824" calcext:value-type="float">
            <text:p>1.13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5794515" calcext:value-type="float">
            <text:p>0.05794515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112.9824" calcext:value-type="float">
            <text:p>112.982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005462956" calcext:value-type="float">
            <text:p>5.46E-11</text:p>
          </table:table-cell>
          <table:table-cell office:value-type="float" office:value="0.00000000005884763" calcext:value-type="float">
            <text:p>5.88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01442845" calcext:value-type="float">
            <text:p>1.44E-07</text:p>
          </table:table-cell>
          <table:table-cell office:value-type="float" office:value="0.0000001163912" calcext:value-type="float">
            <text:p>1.16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5884763" calcext:value-type="float">
            <text:p>0.05884763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116.3912" calcext:value-type="float">
            <text:p>116.391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364845" calcext:value-type="float">
            <text:p>1.36E-09</text:p>
          </table:table-cell>
          <table:table-cell office:value-type="float" office:value="0.00000000005987704" calcext:value-type="float">
            <text:p>5.99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01472628" calcext:value-type="float">
            <text:p>1.47E-07</text:p>
          </table:table-cell>
          <table:table-cell office:value-type="float" office:value="0.0000001196909" calcext:value-type="float">
            <text:p>1.20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5987704" calcext:value-type="float">
            <text:p>0.05987704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119.6909" calcext:value-type="float">
            <text:p>119.690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361308" calcext:value-type="float">
            <text:p>1.36E-09</text:p>
          </table:table-cell>
          <table:table-cell office:value-type="float" office:value="0.00000000006071863" calcext:value-type="float">
            <text:p>6.07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01509917" calcext:value-type="float">
            <text:p>1.51E-07</text:p>
          </table:table-cell>
          <table:table-cell office:value-type="float" office:value="0.0000001229221" calcext:value-type="float">
            <text:p>1.23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6071863" calcext:value-type="float">
            <text:p>0.06071863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122.9221" calcext:value-type="float">
            <text:p>122.922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1018457" calcext:value-type="float">
            <text:p>1.02E-09</text:p>
          </table:table-cell>
          <table:table-cell office:value-type="float" office:value="0.00000000006240548" calcext:value-type="float">
            <text:p>6.24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0158887" calcext:value-type="float">
            <text:p>1.59E-07</text:p>
          </table:table-cell>
          <table:table-cell office:value-type="float" office:value="0.0000001291518" calcext:value-type="float">
            <text:p>1.29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6240548" calcext:value-type="float">
            <text:p>0.06240548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129.1518" calcext:value-type="float">
            <text:p>129.151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587161" calcext:value-type="float">
            <text:p>1.59E-09</text:p>
          </table:table-cell>
          <table:table-cell office:value-type="float" office:value="0.00000000006398211" calcext:value-type="float">
            <text:p>6.40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01668366" calcext:value-type="float">
            <text:p>1.67E-07</text:p>
          </table:table-cell>
          <table:table-cell office:value-type="float" office:value="0.000000135101" calcext:value-type="float">
            <text:p>1.35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6398211" calcext:value-type="float">
            <text:p>0.06398211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135.101" calcext:value-type="float">
            <text:p>135.10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804404" calcext:value-type="float">
            <text:p>1.80E-09</text:p>
          </table:table-cell>
          <table:table-cell office:value-type="float" office:value="0.00000000006571242" calcext:value-type="float">
            <text:p>6.57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01759102" calcext:value-type="float">
            <text:p>1.76E-07</text:p>
          </table:table-cell>
          <table:table-cell office:value-type="float" office:value="0.0000001408719" calcext:value-type="float">
            <text:p>1.41E-07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6571242" calcext:value-type="float">
            <text:p>0.0657124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140.8719" calcext:value-type="float">
            <text:p>140.87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2086538" calcext:value-type="float">
            <text:p>2.09E-09</text:p>
          </table:table-cell>
          <table:table-cell office:value-type="float" office:value="0.00000000006716346" calcext:value-type="float">
            <text:p>6.72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01828801" calcext:value-type="float">
            <text:p>1.83E-07</text:p>
          </table:table-cell>
          <table:table-cell office:value-type="float" office:value="0.0000001464802" calcext:value-type="float">
            <text:p>1.46E-07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6716346" calcext:value-type="float">
            <text:p>0.06716346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146.4802" calcext:value-type="float">
            <text:p>146.480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08993686" calcext:value-type="float">
            <text:p>8.99E-10</text:p>
          </table:table-cell>
          <table:table-cell office:value-type="float" office:value="0.00000000006840501" calcext:value-type="float">
            <text:p>6.84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01893519" calcext:value-type="float">
            <text:p>1.89E-07</text:p>
          </table:table-cell>
          <table:table-cell office:value-type="float" office:value="0.0000001519129" calcext:value-type="float">
            <text:p>1.52E-07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6840501" calcext:value-type="float">
            <text:p>0.06840501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151.9129" calcext:value-type="float">
            <text:p>151.912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420518" calcext:value-type="float">
            <text:p>1.42E-09</text:p>
          </table:table-cell>
          <table:table-cell office:value-type="float" office:value="0.00000000006981852" calcext:value-type="float">
            <text:p>6.98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01971506" calcext:value-type="float">
            <text:p>1.97E-07</text:p>
          </table:table-cell>
          <table:table-cell office:value-type="float" office:value="0.0000001572032" calcext:value-type="float">
            <text:p>1.57E-07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6981852" calcext:value-type="float">
            <text:p>0.06981852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157.2032" calcext:value-type="float">
            <text:p>157.203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2612776" calcext:value-type="float">
            <text:p>2.61E-09</text:p>
          </table:table-cell>
          <table:table-cell office:value-type="float" office:value="0.00000000007114802" calcext:value-type="float">
            <text:p>7.11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02031801" calcext:value-type="float">
            <text:p>2.03E-07</text:p>
          </table:table-cell>
          <table:table-cell office:value-type="float" office:value="0.0000001622637" calcext:value-type="float">
            <text:p>1.62E-07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7114802" calcext:value-type="float">
            <text:p>0.07114802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162.2637" calcext:value-type="float">
            <text:p>162.263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647304" calcext:value-type="float">
            <text:p>1.65E-09</text:p>
          </table:table-cell>
          <table:table-cell office:value-type="float" office:value="0.00000000007253024" calcext:value-type="float">
            <text:p>7.25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02090003" calcext:value-type="float">
            <text:p>2.09E-07</text:p>
          </table:table-cell>
          <table:table-cell office:value-type="float" office:value="0.0000001671975" calcext:value-type="float">
            <text:p>1.67E-07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7253024" calcext:value-type="float">
            <text:p>0.07253024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167.1975" calcext:value-type="float">
            <text:p>167.19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607659" calcext:value-type="float">
            <text:p>2.61E-09</text:p>
          </table:table-cell>
          <table:table-cell office:value-type="float" office:value="0.00000000007389627" calcext:value-type="float">
            <text:p>7.39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02149107" calcext:value-type="float">
            <text:p>2.15E-07</text:p>
          </table:table-cell>
          <table:table-cell office:value-type="float" office:value="0.0000001720191" calcext:value-type="float">
            <text:p>1.72E-07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7389627" calcext:value-type="float">
            <text:p>0.07389627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172.0191" calcext:value-type="float">
            <text:p>172.01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2858621" calcext:value-type="float">
            <text:p>2.86E-09</text:p>
          </table:table-cell>
          <table:table-cell office:value-type="float" office:value="0.00000000007515908" calcext:value-type="float">
            <text:p>7.52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02213842" calcext:value-type="float">
            <text:p>2.21E-07</text:p>
          </table:table-cell>
          <table:table-cell office:value-type="float" office:value="0.0000001766637" calcext:value-type="float">
            <text:p>1.77E-07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7515908" calcext:value-type="float">
            <text:p>0.07515908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176.6637" calcext:value-type="float">
            <text:p>176.663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171876" calcext:value-type="float">
            <text:p>2.17E-09</text:p>
          </table:table-cell>
          <table:table-cell office:value-type="float" office:value="0.0000000000763191" calcext:value-type="float">
            <text:p>7.63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02289468" calcext:value-type="float">
            <text:p>2.29E-07</text:p>
          </table:table-cell>
          <table:table-cell office:value-type="float" office:value="0.0000001811868" calcext:value-type="float">
            <text:p>1.81E-07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763191" calcext:value-type="float">
            <text:p>0.0763191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181.1868" calcext:value-type="float">
            <text:p>181.186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3635691" calcext:value-type="float">
            <text:p>3.64E-09</text:p>
          </table:table-cell>
          <table:table-cell office:value-type="float" office:value="0.00000000007748405" calcext:value-type="float">
            <text:p>7.75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02346992" calcext:value-type="float">
            <text:p>2.35E-07</text:p>
          </table:table-cell>
          <table:table-cell office:value-type="float" office:value="0.00000018557" calcext:value-type="float">
            <text:p>1.86E-07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7748405" calcext:value-type="float">
            <text:p>0.07748405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185.57" calcext:value-type="float">
            <text:p>185.5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747816" calcext:value-type="float">
            <text:p>2.75E-09</text:p>
          </table:table-cell>
          <table:table-cell office:value-type="float" office:value="0.00000000007853325" calcext:value-type="float">
            <text:p>7.85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02390643" calcext:value-type="float">
            <text:p>2.39E-07</text:p>
          </table:table-cell>
          <table:table-cell office:value-type="float" office:value="0.0000001897884" calcext:value-type="float">
            <text:p>1.90E-07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7853325" calcext:value-type="float">
            <text:p>0.07853325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189.7884" calcext:value-type="float">
            <text:p>189.788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255522" calcext:value-type="float">
            <text:p>3.26E-09</text:p>
          </table:table-cell>
          <table:table-cell office:value-type="float" office:value="0.00000000007972293" calcext:value-type="float">
            <text:p>7.97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02443229" calcext:value-type="float">
            <text:p>2.44E-07</text:p>
          </table:table-cell>
          <table:table-cell office:value-type="float" office:value="0.0000001939362" calcext:value-type="float">
            <text:p>1.94E-07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7972293" calcext:value-type="float">
            <text:p>0.07972293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193.9362" calcext:value-type="float">
            <text:p>193.9362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4452588" calcext:value-type="float">
            <text:p>4.45E-09</text:p>
          </table:table-cell>
          <table:table-cell office:value-type="float" office:value="0.00000000008081337" calcext:value-type="float">
            <text:p>8.08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02511247" calcext:value-type="float">
            <text:p>2.51E-07</text:p>
          </table:table-cell>
          <table:table-cell office:value-type="float" office:value="0.0000001979195" calcext:value-type="float">
            <text:p>1.98E-07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8081337" calcext:value-type="float">
            <text:p>0.08081337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197.9195" calcext:value-type="float">
            <text:p>197.919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4790195" calcext:value-type="float">
            <text:p>4.79E-09</text:p>
          </table:table-cell>
          <table:table-cell office:value-type="float" office:value="0.00000000008186957" calcext:value-type="float">
            <text:p>8.19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02565135" calcext:value-type="float">
            <text:p>2.57E-07</text:p>
          </table:table-cell>
          <table:table-cell office:value-type="float" office:value="0.0000002017211" calcext:value-type="float">
            <text:p>2.02E-07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8186957" calcext:value-type="float">
            <text:p>0.08186957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G52]*10^9" office:value-type="float" office:value="201.7211" calcext:value-type="float">
            <text:p>201.72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592138" calcext:value-type="float">
            <text:p>4.59E-09</text:p>
          </table:table-cell>
          <table:table-cell office:value-type="float" office:value="0.00000000008294859" calcext:value-type="float">
            <text:p>8.29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02604047" calcext:value-type="float">
            <text:p>2.60E-07</text:p>
          </table:table-cell>
          <table:table-cell office:value-type="float" office:value="0.0000002052864" calcext:value-type="float">
            <text:p>2.05E-07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8294859" calcext:value-type="float">
            <text:p>0.08294859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G53]*10^9" office:value-type="float" office:value="205.2864" calcext:value-type="float">
            <text:p>205.286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4269455" calcext:value-type="float">
            <text:p>4.27E-09</text:p>
          </table:table-cell>
          <table:table-cell office:value-type="float" office:value="0.00000000008399533" calcext:value-type="float">
            <text:p>8.40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02651406" calcext:value-type="float">
            <text:p>2.65E-07</text:p>
          </table:table-cell>
          <table:table-cell office:value-type="float" office:value="0.000000208462" calcext:value-type="float">
            <text:p>2.08E-07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08399533" calcext:value-type="float">
            <text:p>0.08399533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G54]*10^9" office:value-type="float" office:value="208.462" calcext:value-type="float">
            <text:p>208.46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547334" calcext:value-type="float">
            <text:p>4.55E-09</text:p>
          </table:table-cell>
          <table:table-cell office:value-type="float" office:value="0.00000000008519065" calcext:value-type="float">
            <text:p>8.52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02707785" calcext:value-type="float">
            <text:p>2.71E-07</text:p>
          </table:table-cell>
          <table:table-cell office:value-type="float" office:value="0.000000211044" calcext:value-type="float">
            <text:p>2.11E-07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08519065" calcext:value-type="float">
            <text:p>0.08519065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G55]*10^9" office:value-type="float" office:value="211.044" calcext:value-type="float">
            <text:p>211.04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5919241" calcext:value-type="float">
            <text:p>5.92E-09</text:p>
          </table:table-cell>
          <table:table-cell office:value-type="float" office:value="0.00000000008651103" calcext:value-type="float">
            <text:p>8.65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02738531" calcext:value-type="float">
            <text:p>2.74E-07</text:p>
          </table:table-cell>
          <table:table-cell office:value-type="float" office:value="0.0000002128591" calcext:value-type="float">
            <text:p>2.13E-07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08651103" calcext:value-type="float">
            <text:p>0.08651103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G56]*10^9" office:value-type="float" office:value="212.8591" calcext:value-type="float">
            <text:p>212.859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6111102" calcext:value-type="float">
            <text:p>6.11E-09</text:p>
          </table:table-cell>
          <table:table-cell office:value-type="float" office:value="0.00000000008776306" calcext:value-type="float">
            <text:p>8.78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02768884" calcext:value-type="float">
            <text:p>2.77E-07</text:p>
          </table:table-cell>
          <table:table-cell office:value-type="float" office:value="0.0000002140218" calcext:value-type="float">
            <text:p>2.14E-07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08776306" calcext:value-type="float">
            <text:p>0.08776306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G57]*10^9" office:value-type="float" office:value="214.0218" calcext:value-type="float">
            <text:p>214.021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6403097" calcext:value-type="float">
            <text:p>6.40E-09</text:p>
          </table:table-cell>
          <table:table-cell office:value-type="float" office:value="0.00000000008905401" calcext:value-type="float">
            <text:p>8.91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02783226" calcext:value-type="float">
            <text:p>2.78E-07</text:p>
          </table:table-cell>
          <table:table-cell office:value-type="float" office:value="0.0000002148554" calcext:value-type="float">
            <text:p>2.15E-07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08905401" calcext:value-type="float">
            <text:p>0.08905401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G58]*10^9" office:value-type="float" office:value="214.8554" calcext:value-type="float">
            <text:p>214.855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6214352" calcext:value-type="float">
            <text:p>6.21E-09</text:p>
          </table:table-cell>
          <table:table-cell office:value-type="float" office:value="0.00000000009035759" calcext:value-type="float">
            <text:p>9.04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02844968" calcext:value-type="float">
            <text:p>2.84E-07</text:p>
          </table:table-cell>
          <table:table-cell office:value-type="float" office:value="0.0000002155408" calcext:value-type="float">
            <text:p>2.16E-07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09035759" calcext:value-type="float">
            <text:p>0.09035759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G59]*10^9" office:value-type="float" office:value="215.5408" calcext:value-type="float">
            <text:p>215.540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7369739" calcext:value-type="float">
            <text:p>7.37E-09</text:p>
          </table:table-cell>
          <table:table-cell office:value-type="float" office:value="0.0000000000916543" calcext:value-type="float">
            <text:p>9.17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02926721" calcext:value-type="float">
            <text:p>2.93E-07</text:p>
          </table:table-cell>
          <table:table-cell office:value-type="float" office:value="0.0000002161438" calcext:value-type="float">
            <text:p>2.16E-07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0916543" calcext:value-type="float">
            <text:p>0.0916543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G60]*10^9" office:value-type="float" office:value="216.1438" calcext:value-type="float">
            <text:p>216.143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735332" calcext:value-type="float">
            <text:p>7.35E-09</text:p>
          </table:table-cell>
          <table:table-cell office:value-type="float" office:value="0.00000000009318388" calcext:value-type="float">
            <text:p>9.32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03060993" calcext:value-type="float">
            <text:p>3.06E-07</text:p>
          </table:table-cell>
          <table:table-cell office:value-type="float" office:value="0.0000002166747" calcext:value-type="float">
            <text:p>2.17E-07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09318388" calcext:value-type="float">
            <text:p>0.09318388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G61]*10^9" office:value-type="float" office:value="216.6747" calcext:value-type="float">
            <text:p>216.674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.60E+02</text:p>
          </table:table-cell>
          <table:table-cell office:value-type="float" office:value="0.000000007489072" calcext:value-type="float">
            <text:p>7.49E-09</text:p>
          </table:table-cell>
          <table:table-cell office:value-type="float" office:value="0.00000000009509343" calcext:value-type="float">
            <text:p>9.51E-11</text:p>
          </table:table-cell>
          <table:table-cell/>
          <table:table-cell table:style-name="Default" table:number-columns-repeated="3"/>
          <table:table-cell/>
          <table:table-cell table:formula="of:=[.A62]" office:value-type="float" office:value="360" calcext:value-type="float">
            <text:p>3.60E+02</text:p>
          </table:table-cell>
          <table:table-cell table:formula="of:=[.C62]*10^9" office:value-type="float" office:value="0.09509343" calcext:value-type="float">
            <text:p>0.09509343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.70E+02</text:p>
          </table:table-cell>
          <table:table-cell office:value-type="float" office:value="0.000000007537879" calcext:value-type="float">
            <text:p>7.54E-09</text:p>
          </table:table-cell>
          <table:table-cell office:value-type="float" office:value="0.00000000009782301" calcext:value-type="float">
            <text:p>9.78E-11</text:p>
          </table:table-cell>
          <table:table-cell/>
          <table:table-cell table:style-name="Default" table:number-columns-repeated="3"/>
          <table:table-cell/>
          <table:table-cell table:formula="of:=[.A63]" office:value-type="float" office:value="370" calcext:value-type="float">
            <text:p>3.70E+02</text:p>
          </table:table-cell>
          <table:table-cell table:formula="of:=[.C63]*10^9" office:value-type="float" office:value="0.09782301" calcext:value-type="float">
            <text:p>0.09782301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.80E+02</text:p>
          </table:table-cell>
          <table:table-cell office:value-type="float" office:value="0.000000007409056" calcext:value-type="float">
            <text:p>7.41E-09</text:p>
          </table:table-cell>
          <table:table-cell office:value-type="float" office:value="0.0000000001021415" calcext:value-type="float">
            <text:p>1.02E-10</text:p>
          </table:table-cell>
          <table:table-cell/>
          <table:table-cell table:style-name="Default" table:number-columns-repeated="3"/>
          <table:table-cell/>
          <table:table-cell table:formula="of:=[.A64]" office:value-type="float" office:value="380" calcext:value-type="float">
            <text:p>3.80E+02</text:p>
          </table:table-cell>
          <table:table-cell table:formula="of:=[.C64]*10^9" office:value-type="float" office:value="0.1021415" calcext:value-type="float">
            <text:p>0.1021415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.90E+02</text:p>
          </table:table-cell>
          <table:table-cell office:value-type="float" office:value="0.000000008575258" calcext:value-type="float">
            <text:p>8.58E-09</text:p>
          </table:table-cell>
          <table:table-cell office:value-type="float" office:value="0.000000000109724" calcext:value-type="float">
            <text:p>1.10E-10</text:p>
          </table:table-cell>
          <table:table-cell/>
          <table:table-cell table:style-name="Default" table:number-columns-repeated="3"/>
          <table:table-cell/>
          <table:table-cell table:formula="of:=[.A65]" office:value-type="float" office:value="390" calcext:value-type="float">
            <text:p>3.90E+02</text:p>
          </table:table-cell>
          <table:table-cell table:formula="of:=[.C65]*10^9" office:value-type="float" office:value="0.109724" calcext:value-type="float">
            <text:p>0.10972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.00E+02</text:p>
          </table:table-cell>
          <table:table-cell office:value-type="float" office:value="0.000000007821556" calcext:value-type="float">
            <text:p>7.82E-09</text:p>
          </table:table-cell>
          <table:table-cell office:value-type="float" office:value="0.0000000001232189" calcext:value-type="float">
            <text:p>1.23E-10</text:p>
          </table:table-cell>
          <table:table-cell/>
          <table:table-cell table:style-name="Default" table:number-columns-repeated="3"/>
          <table:table-cell/>
          <table:table-cell table:formula="of:=[.A66]" office:value-type="float" office:value="400" calcext:value-type="float">
            <text:p>4.00E+02</text:p>
          </table:table-cell>
          <table:table-cell table:formula="of:=[.C66]*10^9" office:value-type="float" office:value="0.1232189" calcext:value-type="float">
            <text:p>0.1232189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.10E+02</text:p>
          </table:table-cell>
          <table:table-cell office:value-type="float" office:value="0.000000008369265" calcext:value-type="float">
            <text:p>8.37E-09</text:p>
          </table:table-cell>
          <table:table-cell office:value-type="float" office:value="0.0000000001470049" calcext:value-type="float">
            <text:p>1.47E-10</text:p>
          </table:table-cell>
          <table:table-cell/>
          <table:table-cell table:style-name="Default" table:number-columns-repeated="3"/>
          <table:table-cell/>
          <table:table-cell table:formula="of:=[.A67]" office:value-type="float" office:value="410" calcext:value-type="float">
            <text:p>4.10E+02</text:p>
          </table:table-cell>
          <table:table-cell table:formula="of:=[.C67]*10^9" office:value-type="float" office:value="0.1470049" calcext:value-type="float">
            <text:p>0.147004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.20E+02</text:p>
          </table:table-cell>
          <table:table-cell office:value-type="float" office:value="0.000000009114096" calcext:value-type="float">
            <text:p>9.11E-09</text:p>
          </table:table-cell>
          <table:table-cell office:value-type="float" office:value="0.000000000187936" calcext:value-type="float">
            <text:p>1.88E-10</text:p>
          </table:table-cell>
          <table:table-cell/>
          <table:table-cell table:style-name="Default" table:number-columns-repeated="3"/>
          <table:table-cell/>
          <table:table-cell table:formula="of:=[.A68]" office:value-type="float" office:value="420" calcext:value-type="float">
            <text:p>4.20E+02</text:p>
          </table:table-cell>
          <table:table-cell table:formula="of:=[.C68]*10^9" office:value-type="float" office:value="0.187936" calcext:value-type="float">
            <text:p>0.187936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.30E+02</text:p>
          </table:table-cell>
          <table:table-cell office:value-type="float" office:value="0.00000001049085" calcext:value-type="float">
            <text:p>1.05E-08</text:p>
          </table:table-cell>
          <table:table-cell office:value-type="float" office:value="0.0000000002550492" calcext:value-type="float">
            <text:p>2.55E-10</text:p>
          </table:table-cell>
          <table:table-cell/>
          <table:table-cell table:style-name="Default" table:number-columns-repeated="3"/>
          <table:table-cell/>
          <table:table-cell table:formula="of:=[.A69]" office:value-type="float" office:value="430" calcext:value-type="float">
            <text:p>4.30E+02</text:p>
          </table:table-cell>
          <table:table-cell table:formula="of:=[.C69]*10^9" office:value-type="float" office:value="0.2550492" calcext:value-type="float">
            <text:p>0.2550492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.40E+02</text:p>
          </table:table-cell>
          <table:table-cell office:value-type="float" office:value="0.00000001187813" calcext:value-type="float">
            <text:p>1.19E-08</text:p>
          </table:table-cell>
          <table:table-cell office:value-type="float" office:value="0.0000000003602817" calcext:value-type="float">
            <text:p>3.60E-10</text:p>
          </table:table-cell>
          <table:table-cell/>
          <table:table-cell table:style-name="Default" table:number-columns-repeated="3"/>
          <table:table-cell/>
          <table:table-cell table:formula="of:=[.A70]" office:value-type="float" office:value="440" calcext:value-type="float">
            <text:p>4.40E+02</text:p>
          </table:table-cell>
          <table:table-cell table:formula="of:=[.C70]*10^9" office:value-type="float" office:value="0.3602817" calcext:value-type="float">
            <text:p>0.3602817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.50E+02</text:p>
          </table:table-cell>
          <table:table-cell office:value-type="float" office:value="0.00000001343502" calcext:value-type="float">
            <text:p>1.34E-08</text:p>
          </table:table-cell>
          <table:table-cell office:value-type="float" office:value="0.0000000005171526" calcext:value-type="float">
            <text:p>5.17E-10</text:p>
          </table:table-cell>
          <table:table-cell/>
          <table:table-cell table:style-name="Default" table:number-columns-repeated="3"/>
          <table:table-cell/>
          <table:table-cell table:formula="of:=[.A71]" office:value-type="float" office:value="450" calcext:value-type="float">
            <text:p>4.50E+02</text:p>
          </table:table-cell>
          <table:table-cell table:formula="of:=[.C71]*10^9" office:value-type="float" office:value="0.5171526" calcext:value-type="float">
            <text:p>0.5171526</text:p>
          </table:table-cell>
          <table:table-cell table:number-columns-repeated="5"/>
        </table:table-row>
      </table:table>
      <table:table table:name="W332-M12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96600000000000" calcext:value-type="float">
            <text:p>9.66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0.0000000002632364" calcext:value-type="float">
            <text:p>2.63E-10</text:p>
          </table:table-cell>
          <table:table-cell office:value-type="float" office:value="0.000000000006348421" calcext:value-type="float">
            <text:p>6.35E-12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4771631" calcext:value-type="float">
            <text:p>-4.77E-08</text:p>
          </table:table-cell>
          <table:table-cell office:value-type="float" office:value="-0.00000007224492" calcext:value-type="float">
            <text:p>-7.22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06348421" calcext:value-type="float">
            <text:p>0.006348421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72.24492" calcext:value-type="float">
            <text:p>-72.2449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3945935" calcext:value-type="float">
            <text:p>-3.95E-10</text:p>
          </table:table-cell>
          <table:table-cell office:value-type="float" office:value="0.00000000001602456" calcext:value-type="float">
            <text:p>1.60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2966178" calcext:value-type="float">
            <text:p>2.97E-06</text:p>
          </table:table-cell>
          <table:table-cell office:value-type="float" office:value="0.000002514838" calcext:value-type="float">
            <text:p>2.51E-06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1602456" calcext:value-type="float">
            <text:p>0.01602456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2514.838" calcext:value-type="float">
            <text:p>2514.8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0.0000000003126601" calcext:value-type="float">
            <text:p>3.13E-10</text:p>
          </table:table-cell>
          <table:table-cell office:value-type="float" office:value="0.00000000001674485" calcext:value-type="float">
            <text:p>1.67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3732148" calcext:value-type="float">
            <text:p>3.73E-06</text:p>
          </table:table-cell>
          <table:table-cell office:value-type="float" office:value="0.000003166159" calcext:value-type="float">
            <text:p>3.17E-06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1674485" calcext:value-type="float">
            <text:p>0.01674485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3166.159" calcext:value-type="float">
            <text:p>3166.15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0.0000000003167897" calcext:value-type="float">
            <text:p>3.17E-10</text:p>
          </table:table-cell>
          <table:table-cell office:value-type="float" office:value="0.00000000001740075" calcext:value-type="float">
            <text:p>1.74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430429" calcext:value-type="float">
            <text:p>4.30E-06</text:p>
          </table:table-cell>
          <table:table-cell office:value-type="float" office:value="0.000003653703" calcext:value-type="float">
            <text:p>3.65E-06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1740075" calcext:value-type="float">
            <text:p>0.01740075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3653.703" calcext:value-type="float">
            <text:p>3653.7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0000000005029416" calcext:value-type="float">
            <text:p>5.03E-10</text:p>
          </table:table-cell>
          <table:table-cell office:value-type="float" office:value="0.00000000001787158" calcext:value-type="float">
            <text:p>1.79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4806776" calcext:value-type="float">
            <text:p>4.81E-06</text:p>
          </table:table-cell>
          <table:table-cell office:value-type="float" office:value="0.000004078207" calcext:value-type="float">
            <text:p>4.08E-06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1787158" calcext:value-type="float">
            <text:p>0.01787158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4078.207" calcext:value-type="float">
            <text:p>4078.2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1485799" calcext:value-type="float">
            <text:p>-1.49E-09</text:p>
          </table:table-cell>
          <table:table-cell office:value-type="float" office:value="0.00000000001989289" calcext:value-type="float">
            <text:p>1.99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5689592" calcext:value-type="float">
            <text:p>5.69E-06</text:p>
          </table:table-cell>
          <table:table-cell office:value-type="float" office:value="0.000004828299" calcext:value-type="float">
            <text:p>4.83E-06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1989289" calcext:value-type="float">
            <text:p>0.01989289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4828.299" calcext:value-type="float">
            <text:p>4828.2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4725362" calcext:value-type="float">
            <text:p>-4.73E-10</text:p>
          </table:table-cell>
          <table:table-cell office:value-type="float" office:value="0.00000000002062343" calcext:value-type="float">
            <text:p>2.06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6482934" calcext:value-type="float">
            <text:p>6.48E-06</text:p>
          </table:table-cell>
          <table:table-cell office:value-type="float" office:value="0.000005503116" calcext:value-type="float">
            <text:p>5.50E-06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2062343" calcext:value-type="float">
            <text:p>0.02062343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5503.116" calcext:value-type="float">
            <text:p>5503.1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-0.0000000006756806" calcext:value-type="float">
            <text:p>-6.76E-10</text:p>
          </table:table-cell>
          <table:table-cell office:value-type="float" office:value="0.00000000002195204" calcext:value-type="float">
            <text:p>2.20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7213404" calcext:value-type="float">
            <text:p>7.21E-06</text:p>
          </table:table-cell>
          <table:table-cell office:value-type="float" office:value="0.000006121895" calcext:value-type="float">
            <text:p>6.12E-06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195204" calcext:value-type="float">
            <text:p>0.02195204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6121.895" calcext:value-type="float">
            <text:p>6121.89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0.0000000003747977" calcext:value-type="float">
            <text:p>3.75E-10</text:p>
          </table:table-cell>
          <table:table-cell office:value-type="float" office:value="0.00000000002251791" calcext:value-type="float">
            <text:p>2.25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7889645" calcext:value-type="float">
            <text:p>7.89E-06</text:p>
          </table:table-cell>
          <table:table-cell office:value-type="float" office:value="0.000006692744" calcext:value-type="float">
            <text:p>6.69E-06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251791" calcext:value-type="float">
            <text:p>0.02251791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6692.744" calcext:value-type="float">
            <text:p>6692.7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6671771" calcext:value-type="float">
            <text:p>6.67E-10</text:p>
          </table:table-cell>
          <table:table-cell office:value-type="float" office:value="0.00000000002380449" calcext:value-type="float">
            <text:p>2.38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8514327" calcext:value-type="float">
            <text:p>8.51E-06</text:p>
          </table:table-cell>
          <table:table-cell office:value-type="float" office:value="0.000007223455" calcext:value-type="float">
            <text:p>7.22E-06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2380449" calcext:value-type="float">
            <text:p>0.02380449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7223.455" calcext:value-type="float">
            <text:p>7223.4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6807785" calcext:value-type="float">
            <text:p>6.81E-10</text:p>
          </table:table-cell>
          <table:table-cell office:value-type="float" office:value="0.00000000002491317" calcext:value-type="float">
            <text:p>2.49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9105027" calcext:value-type="float">
            <text:p>9.11E-06</text:p>
          </table:table-cell>
          <table:table-cell office:value-type="float" office:value="0.000007720139" calcext:value-type="float">
            <text:p>7.72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2491317" calcext:value-type="float">
            <text:p>0.02491317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7720.139" calcext:value-type="float">
            <text:p>7720.13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3578638" calcext:value-type="float">
            <text:p>-3.58E-10</text:p>
          </table:table-cell>
          <table:table-cell office:value-type="float" office:value="0.00000000002559315" calcext:value-type="float">
            <text:p>2.56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9656739" calcext:value-type="float">
            <text:p>9.66E-06</text:p>
          </table:table-cell>
          <table:table-cell office:value-type="float" office:value="0.000008185104" calcext:value-type="float">
            <text:p>8.19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2559315" calcext:value-type="float">
            <text:p>0.02559315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8185.104" calcext:value-type="float">
            <text:p>8185.1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3799973" calcext:value-type="float">
            <text:p>3.80E-10</text:p>
          </table:table-cell>
          <table:table-cell office:value-type="float" office:value="0.00000000002629212" calcext:value-type="float">
            <text:p>2.63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1018453" calcext:value-type="float">
            <text:p>1.02E-05</text:p>
          </table:table-cell>
          <table:table-cell office:value-type="float" office:value="0.000008619878" calcext:value-type="float">
            <text:p>8.62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2629212" calcext:value-type="float">
            <text:p>0.02629212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8619.878" calcext:value-type="float">
            <text:p>8619.87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-0.0000000003098005" calcext:value-type="float">
            <text:p>-3.10E-10</text:p>
          </table:table-cell>
          <table:table-cell office:value-type="float" office:value="0.0000000000284252" calcext:value-type="float">
            <text:p>2.8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1113261" calcext:value-type="float">
            <text:p>1.11E-05</text:p>
          </table:table-cell>
          <table:table-cell office:value-type="float" office:value="0.000009419283" calcext:value-type="float">
            <text:p>9.42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284252" calcext:value-type="float">
            <text:p>0.0284252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9419.283" calcext:value-type="float">
            <text:p>9419.28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0000000002695712" calcext:value-type="float">
            <text:p>2.70E-10</text:p>
          </table:table-cell>
          <table:table-cell office:value-type="float" office:value="0.00000000003040601" calcext:value-type="float">
            <text:p>3.04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120091" calcext:value-type="float">
            <text:p>1.20E-05</text:p>
          </table:table-cell>
          <table:table-cell office:value-type="float" office:value="0.00001014779" calcext:value-type="float">
            <text:p>1.01E-05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3040601" calcext:value-type="float">
            <text:p>0.03040601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10147.79" calcext:value-type="float">
            <text:p>10147.7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06882847" calcext:value-type="float">
            <text:p>-6.88E-10</text:p>
          </table:table-cell>
          <table:table-cell office:value-type="float" office:value="0.00000000003158308" calcext:value-type="float">
            <text:p>3.16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1281385" calcext:value-type="float">
            <text:p>1.28E-05</text:p>
          </table:table-cell>
          <table:table-cell office:value-type="float" office:value="0.00001081348" calcext:value-type="float">
            <text:p>1.08E-05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3158308" calcext:value-type="float">
            <text:p>0.03158308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10813.48" calcext:value-type="float">
            <text:p>10813.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00000000008778865" calcext:value-type="float">
            <text:p>8.78E-11</text:p>
          </table:table-cell>
          <table:table-cell office:value-type="float" office:value="0.00000000003246834" calcext:value-type="float">
            <text:p>3.25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1355902" calcext:value-type="float">
            <text:p>1.36E-05</text:p>
          </table:table-cell>
          <table:table-cell office:value-type="float" office:value="0.00001142745" calcext:value-type="float">
            <text:p>1.14E-05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3246834" calcext:value-type="float">
            <text:p>0.03246834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11427.45" calcext:value-type="float">
            <text:p>11427.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09678117" calcext:value-type="float">
            <text:p>-9.68E-10</text:p>
          </table:table-cell>
          <table:table-cell office:value-type="float" office:value="0.00000000003383662" calcext:value-type="float">
            <text:p>3.38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1424064" calcext:value-type="float">
            <text:p>1.42E-05</text:p>
          </table:table-cell>
          <table:table-cell office:value-type="float" office:value="0.00001198552" calcext:value-type="float">
            <text:p>1.20E-05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3383662" calcext:value-type="float">
            <text:p>0.03383662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11985.52" calcext:value-type="float">
            <text:p>11985.5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3238986" calcext:value-type="float">
            <text:p>-3.24E-10</text:p>
          </table:table-cell>
          <table:table-cell office:value-type="float" office:value="0.00000000003574875" calcext:value-type="float">
            <text:p>3.57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1571871" calcext:value-type="float">
            <text:p>1.57E-05</text:p>
          </table:table-cell>
          <table:table-cell office:value-type="float" office:value="0.00001317997" calcext:value-type="float">
            <text:p>1.32E-05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3574875" calcext:value-type="float">
            <text:p>0.03574875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13179.97" calcext:value-type="float">
            <text:p>13179.9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6954812" calcext:value-type="float">
            <text:p>-6.95E-10</text:p>
          </table:table-cell>
          <table:table-cell office:value-type="float" office:value="0.00000000003786594" calcext:value-type="float">
            <text:p>3.79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1690504" calcext:value-type="float">
            <text:p>1.69E-05</text:p>
          </table:table-cell>
          <table:table-cell office:value-type="float" office:value="0.00001410804" calcext:value-type="float">
            <text:p>1.41E-05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3786594" calcext:value-type="float">
            <text:p>0.03786594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14108.04" calcext:value-type="float">
            <text:p>14108.0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4432973" calcext:value-type="float">
            <text:p>-4.43E-10</text:p>
          </table:table-cell>
          <table:table-cell office:value-type="float" office:value="0.0000000000396299" calcext:value-type="float">
            <text:p>3.96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1783493" calcext:value-type="float">
            <text:p>1.78E-05</text:p>
          </table:table-cell>
          <table:table-cell office:value-type="float" office:value="0.00001481052" calcext:value-type="float">
            <text:p>1.48E-05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396299" calcext:value-type="float">
            <text:p>0.0396299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14810.52" calcext:value-type="float">
            <text:p>14810.5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1017425" calcext:value-type="float">
            <text:p>-1.02E-09</text:p>
          </table:table-cell>
          <table:table-cell office:value-type="float" office:value="0.00000000004148482" calcext:value-type="float">
            <text:p>4.15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1856601" calcext:value-type="float">
            <text:p>1.86E-05</text:p>
          </table:table-cell>
          <table:table-cell office:value-type="float" office:value="0.00001533606" calcext:value-type="float">
            <text:p>1.53E-05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4148482" calcext:value-type="float">
            <text:p>0.04148482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15336.06" calcext:value-type="float">
            <text:p>15336.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9880404" calcext:value-type="float">
            <text:p>-9.88E-10</text:p>
          </table:table-cell>
          <table:table-cell office:value-type="float" office:value="0.00000000004305314" calcext:value-type="float">
            <text:p>4.31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1914542" calcext:value-type="float">
            <text:p>1.91E-05</text:p>
          </table:table-cell>
          <table:table-cell office:value-type="float" office:value="0.00001573398" calcext:value-type="float">
            <text:p>1.57E-05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4305314" calcext:value-type="float">
            <text:p>0.04305314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15733.98" calcext:value-type="float">
            <text:p>15733.9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8710349" calcext:value-type="float">
            <text:p>8.71E-10</text:p>
          </table:table-cell>
          <table:table-cell office:value-type="float" office:value="0.00000000004448131" calcext:value-type="float">
            <text:p>4.45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1961967" calcext:value-type="float">
            <text:p>1.96E-05</text:p>
          </table:table-cell>
          <table:table-cell office:value-type="float" office:value="0.00001604395" calcext:value-type="float">
            <text:p>1.60E-05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4448131" calcext:value-type="float">
            <text:p>0.04448131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16043.95" calcext:value-type="float">
            <text:p>16043.9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8271778" calcext:value-type="float">
            <text:p>-8.27E-10</text:p>
          </table:table-cell>
          <table:table-cell office:value-type="float" office:value="0.00000000004597099" calcext:value-type="float">
            <text:p>4.60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2001367" calcext:value-type="float">
            <text:p>2.00E-05</text:p>
          </table:table-cell>
          <table:table-cell office:value-type="float" office:value="0.00001628864" calcext:value-type="float">
            <text:p>1.63E-05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4597099" calcext:value-type="float">
            <text:p>0.04597099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16288.64" calcext:value-type="float">
            <text:p>16288.6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6457087" calcext:value-type="float">
            <text:p>-6.46E-10</text:p>
          </table:table-cell>
          <table:table-cell office:value-type="float" office:value="0.00000000004742808" calcext:value-type="float">
            <text:p>4.74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203417" calcext:value-type="float">
            <text:p>2.03E-05</text:p>
          </table:table-cell>
          <table:table-cell office:value-type="float" office:value="0.00001648265" calcext:value-type="float">
            <text:p>1.65E-05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4742808" calcext:value-type="float">
            <text:p>0.04742808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16482.65" calcext:value-type="float">
            <text:p>16482.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1004584" calcext:value-type="float">
            <text:p>1.00E-09</text:p>
          </table:table-cell>
          <table:table-cell office:value-type="float" office:value="0.00000000004876717" calcext:value-type="float">
            <text:p>4.88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2062295" calcext:value-type="float">
            <text:p>2.06E-05</text:p>
          </table:table-cell>
          <table:table-cell office:value-type="float" office:value="0.00001664152" calcext:value-type="float">
            <text:p>1.66E-05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4876717" calcext:value-type="float">
            <text:p>0.04876717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16641.52" calcext:value-type="float">
            <text:p>16641.5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1174652" calcext:value-type="float">
            <text:p>1.17E-09</text:p>
          </table:table-cell>
          <table:table-cell office:value-type="float" office:value="0.00000000004990559" calcext:value-type="float">
            <text:p>4.99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2086941" calcext:value-type="float">
            <text:p>2.09E-05</text:p>
          </table:table-cell>
          <table:table-cell office:value-type="float" office:value="0.00001677359" calcext:value-type="float">
            <text:p>1.68E-05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4990559" calcext:value-type="float">
            <text:p>0.04990559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16773.59" calcext:value-type="float">
            <text:p>16773.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5425259" calcext:value-type="float">
            <text:p>-5.43E-10</text:p>
          </table:table-cell>
          <table:table-cell office:value-type="float" office:value="0.00000000005116592" calcext:value-type="float">
            <text:p>5.12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2108819" calcext:value-type="float">
            <text:p>2.11E-05</text:p>
          </table:table-cell>
          <table:table-cell office:value-type="float" office:value="0.00001688219" calcext:value-type="float">
            <text:p>1.69E-05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5116592" calcext:value-type="float">
            <text:p>0.05116592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16882.19" calcext:value-type="float">
            <text:p>16882.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3067612" calcext:value-type="float">
            <text:p>3.07E-10</text:p>
          </table:table-cell>
          <table:table-cell office:value-type="float" office:value="0.00000000005224689" calcext:value-type="float">
            <text:p>5.22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2128056" calcext:value-type="float">
            <text:p>2.13E-05</text:p>
          </table:table-cell>
          <table:table-cell office:value-type="float" office:value="0.00001697459" calcext:value-type="float">
            <text:p>1.70E-05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224689" calcext:value-type="float">
            <text:p>0.05224689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16974.59" calcext:value-type="float">
            <text:p>16974.5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-0.0000000002974139" calcext:value-type="float">
            <text:p>-2.97E-10</text:p>
          </table:table-cell>
          <table:table-cell office:value-type="float" office:value="0.00000000005337701" calcext:value-type="float">
            <text:p>5.34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2145333" calcext:value-type="float">
            <text:p>2.15E-05</text:p>
          </table:table-cell>
          <table:table-cell office:value-type="float" office:value="0.00001705353" calcext:value-type="float">
            <text:p>1.71E-05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5337701" calcext:value-type="float">
            <text:p>0.05337701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17053.53" calcext:value-type="float">
            <text:p>17053.5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07298638" calcext:value-type="float">
            <text:p>7.30E-10</text:p>
          </table:table-cell>
          <table:table-cell office:value-type="float" office:value="0.00000000005435744" calcext:value-type="float">
            <text:p>5.44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2161247" calcext:value-type="float">
            <text:p>2.16E-05</text:p>
          </table:table-cell>
          <table:table-cell office:value-type="float" office:value="0.00001712084" calcext:value-type="float">
            <text:p>1.71E-05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5435744" calcext:value-type="float">
            <text:p>0.05435744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17120.84" calcext:value-type="float">
            <text:p>17120.8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412512" calcext:value-type="float">
            <text:p>1.41E-09</text:p>
          </table:table-cell>
          <table:table-cell office:value-type="float" office:value="0.00000000005535619" calcext:value-type="float">
            <text:p>5.54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2175542" calcext:value-type="float">
            <text:p>2.18E-05</text:p>
          </table:table-cell>
          <table:table-cell office:value-type="float" office:value="0.00001717888" calcext:value-type="float">
            <text:p>1.72E-05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5535619" calcext:value-type="float">
            <text:p>0.05535619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17178.88" calcext:value-type="float">
            <text:p>17178.8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280283" calcext:value-type="float">
            <text:p>1.28E-09</text:p>
          </table:table-cell>
          <table:table-cell office:value-type="float" office:value="0.00000000005633803" calcext:value-type="float">
            <text:p>5.63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2187942" calcext:value-type="float">
            <text:p>2.19E-05</text:p>
          </table:table-cell>
          <table:table-cell office:value-type="float" office:value="0.00001722364" calcext:value-type="float">
            <text:p>1.72E-05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5633803" calcext:value-type="float">
            <text:p>0.05633803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17223.64" calcext:value-type="float">
            <text:p>17223.6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1287876" calcext:value-type="float">
            <text:p>1.29E-09</text:p>
          </table:table-cell>
          <table:table-cell office:value-type="float" office:value="0.00000000005826749" calcext:value-type="float">
            <text:p>5.83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2210746" calcext:value-type="float">
            <text:p>2.21E-05</text:p>
          </table:table-cell>
          <table:table-cell office:value-type="float" office:value="0.00001730294" calcext:value-type="float">
            <text:p>1.73E-05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5826749" calcext:value-type="float">
            <text:p>0.05826749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17302.94" calcext:value-type="float">
            <text:p>17302.9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661145" calcext:value-type="float">
            <text:p>1.66E-09</text:p>
          </table:table-cell>
          <table:table-cell office:value-type="float" office:value="0.00000000006015377" calcext:value-type="float">
            <text:p>6.02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2230866" calcext:value-type="float">
            <text:p>2.23E-05</text:p>
          </table:table-cell>
          <table:table-cell office:value-type="float" office:value="0.00001736639" calcext:value-type="float">
            <text:p>1.74E-05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6015377" calcext:value-type="float">
            <text:p>0.06015377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17366.39" calcext:value-type="float">
            <text:p>17366.3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53722" calcext:value-type="float">
            <text:p>1.54E-09</text:p>
          </table:table-cell>
          <table:table-cell office:value-type="float" office:value="0.00000000006186503" calcext:value-type="float">
            <text:p>6.19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2248525" calcext:value-type="float">
            <text:p>2.25E-05</text:p>
          </table:table-cell>
          <table:table-cell office:value-type="float" office:value="0.00001741965" calcext:value-type="float">
            <text:p>1.74E-05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6186503" calcext:value-type="float">
            <text:p>0.06186503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17419.65" calcext:value-type="float">
            <text:p>17419.6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07476638" calcext:value-type="float">
            <text:p>7.48E-10</text:p>
          </table:table-cell>
          <table:table-cell office:value-type="float" office:value="0.00000000006345129" calcext:value-type="float">
            <text:p>6.35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2264893" calcext:value-type="float">
            <text:p>2.26E-05</text:p>
          </table:table-cell>
          <table:table-cell office:value-type="float" office:value="0.00001746899" calcext:value-type="float">
            <text:p>1.75E-05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6345129" calcext:value-type="float">
            <text:p>0.06345129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17468.99" calcext:value-type="float">
            <text:p>17468.9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2085326" calcext:value-type="float">
            <text:p>2.09E-09</text:p>
          </table:table-cell>
          <table:table-cell office:value-type="float" office:value="0.00000000006515366" calcext:value-type="float">
            <text:p>6.52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2280283" calcext:value-type="float">
            <text:p>2.28E-05</text:p>
          </table:table-cell>
          <table:table-cell office:value-type="float" office:value="0.0000175133" calcext:value-type="float">
            <text:p>1.75E-05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6515366" calcext:value-type="float">
            <text:p>0.06515366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17513.3" calcext:value-type="float">
            <text:p>17513.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690684" calcext:value-type="float">
            <text:p>1.69E-09</text:p>
          </table:table-cell>
          <table:table-cell office:value-type="float" office:value="0.00000000006654018" calcext:value-type="float">
            <text:p>6.65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2294425" calcext:value-type="float">
            <text:p>2.29E-05</text:p>
          </table:table-cell>
          <table:table-cell office:value-type="float" office:value="0.00001755595" calcext:value-type="float">
            <text:p>1.76E-05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6654018" calcext:value-type="float">
            <text:p>0.06654018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17555.95" calcext:value-type="float">
            <text:p>17555.9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07194523" calcext:value-type="float">
            <text:p>7.19E-10</text:p>
          </table:table-cell>
          <table:table-cell office:value-type="float" office:value="0.00000000006802299" calcext:value-type="float">
            <text:p>6.80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2308002" calcext:value-type="float">
            <text:p>2.31E-05</text:p>
          </table:table-cell>
          <table:table-cell office:value-type="float" office:value="0.00001759581" calcext:value-type="float">
            <text:p>1.76E-05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6802299" calcext:value-type="float">
            <text:p>0.06802299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17595.81" calcext:value-type="float">
            <text:p>17595.8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236507" calcext:value-type="float">
            <text:p>2.24E-09</text:p>
          </table:table-cell>
          <table:table-cell office:value-type="float" office:value="0.00000000006953136" calcext:value-type="float">
            <text:p>6.95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2320559" calcext:value-type="float">
            <text:p>2.32E-05</text:p>
          </table:table-cell>
          <table:table-cell office:value-type="float" office:value="0.00001763339" calcext:value-type="float">
            <text:p>1.76E-05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6953136" calcext:value-type="float">
            <text:p>0.06953136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17633.39" calcext:value-type="float">
            <text:p>17633.3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193445" calcext:value-type="float">
            <text:p>2.19E-09</text:p>
          </table:table-cell>
          <table:table-cell office:value-type="float" office:value="0.00000000007094446" calcext:value-type="float">
            <text:p>7.09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2332682" calcext:value-type="float">
            <text:p>2.33E-05</text:p>
          </table:table-cell>
          <table:table-cell office:value-type="float" office:value="0.00001766936" calcext:value-type="float">
            <text:p>1.77E-05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7094446" calcext:value-type="float">
            <text:p>0.07094446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17669.36" calcext:value-type="float">
            <text:p>17669.3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1637101" calcext:value-type="float">
            <text:p>1.64E-09</text:p>
          </table:table-cell>
          <table:table-cell office:value-type="float" office:value="0.00000000007223895" calcext:value-type="float">
            <text:p>7.22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2344301" calcext:value-type="float">
            <text:p>2.34E-05</text:p>
          </table:table-cell>
          <table:table-cell office:value-type="float" office:value="0.00001770396" calcext:value-type="float">
            <text:p>1.77E-05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7223895" calcext:value-type="float">
            <text:p>0.07223895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17703.96" calcext:value-type="float">
            <text:p>17703.9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1491404" calcext:value-type="float">
            <text:p>1.49E-09</text:p>
          </table:table-cell>
          <table:table-cell office:value-type="float" office:value="0.00000000007361769" calcext:value-type="float">
            <text:p>7.36E-11</text:p>
          </table:table-cell>
          <table:table-cell/>
          <table:table-cell table:style-name="Default" table:number-columns-repeated="3"/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7361769" calcext:value-type="float">
            <text:p>0.0736176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796816" calcext:value-type="float">
            <text:p>2.80E-09</text:p>
          </table:table-cell>
          <table:table-cell office:value-type="float" office:value="0.00000000007493655" calcext:value-type="float">
            <text:p>7.49E-11</text:p>
          </table:table-cell>
          <table:table-cell/>
          <table:table-cell table:style-name="Default" table:number-columns-repeated="3"/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7493655" calcext:value-type="float">
            <text:p>0.0749365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3028503" calcext:value-type="float">
            <text:p>3.03E-09</text:p>
          </table:table-cell>
          <table:table-cell office:value-type="float" office:value="0.00000000007616694" calcext:value-type="float">
            <text:p>7.62E-11</text:p>
          </table:table-cell>
          <table:table-cell/>
          <table:table-cell table:style-name="Default" table:number-columns-repeated="3"/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7616694" calcext:value-type="float">
            <text:p>0.07616694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2252218" calcext:value-type="float">
            <text:p>2.25E-09</text:p>
          </table:table-cell>
          <table:table-cell office:value-type="float" office:value="0.00000000007734367" calcext:value-type="float">
            <text:p>7.73E-11</text:p>
          </table:table-cell>
          <table:table-cell/>
          <table:table-cell table:style-name="Default" table:number-columns-repeated="3"/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7734367" calcext:value-type="float">
            <text:p>0.07734367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808463" calcext:value-type="float">
            <text:p>3.81E-09</text:p>
          </table:table-cell>
          <table:table-cell office:value-type="float" office:value="0.00000000007869558" calcext:value-type="float">
            <text:p>7.87E-11</text:p>
          </table:table-cell>
          <table:table-cell/>
          <table:table-cell table:style-name="Default" table:number-columns-repeated="3"/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7869558" calcext:value-type="float">
            <text:p>0.07869558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3057248" calcext:value-type="float">
            <text:p>3.06E-09</text:p>
          </table:table-cell>
          <table:table-cell office:value-type="float" office:value="0.00000000007991705" calcext:value-type="float">
            <text:p>7.99E-11</text:p>
          </table:table-cell>
          <table:table-cell/>
          <table:table-cell table:style-name="Default" table:number-columns-repeated="3"/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7991705" calcext:value-type="float">
            <text:p>0.0799170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312843" calcext:value-type="float">
            <text:p>4.31E-09</text:p>
          </table:table-cell>
          <table:table-cell office:value-type="float" office:value="0.00000000008136396" calcext:value-type="float">
            <text:p>8.14E-11</text:p>
          </table:table-cell>
          <table:table-cell/>
          <table:table-cell table:style-name="Default" table:number-columns-repeated="3"/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8136396" calcext:value-type="float">
            <text:p>0.08136396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188699" calcext:value-type="float">
            <text:p>3.19E-09</text:p>
          </table:table-cell>
          <table:table-cell office:value-type="float" office:value="0.00000000008284289" calcext:value-type="float">
            <text:p>8.28E-11</text:p>
          </table:table-cell>
          <table:table-cell/>
          <table:table-cell table:style-name="Default" table:number-columns-repeated="3"/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08284289" calcext:value-type="float">
            <text:p>0.0828428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331202" calcext:value-type="float">
            <text:p>3.31E-09</text:p>
          </table:table-cell>
          <table:table-cell office:value-type="float" office:value="0.00000000008444651" calcext:value-type="float">
            <text:p>8.44E-11</text:p>
          </table:table-cell>
          <table:table-cell/>
          <table:table-cell table:style-name="Default" table:number-columns-repeated="3"/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08444651" calcext:value-type="float">
            <text:p>0.0844465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825251" calcext:value-type="float">
            <text:p>4.83E-09</text:p>
          </table:table-cell>
          <table:table-cell office:value-type="float" office:value="0.0000000000860908" calcext:value-type="float">
            <text:p>8.61E-11</text:p>
          </table:table-cell>
          <table:table-cell/>
          <table:table-cell table:style-name="Default" table:number-columns-repeated="3"/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0860908" calcext:value-type="float">
            <text:p>0.0860908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251423" calcext:value-type="float">
            <text:p>4.25E-09</text:p>
          </table:table-cell>
          <table:table-cell office:value-type="float" office:value="0.00000000008810668" calcext:value-type="float">
            <text:p>8.81E-11</text:p>
          </table:table-cell>
          <table:table-cell/>
          <table:table-cell table:style-name="Default" table:number-columns-repeated="3"/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08810668" calcext:value-type="float">
            <text:p>0.0881066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4805899" calcext:value-type="float">
            <text:p>4.81E-09</text:p>
          </table:table-cell>
          <table:table-cell office:value-type="float" office:value="0.00000000009163432" calcext:value-type="float">
            <text:p>9.16E-11</text:p>
          </table:table-cell>
          <table:table-cell/>
          <table:table-cell table:style-name="Default" table:number-columns-repeated="3"/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09163432" calcext:value-type="float">
            <text:p>0.0916343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4885747" calcext:value-type="float">
            <text:p>4.89E-09</text:p>
          </table:table-cell>
          <table:table-cell office:value-type="float" office:value="0.0000000001000132" calcext:value-type="float">
            <text:p>1.00E-10</text:p>
          </table:table-cell>
          <table:table-cell/>
          <table:table-cell table:style-name="Default" table:number-columns-repeated="3"/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1000132" calcext:value-type="float">
            <text:p>0.1000132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4716715" calcext:value-type="float">
            <text:p>4.72E-09</text:p>
          </table:table-cell>
          <table:table-cell office:value-type="float" office:value="0.0000000001215765" calcext:value-type="float">
            <text:p>1.22E-10</text:p>
          </table:table-cell>
          <table:table-cell/>
          <table:table-cell table:style-name="Default" table:number-columns-repeated="3"/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1215765" calcext:value-type="float">
            <text:p>0.1215765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221532" calcext:value-type="float">
            <text:p>6.22E-09</text:p>
          </table:table-cell>
          <table:table-cell office:value-type="float" office:value="0.0000000001736091" calcext:value-type="float">
            <text:p>1.74E-10</text:p>
          </table:table-cell>
          <table:table-cell/>
          <table:table-cell table:style-name="Default" table:number-columns-repeated="3"/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1736091" calcext:value-type="float">
            <text:p>0.1736091</text:p>
          </table:table-cell>
          <table:table-cell table:number-columns-repeated="5"/>
        </table:table-row>
      </table:table>
      <table:table table:name="W332-M4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1090000000000" calcext:value-type="float">
            <text:p>1.09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01697837" calcext:value-type="float">
            <text:p>-1.70E-10</text:p>
          </table:table-cell>
          <table:table-cell office:value-type="float" office:value="0.000000000009624823" calcext:value-type="float">
            <text:p>9.62E-12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03018805" calcext:value-type="float">
            <text:p>-3.02E-09</text:p>
          </table:table-cell>
          <table:table-cell office:value-type="float" office:value="-0.000000001709582" calcext:value-type="float">
            <text:p>-1.71E-09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09624823" calcext:value-type="float">
            <text:p>0.009624823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1.709582" calcext:value-type="float">
            <text:p>-1.70958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475404" calcext:value-type="float">
            <text:p>-4.75E-10</text:p>
          </table:table-cell>
          <table:table-cell office:value-type="float" office:value="0.00000000001625298" calcext:value-type="float">
            <text:p>1.63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1180852" calcext:value-type="float">
            <text:p>1.18E-08</text:p>
          </table:table-cell>
          <table:table-cell office:value-type="float" office:value="0.00000001003712" calcext:value-type="float">
            <text:p>1.00E-08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1625298" calcext:value-type="float">
            <text:p>0.01625298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10.03712" calcext:value-type="float">
            <text:p>10.037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05462481" calcext:value-type="float">
            <text:p>-5.46E-10</text:p>
          </table:table-cell>
          <table:table-cell office:value-type="float" office:value="0.00000000001685977" calcext:value-type="float">
            <text:p>1.69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0135879" calcext:value-type="float">
            <text:p>1.36E-08</text:p>
          </table:table-cell>
          <table:table-cell office:value-type="float" office:value="0.00000001343174" calcext:value-type="float">
            <text:p>1.34E-08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1685977" calcext:value-type="float">
            <text:p>0.01685977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13.43174" calcext:value-type="float">
            <text:p>13.4317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556123" calcext:value-type="float">
            <text:p>-1.56E-09</text:p>
          </table:table-cell>
          <table:table-cell office:value-type="float" office:value="0.00000000001760753" calcext:value-type="float">
            <text:p>1.76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01750698" calcext:value-type="float">
            <text:p>1.75E-08</text:p>
          </table:table-cell>
          <table:table-cell office:value-type="float" office:value="0.00000001604814" calcext:value-type="float">
            <text:p>1.60E-08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1760753" calcext:value-type="float">
            <text:p>0.01760753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16.04814" calcext:value-type="float">
            <text:p>16.0481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0.0000000004120981" calcext:value-type="float">
            <text:p>4.12E-10</text:p>
          </table:table-cell>
          <table:table-cell office:value-type="float" office:value="0.00000000001836381" calcext:value-type="float">
            <text:p>1.84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0213973" calcext:value-type="float">
            <text:p>2.14E-08</text:p>
          </table:table-cell>
          <table:table-cell office:value-type="float" office:value="0.00000001829846" calcext:value-type="float">
            <text:p>1.83E-08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1836381" calcext:value-type="float">
            <text:p>0.01836381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18.29846" calcext:value-type="float">
            <text:p>18.298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06076418" calcext:value-type="float">
            <text:p>-6.08E-10</text:p>
          </table:table-cell>
          <table:table-cell office:value-type="float" office:value="0.00000000001879536" calcext:value-type="float">
            <text:p>1.88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02391846" calcext:value-type="float">
            <text:p>2.39E-08</text:p>
          </table:table-cell>
          <table:table-cell office:value-type="float" office:value="0.00000002213471" calcext:value-type="float">
            <text:p>2.21E-08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1879536" calcext:value-type="float">
            <text:p>0.01879536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22.13471" calcext:value-type="float">
            <text:p>22.134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0.0000000003928031" calcext:value-type="float">
            <text:p>3.93E-10</text:p>
          </table:table-cell>
          <table:table-cell office:value-type="float" office:value="0.0000000000196069" calcext:value-type="float">
            <text:p>1.96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02946127" calcext:value-type="float">
            <text:p>2.95E-08</text:p>
          </table:table-cell>
          <table:table-cell office:value-type="float" office:value="0.00000002539768" calcext:value-type="float">
            <text:p>2.54E-08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196069" calcext:value-type="float">
            <text:p>0.0196069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25.39768" calcext:value-type="float">
            <text:p>25.397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6130189" calcext:value-type="float">
            <text:p>6.13E-10</text:p>
          </table:table-cell>
          <table:table-cell office:value-type="float" office:value="0.00000000002084957" calcext:value-type="float">
            <text:p>2.08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03224873" calcext:value-type="float">
            <text:p>3.22E-08</text:p>
          </table:table-cell>
          <table:table-cell office:value-type="float" office:value="0.00000002826252" calcext:value-type="float">
            <text:p>2.83E-08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084957" calcext:value-type="float">
            <text:p>0.02084957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28.26252" calcext:value-type="float">
            <text:p>28.262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3941526" calcext:value-type="float">
            <text:p>-3.94E-10</text:p>
          </table:table-cell>
          <table:table-cell office:value-type="float" office:value="0.00000000002174591" calcext:value-type="float">
            <text:p>2.17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03610146" calcext:value-type="float">
            <text:p>3.61E-08</text:p>
          </table:table-cell>
          <table:table-cell office:value-type="float" office:value="0.00000003087987" calcext:value-type="float">
            <text:p>3.09E-08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174591" calcext:value-type="float">
            <text:p>0.02174591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30.87987" calcext:value-type="float">
            <text:p>30.8798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4892208" calcext:value-type="float">
            <text:p>4.89E-10</text:p>
          </table:table-cell>
          <table:table-cell office:value-type="float" office:value="0.00000000002269659" calcext:value-type="float">
            <text:p>2.27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03729724" calcext:value-type="float">
            <text:p>3.73E-08</text:p>
          </table:table-cell>
          <table:table-cell office:value-type="float" office:value="0.00000003332466" calcext:value-type="float">
            <text:p>3.33E-08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2269659" calcext:value-type="float">
            <text:p>0.02269659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33.32466" calcext:value-type="float">
            <text:p>33.324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-0.000000001248328" calcext:value-type="float">
            <text:p>-1.25E-09</text:p>
          </table:table-cell>
          <table:table-cell office:value-type="float" office:value="0.00000000002380188" calcext:value-type="float">
            <text:p>2.38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04182688" calcext:value-type="float">
            <text:p>4.18E-08</text:p>
          </table:table-cell>
          <table:table-cell office:value-type="float" office:value="0.00000003560325" calcext:value-type="float">
            <text:p>3.56E-08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2380188" calcext:value-type="float">
            <text:p>0.02380188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35.60325" calcext:value-type="float">
            <text:p>35.603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1238195" calcext:value-type="float">
            <text:p>-1.24E-09</text:p>
          </table:table-cell>
          <table:table-cell office:value-type="float" office:value="0.00000000002453887" calcext:value-type="float">
            <text:p>2.45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04287599" calcext:value-type="float">
            <text:p>4.29E-08</text:p>
          </table:table-cell>
          <table:table-cell office:value-type="float" office:value="0.00000003776946" calcext:value-type="float">
            <text:p>3.78E-08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2453887" calcext:value-type="float">
            <text:p>0.02453887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37.76946" calcext:value-type="float">
            <text:p>37.7694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5630231" calcext:value-type="float">
            <text:p>5.63E-10</text:p>
          </table:table-cell>
          <table:table-cell office:value-type="float" office:value="0.00000000002542208" calcext:value-type="float">
            <text:p>2.54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04583747" calcext:value-type="float">
            <text:p>4.58E-08</text:p>
          </table:table-cell>
          <table:table-cell office:value-type="float" office:value="0.00000003982477" calcext:value-type="float">
            <text:p>3.98E-08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2542208" calcext:value-type="float">
            <text:p>0.02542208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39.82477" calcext:value-type="float">
            <text:p>39.824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6492378" calcext:value-type="float">
            <text:p>6.49E-10</text:p>
          </table:table-cell>
          <table:table-cell office:value-type="float" office:value="0.00000000002737192" calcext:value-type="float">
            <text:p>2.74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0500303" calcext:value-type="float">
            <text:p>5.00E-08</text:p>
          </table:table-cell>
          <table:table-cell office:value-type="float" office:value="0.00000004363739" calcext:value-type="float">
            <text:p>4.36E-08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2737192" calcext:value-type="float">
            <text:p>0.02737192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43.63739" calcext:value-type="float">
            <text:p>43.6373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099409" calcext:value-type="float">
            <text:p>-1.10E-09</text:p>
          </table:table-cell>
          <table:table-cell office:value-type="float" office:value="0.00000000002907169" calcext:value-type="float">
            <text:p>2.91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05394948" calcext:value-type="float">
            <text:p>5.39E-08</text:p>
          </table:table-cell>
          <table:table-cell office:value-type="float" office:value="0.00000004718103" calcext:value-type="float">
            <text:p>4.72E-08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2907169" calcext:value-type="float">
            <text:p>0.02907169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47.18103" calcext:value-type="float">
            <text:p>47.1810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0.0000000005116336" calcext:value-type="float">
            <text:p>5.12E-10</text:p>
          </table:table-cell>
          <table:table-cell office:value-type="float" office:value="0.0000000000304" calcext:value-type="float">
            <text:p>3.04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05791847" calcext:value-type="float">
            <text:p>5.79E-08</text:p>
          </table:table-cell>
          <table:table-cell office:value-type="float" office:value="0.00000005049346" calcext:value-type="float">
            <text:p>5.05E-08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304" calcext:value-type="float">
            <text:p>0.0304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50.49346" calcext:value-type="float">
            <text:p>50.4934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000000000449403" calcext:value-type="float">
            <text:p>4.49E-10</text:p>
          </table:table-cell>
          <table:table-cell office:value-type="float" office:value="0.00000000003146378" calcext:value-type="float">
            <text:p>3.15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06227333" calcext:value-type="float">
            <text:p>6.23E-08</text:p>
          </table:table-cell>
          <table:table-cell office:value-type="float" office:value="0.00000005360833" calcext:value-type="float">
            <text:p>5.36E-08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3146378" calcext:value-type="float">
            <text:p>0.03146378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53.60833" calcext:value-type="float">
            <text:p>53.608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9030974" calcext:value-type="float">
            <text:p>9.03E-10</text:p>
          </table:table-cell>
          <table:table-cell office:value-type="float" office:value="0.00000000003246899" calcext:value-type="float">
            <text:p>3.25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06575299" calcext:value-type="float">
            <text:p>6.58E-08</text:p>
          </table:table-cell>
          <table:table-cell office:value-type="float" office:value="0.00000005653983" calcext:value-type="float">
            <text:p>5.65E-08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3246899" calcext:value-type="float">
            <text:p>0.03246899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56.53983" calcext:value-type="float">
            <text:p>56.5398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0000000004292207" calcext:value-type="float">
            <text:p>4.29E-10</text:p>
          </table:table-cell>
          <table:table-cell office:value-type="float" office:value="0.00000000003466491" calcext:value-type="float">
            <text:p>3.47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07390243" calcext:value-type="float">
            <text:p>7.39E-08</text:p>
          </table:table-cell>
          <table:table-cell office:value-type="float" office:value="0.00000006326198" calcext:value-type="float">
            <text:p>6.33E-08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3466491" calcext:value-type="float">
            <text:p>0.03466491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63.26198" calcext:value-type="float">
            <text:p>63.2619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4171296" calcext:value-type="float">
            <text:p>-4.17E-10</text:p>
          </table:table-cell>
          <table:table-cell office:value-type="float" office:value="0.00000000003671853" calcext:value-type="float">
            <text:p>3.67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0821361" calcext:value-type="float">
            <text:p>8.21E-08</text:p>
          </table:table-cell>
          <table:table-cell office:value-type="float" office:value="0.00000006935384" calcext:value-type="float">
            <text:p>6.94E-08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3671853" calcext:value-type="float">
            <text:p>0.03671853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69.35384" calcext:value-type="float">
            <text:p>69.3538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4590476" calcext:value-type="float">
            <text:p>-4.59E-10</text:p>
          </table:table-cell>
          <table:table-cell office:value-type="float" office:value="0.00000000003843283" calcext:value-type="float">
            <text:p>3.84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08950494" calcext:value-type="float">
            <text:p>8.95E-08</text:p>
          </table:table-cell>
          <table:table-cell office:value-type="float" office:value="0.00000007494451" calcext:value-type="float">
            <text:p>7.49E-08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3843283" calcext:value-type="float">
            <text:p>0.03843283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74.94451" calcext:value-type="float">
            <text:p>74.9445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0.00000000118281" calcext:value-type="float">
            <text:p>1.18E-09</text:p>
          </table:table-cell>
          <table:table-cell office:value-type="float" office:value="0.00000000003998652" calcext:value-type="float">
            <text:p>4.00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09590936" calcext:value-type="float">
            <text:p>9.59E-08</text:p>
          </table:table-cell>
          <table:table-cell office:value-type="float" office:value="0.00000008013789" calcext:value-type="float">
            <text:p>8.01E-08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3998652" calcext:value-type="float">
            <text:p>0.03998652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80.13789" calcext:value-type="float">
            <text:p>80.1378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01344046" calcext:value-type="float">
            <text:p>1.34E-10</text:p>
          </table:table-cell>
          <table:table-cell office:value-type="float" office:value="0.00000000004139622" calcext:value-type="float">
            <text:p>4.14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1002434" calcext:value-type="float">
            <text:p>1.00E-07</text:p>
          </table:table-cell>
          <table:table-cell office:value-type="float" office:value="0.00000008505876" calcext:value-type="float">
            <text:p>8.51E-08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4139622" calcext:value-type="float">
            <text:p>0.04139622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85.05876" calcext:value-type="float">
            <text:p>85.058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1031748" calcext:value-type="float">
            <text:p>1.03E-09</text:p>
          </table:table-cell>
          <table:table-cell office:value-type="float" office:value="0.00000000004299479" calcext:value-type="float">
            <text:p>4.30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1076389" calcext:value-type="float">
            <text:p>1.08E-07</text:p>
          </table:table-cell>
          <table:table-cell office:value-type="float" office:value="0.00000008981587" calcext:value-type="float">
            <text:p>8.98E-08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4299479" calcext:value-type="float">
            <text:p>0.04299479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89.81587" calcext:value-type="float">
            <text:p>89.8158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07626896" calcext:value-type="float">
            <text:p>7.63E-10</text:p>
          </table:table-cell>
          <table:table-cell office:value-type="float" office:value="0.00000000004429643" calcext:value-type="float">
            <text:p>4.43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1129813" calcext:value-type="float">
            <text:p>1.13E-07</text:p>
          </table:table-cell>
          <table:table-cell office:value-type="float" office:value="0.00000009431037" calcext:value-type="float">
            <text:p>9.43E-08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4429643" calcext:value-type="float">
            <text:p>0.04429643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94.31037" calcext:value-type="float">
            <text:p>94.3103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04201144" calcext:value-type="float">
            <text:p>-4.20E-11</text:p>
          </table:table-cell>
          <table:table-cell office:value-type="float" office:value="0.00000000004562267" calcext:value-type="float">
            <text:p>4.56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1175628" calcext:value-type="float">
            <text:p>1.18E-07</text:p>
          </table:table-cell>
          <table:table-cell office:value-type="float" office:value="0.00000009864285" calcext:value-type="float">
            <text:p>9.86E-08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4562267" calcext:value-type="float">
            <text:p>0.04562267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98.64285" calcext:value-type="float">
            <text:p>98.6428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09526033" calcext:value-type="float">
            <text:p>9.53E-10</text:p>
          </table:table-cell>
          <table:table-cell office:value-type="float" office:value="0.00000000004684977" calcext:value-type="float">
            <text:p>4.68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1228898" calcext:value-type="float">
            <text:p>1.23E-07</text:p>
          </table:table-cell>
          <table:table-cell office:value-type="float" office:value="0.0000001028172" calcext:value-type="float">
            <text:p>1.03E-07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4684977" calcext:value-type="float">
            <text:p>0.04684977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102.8172" calcext:value-type="float">
            <text:p>102.817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-0.00000000003911963" calcext:value-type="float">
            <text:p>-3.91E-11</text:p>
          </table:table-cell>
          <table:table-cell office:value-type="float" office:value="0.0000000000478957" calcext:value-type="float">
            <text:p>4.79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1268434" calcext:value-type="float">
            <text:p>1.27E-07</text:p>
          </table:table-cell>
          <table:table-cell office:value-type="float" office:value="0.0000001068295" calcext:value-type="float">
            <text:p>1.07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478957" calcext:value-type="float">
            <text:p>0.0478957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106.8295" calcext:value-type="float">
            <text:p>106.82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000000001215565" calcext:value-type="float">
            <text:p>1.22E-09</text:p>
          </table:table-cell>
          <table:table-cell office:value-type="float" office:value="0.00000000004907522" calcext:value-type="float">
            <text:p>4.91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131317" calcext:value-type="float">
            <text:p>1.31E-07</text:p>
          </table:table-cell>
          <table:table-cell office:value-type="float" office:value="0.00000011072" calcext:value-type="float">
            <text:p>1.11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4907522" calcext:value-type="float">
            <text:p>0.04907522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110.72" calcext:value-type="float">
            <text:p>110.7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4090955" calcext:value-type="float">
            <text:p>4.09E-10</text:p>
          </table:table-cell>
          <table:table-cell office:value-type="float" office:value="0.00000000005010668" calcext:value-type="float">
            <text:p>5.01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1364018" calcext:value-type="float">
            <text:p>1.36E-07</text:p>
          </table:table-cell>
          <table:table-cell office:value-type="float" office:value="0.0000001144625" calcext:value-type="float">
            <text:p>1.14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010668" calcext:value-type="float">
            <text:p>0.05010668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114.4625" calcext:value-type="float">
            <text:p>114.462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1272904" calcext:value-type="float">
            <text:p>1.27E-09</text:p>
          </table:table-cell>
          <table:table-cell office:value-type="float" office:value="0.00000000005114563" calcext:value-type="float">
            <text:p>5.11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01420571" calcext:value-type="float">
            <text:p>1.42E-07</text:p>
          </table:table-cell>
          <table:table-cell office:value-type="float" office:value="0.0000001180791" calcext:value-type="float">
            <text:p>1.18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5114563" calcext:value-type="float">
            <text:p>0.05114563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118.0791" calcext:value-type="float">
            <text:p>118.079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03962048" calcext:value-type="float">
            <text:p>3.96E-10</text:p>
          </table:table-cell>
          <table:table-cell office:value-type="float" office:value="0.00000000005204679" calcext:value-type="float">
            <text:p>5.20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01464764" calcext:value-type="float">
            <text:p>1.46E-07</text:p>
          </table:table-cell>
          <table:table-cell office:value-type="float" office:value="0.0000001216034" calcext:value-type="float">
            <text:p>1.22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5204679" calcext:value-type="float">
            <text:p>0.05204679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121.6034" calcext:value-type="float">
            <text:p>121.603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1278738" calcext:value-type="float">
            <text:p>1.28E-09</text:p>
          </table:table-cell>
          <table:table-cell office:value-type="float" office:value="0.00000000005307642" calcext:value-type="float">
            <text:p>5.31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0150426" calcext:value-type="float">
            <text:p>1.50E-07</text:p>
          </table:table-cell>
          <table:table-cell office:value-type="float" office:value="0.0000001250523" calcext:value-type="float">
            <text:p>1.25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5307642" calcext:value-type="float">
            <text:p>0.05307642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125.0523" calcext:value-type="float">
            <text:p>125.05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677966" calcext:value-type="float">
            <text:p>1.68E-09</text:p>
          </table:table-cell>
          <table:table-cell office:value-type="float" office:value="0.00000000005407681" calcext:value-type="float">
            <text:p>5.41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01531363" calcext:value-type="float">
            <text:p>1.53E-07</text:p>
          </table:table-cell>
          <table:table-cell office:value-type="float" office:value="0.0000001284015" calcext:value-type="float">
            <text:p>1.28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5407681" calcext:value-type="float">
            <text:p>0.05407681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128.4015" calcext:value-type="float">
            <text:p>128.401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1113255" calcext:value-type="float">
            <text:p>1.11E-09</text:p>
          </table:table-cell>
          <table:table-cell office:value-type="float" office:value="0.00000000005582149" calcext:value-type="float">
            <text:p>5.58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01629969" calcext:value-type="float">
            <text:p>1.63E-07</text:p>
          </table:table-cell>
          <table:table-cell office:value-type="float" office:value="0.0000001348445" calcext:value-type="float">
            <text:p>1.35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5582149" calcext:value-type="float">
            <text:p>0.05582149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134.8445" calcext:value-type="float">
            <text:p>134.844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1335102" calcext:value-type="float">
            <text:p>1.34E-09</text:p>
          </table:table-cell>
          <table:table-cell office:value-type="float" office:value="0.00000000005746938" calcext:value-type="float">
            <text:p>5.75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01687611" calcext:value-type="float">
            <text:p>1.69E-07</text:p>
          </table:table-cell>
          <table:table-cell office:value-type="float" office:value="0.0000001410265" calcext:value-type="float">
            <text:p>1.41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5746938" calcext:value-type="float">
            <text:p>0.05746938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141.0265" calcext:value-type="float">
            <text:p>141.026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2078352" calcext:value-type="float">
            <text:p>2.08E-09</text:p>
          </table:table-cell>
          <table:table-cell office:value-type="float" office:value="0.00000000005898951" calcext:value-type="float">
            <text:p>5.90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01766281" calcext:value-type="float">
            <text:p>1.77E-07</text:p>
          </table:table-cell>
          <table:table-cell office:value-type="float" office:value="0.0000001469541" calcext:value-type="float">
            <text:p>1.47E-07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5898951" calcext:value-type="float">
            <text:p>0.05898951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146.9541" calcext:value-type="float">
            <text:p>146.95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657359" calcext:value-type="float">
            <text:p>1.66E-09</text:p>
          </table:table-cell>
          <table:table-cell office:value-type="float" office:value="0.00000000006045652" calcext:value-type="float">
            <text:p>6.05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01846454" calcext:value-type="float">
            <text:p>1.85E-07</text:p>
          </table:table-cell>
          <table:table-cell office:value-type="float" office:value="0.0000001526661" calcext:value-type="float">
            <text:p>1.53E-07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6045652" calcext:value-type="float">
            <text:p>0.06045652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152.6661" calcext:value-type="float">
            <text:p>152.666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2406666" calcext:value-type="float">
            <text:p>2.41E-09</text:p>
          </table:table-cell>
          <table:table-cell office:value-type="float" office:value="0.00000000006195175" calcext:value-type="float">
            <text:p>6.20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01919063" calcext:value-type="float">
            <text:p>1.92E-07</text:p>
          </table:table-cell>
          <table:table-cell office:value-type="float" office:value="0.0000001581692" calcext:value-type="float">
            <text:p>1.58E-07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6195175" calcext:value-type="float">
            <text:p>0.06195175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158.1692" calcext:value-type="float">
            <text:p>158.169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1415239" calcext:value-type="float">
            <text:p>1.42E-09</text:p>
          </table:table-cell>
          <table:table-cell office:value-type="float" office:value="0.00000000006340338" calcext:value-type="float">
            <text:p>6.34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01985451" calcext:value-type="float">
            <text:p>1.99E-07</text:p>
          </table:table-cell>
          <table:table-cell office:value-type="float" office:value="0.0000001635268" calcext:value-type="float">
            <text:p>1.64E-07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6340338" calcext:value-type="float">
            <text:p>0.06340338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163.5268" calcext:value-type="float">
            <text:p>163.526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380451" calcext:value-type="float">
            <text:p>1.38E-09</text:p>
          </table:table-cell>
          <table:table-cell office:value-type="float" office:value="0.00000000006467262" calcext:value-type="float">
            <text:p>6.47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02046346" calcext:value-type="float">
            <text:p>2.05E-07</text:p>
          </table:table-cell>
          <table:table-cell office:value-type="float" office:value="0.0000001687389" calcext:value-type="float">
            <text:p>1.69E-07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6467262" calcext:value-type="float">
            <text:p>0.06467262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168.7389" calcext:value-type="float">
            <text:p>168.738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879373" calcext:value-type="float">
            <text:p>2.88E-09</text:p>
          </table:table-cell>
          <table:table-cell office:value-type="float" office:value="0.00000000006599077" calcext:value-type="float">
            <text:p>6.60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021171" calcext:value-type="float">
            <text:p>2.12E-07</text:p>
          </table:table-cell>
          <table:table-cell office:value-type="float" office:value="0.0000001738136" calcext:value-type="float">
            <text:p>1.74E-07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6599077" calcext:value-type="float">
            <text:p>0.06599077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173.8136" calcext:value-type="float">
            <text:p>173.813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1704033" calcext:value-type="float">
            <text:p>1.70E-09</text:p>
          </table:table-cell>
          <table:table-cell office:value-type="float" office:value="0.00000000006717983" calcext:value-type="float">
            <text:p>6.72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0217349" calcext:value-type="float">
            <text:p>2.17E-07</text:p>
          </table:table-cell>
          <table:table-cell office:value-type="float" office:value="0.0000001787783" calcext:value-type="float">
            <text:p>1.79E-07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6717983" calcext:value-type="float">
            <text:p>0.06717983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178.7783" calcext:value-type="float">
            <text:p>178.778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2103294" calcext:value-type="float">
            <text:p>2.10E-09</text:p>
          </table:table-cell>
          <table:table-cell office:value-type="float" office:value="0.00000000006840284" calcext:value-type="float">
            <text:p>6.84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02240324" calcext:value-type="float">
            <text:p>2.24E-07</text:p>
          </table:table-cell>
          <table:table-cell office:value-type="float" office:value="0.0000001836102" calcext:value-type="float">
            <text:p>1.84E-07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6840284" calcext:value-type="float">
            <text:p>0.06840284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183.6102" calcext:value-type="float">
            <text:p>183.610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2799647" calcext:value-type="float">
            <text:p>2.80E-09</text:p>
          </table:table-cell>
          <table:table-cell office:value-type="float" office:value="0.00000000006935093" calcext:value-type="float">
            <text:p>6.94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02292336" calcext:value-type="float">
            <text:p>2.29E-07</text:p>
          </table:table-cell>
          <table:table-cell office:value-type="float" office:value="0.0000001883264" calcext:value-type="float">
            <text:p>1.88E-07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6935093" calcext:value-type="float">
            <text:p>0.06935093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188.3264" calcext:value-type="float">
            <text:p>188.326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3155703" calcext:value-type="float">
            <text:p>3.16E-09</text:p>
          </table:table-cell>
          <table:table-cell office:value-type="float" office:value="0.0000000000704554" calcext:value-type="float">
            <text:p>7.05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0234433" calcext:value-type="float">
            <text:p>2.34E-07</text:p>
          </table:table-cell>
          <table:table-cell office:value-type="float" office:value="0.000000192893" calcext:value-type="float">
            <text:p>1.93E-07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704554" calcext:value-type="float">
            <text:p>0.0704554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192.893" calcext:value-type="float">
            <text:p>192.89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878487" calcext:value-type="float">
            <text:p>2.88E-09</text:p>
          </table:table-cell>
          <table:table-cell office:value-type="float" office:value="0.00000000007138208" calcext:value-type="float">
            <text:p>7.14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02408396" calcext:value-type="float">
            <text:p>2.41E-07</text:p>
          </table:table-cell>
          <table:table-cell office:value-type="float" office:value="0.0000001972674" calcext:value-type="float">
            <text:p>1.97E-07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7138208" calcext:value-type="float">
            <text:p>0.07138208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197.2674" calcext:value-type="float">
            <text:p>197.267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4256189" calcext:value-type="float">
            <text:p>4.26E-09</text:p>
          </table:table-cell>
          <table:table-cell office:value-type="float" office:value="0.00000000007237356" calcext:value-type="float">
            <text:p>7.24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0246761" calcext:value-type="float">
            <text:p>2.47E-07</text:p>
          </table:table-cell>
          <table:table-cell office:value-type="float" office:value="0.0000002014509" calcext:value-type="float">
            <text:p>2.01E-07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7237356" calcext:value-type="float">
            <text:p>0.07237356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201.4509" calcext:value-type="float">
            <text:p>201.450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4775521" calcext:value-type="float">
            <text:p>4.78E-09</text:p>
          </table:table-cell>
          <table:table-cell office:value-type="float" office:value="0.00000000007321914" calcext:value-type="float">
            <text:p>7.32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02499759" calcext:value-type="float">
            <text:p>2.50E-07</text:p>
          </table:table-cell>
          <table:table-cell office:value-type="float" office:value="0.0000002055043" calcext:value-type="float">
            <text:p>2.06E-07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7321914" calcext:value-type="float">
            <text:p>0.07321914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205.5043" calcext:value-type="float">
            <text:p>205.504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6887329" calcext:value-type="float">
            <text:p>6.89E-09</text:p>
          </table:table-cell>
          <table:table-cell office:value-type="float" office:value="0.00000000007390108" calcext:value-type="float">
            <text:p>7.39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02568924" calcext:value-type="float">
            <text:p>2.57E-07</text:p>
          </table:table-cell>
          <table:table-cell office:value-type="float" office:value="0.000000209393" calcext:value-type="float">
            <text:p>2.09E-07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7390108" calcext:value-type="float">
            <text:p>0.07390108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G52]*10^9" office:value-type="float" office:value="209.393" calcext:value-type="float">
            <text:p>209.39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9773415" calcext:value-type="float">
            <text:p>9.77E-09</text:p>
          </table:table-cell>
          <table:table-cell office:value-type="float" office:value="0.00000000007477544" calcext:value-type="float">
            <text:p>7.48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02601298" calcext:value-type="float">
            <text:p>2.60E-07</text:p>
          </table:table-cell>
          <table:table-cell office:value-type="float" office:value="0.0000002130208" calcext:value-type="float">
            <text:p>2.13E-07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7477544" calcext:value-type="float">
            <text:p>0.07477544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G53]*10^9" office:value-type="float" office:value="213.0208" calcext:value-type="float">
            <text:p>213.020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1415012" calcext:value-type="float">
            <text:p>1.42E-08</text:p>
          </table:table-cell>
          <table:table-cell office:value-type="float" office:value="0.00000000007595756" calcext:value-type="float">
            <text:p>7.60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02642265" calcext:value-type="float">
            <text:p>2.64E-07</text:p>
          </table:table-cell>
          <table:table-cell office:value-type="float" office:value="0.0000002162078" calcext:value-type="float">
            <text:p>2.16E-07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07595756" calcext:value-type="float">
            <text:p>0.07595756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G54]*10^9" office:value-type="float" office:value="216.2078" calcext:value-type="float">
            <text:p>216.207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2416521" calcext:value-type="float">
            <text:p>2.42E-08</text:p>
          </table:table-cell>
          <table:table-cell office:value-type="float" office:value="0.00000000007705482" calcext:value-type="float">
            <text:p>7.71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02677155" calcext:value-type="float">
            <text:p>2.68E-07</text:p>
          </table:table-cell>
          <table:table-cell office:value-type="float" office:value="0.0000002186432" calcext:value-type="float">
            <text:p>2.19E-07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07705482" calcext:value-type="float">
            <text:p>0.07705482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G55]*10^9" office:value-type="float" office:value="218.6432" calcext:value-type="float">
            <text:p>218.643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3690293" calcext:value-type="float">
            <text:p>3.69E-08</text:p>
          </table:table-cell>
          <table:table-cell office:value-type="float" office:value="0.0000000000781677" calcext:value-type="float">
            <text:p>7.82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02707203" calcext:value-type="float">
            <text:p>2.71E-07</text:p>
          </table:table-cell>
          <table:table-cell office:value-type="float" office:value="0.0000002203326" calcext:value-type="float">
            <text:p>2.20E-07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0781677" calcext:value-type="float">
            <text:p>0.0781677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G56]*10^9" office:value-type="float" office:value="220.3326" calcext:value-type="float">
            <text:p>220.332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5362967" calcext:value-type="float">
            <text:p>5.36E-08</text:p>
          </table:table-cell>
          <table:table-cell office:value-type="float" office:value="0.00000000007947376" calcext:value-type="float">
            <text:p>7.95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02730739" calcext:value-type="float">
            <text:p>2.73E-07</text:p>
          </table:table-cell>
          <table:table-cell office:value-type="float" office:value="0.0000002215478" calcext:value-type="float">
            <text:p>2.22E-07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07947376" calcext:value-type="float">
            <text:p>0.07947376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G57]*10^9" office:value-type="float" office:value="221.5478" calcext:value-type="float">
            <text:p>221.547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7820367" calcext:value-type="float">
            <text:p>7.82E-08</text:p>
          </table:table-cell>
          <table:table-cell office:value-type="float" office:value="0.00000000008105682" calcext:value-type="float">
            <text:p>8.11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02769993" calcext:value-type="float">
            <text:p>2.77E-07</text:p>
          </table:table-cell>
          <table:table-cell office:value-type="float" office:value="0.0000002228111" calcext:value-type="float">
            <text:p>2.23E-07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08105682" calcext:value-type="float">
            <text:p>0.08105682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G58]*10^9" office:value-type="float" office:value="222.8111" calcext:value-type="float">
            <text:p>222.811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1114661" calcext:value-type="float">
            <text:p>1.11E-07</text:p>
          </table:table-cell>
          <table:table-cell office:value-type="float" office:value="0.00000000008314807" calcext:value-type="float">
            <text:p>8.31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02780488" calcext:value-type="float">
            <text:p>2.78E-07</text:p>
          </table:table-cell>
          <table:table-cell office:value-type="float" office:value="0.0000002248756" calcext:value-type="float">
            <text:p>2.25E-07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08314807" calcext:value-type="float">
            <text:p>0.08314807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G59]*10^9" office:value-type="float" office:value="224.8756" calcext:value-type="float">
            <text:p>224.875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1556401" calcext:value-type="float">
            <text:p>1.56E-07</text:p>
          </table:table-cell>
          <table:table-cell office:value-type="float" office:value="0.00000000008621839" calcext:value-type="float">
            <text:p>8.62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02845665" calcext:value-type="float">
            <text:p>2.85E-07</text:p>
          </table:table-cell>
          <table:table-cell office:value-type="float" office:value="0.0000002284963" calcext:value-type="float">
            <text:p>2.28E-07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08621839" calcext:value-type="float">
            <text:p>0.08621839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G60]*10^9" office:value-type="float" office:value="228.4963" calcext:value-type="float">
            <text:p>228.4963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2124377" calcext:value-type="float">
            <text:p>2.12E-07</text:p>
          </table:table-cell>
          <table:table-cell office:value-type="float" office:value="0.00000000009054019" calcext:value-type="float">
            <text:p>9.05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02898801" calcext:value-type="float">
            <text:p>2.90E-07</text:p>
          </table:table-cell>
          <table:table-cell office:value-type="float" office:value="0.0000002341177" calcext:value-type="float">
            <text:p>2.34E-07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09054019" calcext:value-type="float">
            <text:p>0.09054019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G61]*10^9" office:value-type="float" office:value="234.1177" calcext:value-type="float">
            <text:p>234.117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.60E+02</text:p>
          </table:table-cell>
          <table:table-cell office:value-type="float" office:value="0.0000002816377" calcext:value-type="float">
            <text:p>2.82E-07</text:p>
          </table:table-cell>
          <table:table-cell office:value-type="float" office:value="0.00000000009589304" calcext:value-type="float">
            <text:p>9.59E-11</text:p>
          </table:table-cell>
          <table:table-cell/>
          <table:table-cell table:style-name="Default" table:number-columns-repeated="3"/>
          <table:table-cell/>
          <table:table-cell table:formula="of:=[.A62]" office:value-type="float" office:value="360" calcext:value-type="float">
            <text:p>3.60E+02</text:p>
          </table:table-cell>
          <table:table-cell table:formula="of:=[.C62]*10^9" office:value-type="float" office:value="0.09589304" calcext:value-type="float">
            <text:p>0.09589304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.70E+02</text:p>
          </table:table-cell>
          <table:table-cell office:value-type="float" office:value="0.0000003700613" calcext:value-type="float">
            <text:p>3.70E-07</text:p>
          </table:table-cell>
          <table:table-cell office:value-type="float" office:value="0.0000000001016125" calcext:value-type="float">
            <text:p>1.02E-10</text:p>
          </table:table-cell>
          <table:table-cell/>
          <table:table-cell table:style-name="Default" table:number-columns-repeated="3"/>
          <table:table-cell/>
          <table:table-cell table:formula="of:=[.A63]" office:value-type="float" office:value="370" calcext:value-type="float">
            <text:p>3.70E+02</text:p>
          </table:table-cell>
          <table:table-cell table:formula="of:=[.C63]*10^9" office:value-type="float" office:value="0.1016125" calcext:value-type="float">
            <text:p>0.1016125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.80E+02</text:p>
          </table:table-cell>
          <table:table-cell office:value-type="float" office:value="0.0000004704416" calcext:value-type="float">
            <text:p>4.70E-07</text:p>
          </table:table-cell>
          <table:table-cell office:value-type="float" office:value="0.0000000001084298" calcext:value-type="float">
            <text:p>1.08E-10</text:p>
          </table:table-cell>
          <table:table-cell/>
          <table:table-cell table:style-name="Default" table:number-columns-repeated="3"/>
          <table:table-cell/>
          <table:table-cell table:formula="of:=[.A64]" office:value-type="float" office:value="380" calcext:value-type="float">
            <text:p>3.80E+02</text:p>
          </table:table-cell>
          <table:table-cell table:formula="of:=[.C64]*10^9" office:value-type="float" office:value="0.1084298" calcext:value-type="float">
            <text:p>0.108429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.90E+02</text:p>
          </table:table-cell>
          <table:table-cell office:value-type="float" office:value="0.0000005921202" calcext:value-type="float">
            <text:p>5.92E-07</text:p>
          </table:table-cell>
          <table:table-cell office:value-type="float" office:value="0.0000000001140843" calcext:value-type="float">
            <text:p>1.14E-10</text:p>
          </table:table-cell>
          <table:table-cell/>
          <table:table-cell table:style-name="Default" table:number-columns-repeated="3"/>
          <table:table-cell/>
          <table:table-cell table:formula="of:=[.A65]" office:value-type="float" office:value="390" calcext:value-type="float">
            <text:p>3.90E+02</text:p>
          </table:table-cell>
          <table:table-cell table:formula="of:=[.C65]*10^9" office:value-type="float" office:value="0.1140843" calcext:value-type="float">
            <text:p>0.114084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.00E+02</text:p>
          </table:table-cell>
          <table:table-cell office:value-type="float" office:value="0.0000007338256" calcext:value-type="float">
            <text:p>7.34E-07</text:p>
          </table:table-cell>
          <table:table-cell office:value-type="float" office:value="0.0000000001196612" calcext:value-type="float">
            <text:p>1.20E-10</text:p>
          </table:table-cell>
          <table:table-cell/>
          <table:table-cell table:style-name="Default" table:number-columns-repeated="3"/>
          <table:table-cell/>
          <table:table-cell table:formula="of:=[.A66]" office:value-type="float" office:value="400" calcext:value-type="float">
            <text:p>4.00E+02</text:p>
          </table:table-cell>
          <table:table-cell table:formula="of:=[.C66]*10^9" office:value-type="float" office:value="0.1196612" calcext:value-type="float">
            <text:p>0.119661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.10E+02</text:p>
          </table:table-cell>
          <table:table-cell office:value-type="float" office:value="0.0000008992291" calcext:value-type="float">
            <text:p>8.99E-07</text:p>
          </table:table-cell>
          <table:table-cell office:value-type="float" office:value="0.0000000001261333" calcext:value-type="float">
            <text:p>1.26E-10</text:p>
          </table:table-cell>
          <table:table-cell/>
          <table:table-cell table:style-name="Default" table:number-columns-repeated="3"/>
          <table:table-cell/>
          <table:table-cell table:formula="of:=[.A67]" office:value-type="float" office:value="410" calcext:value-type="float">
            <text:p>4.10E+02</text:p>
          </table:table-cell>
          <table:table-cell table:formula="of:=[.C67]*10^9" office:value-type="float" office:value="0.1261333" calcext:value-type="float">
            <text:p>0.1261333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.20E+02</text:p>
          </table:table-cell>
          <table:table-cell office:value-type="float" office:value="0.000001092097" calcext:value-type="float">
            <text:p>1.09E-06</text:p>
          </table:table-cell>
          <table:table-cell office:value-type="float" office:value="0.0000000001312379" calcext:value-type="float">
            <text:p>1.31E-10</text:p>
          </table:table-cell>
          <table:table-cell/>
          <table:table-cell table:style-name="Default" table:number-columns-repeated="3"/>
          <table:table-cell/>
          <table:table-cell table:formula="of:=[.A68]" office:value-type="float" office:value="420" calcext:value-type="float">
            <text:p>4.20E+02</text:p>
          </table:table-cell>
          <table:table-cell table:formula="of:=[.C68]*10^9" office:value-type="float" office:value="0.1312379" calcext:value-type="float">
            <text:p>0.131237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.30E+02</text:p>
          </table:table-cell>
          <table:table-cell office:value-type="float" office:value="0.000001327819" calcext:value-type="float">
            <text:p>1.33E-06</text:p>
          </table:table-cell>
          <table:table-cell office:value-type="float" office:value="0.0000000001417154" calcext:value-type="float">
            <text:p>1.42E-10</text:p>
          </table:table-cell>
          <table:table-cell/>
          <table:table-cell table:style-name="Default" table:number-columns-repeated="3"/>
          <table:table-cell/>
          <table:table-cell table:formula="of:=[.A69]" office:value-type="float" office:value="430" calcext:value-type="float">
            <text:p>4.30E+02</text:p>
          </table:table-cell>
          <table:table-cell table:formula="of:=[.C69]*10^9" office:value-type="float" office:value="0.1417154" calcext:value-type="float">
            <text:p>0.1417154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.40E+02</text:p>
          </table:table-cell>
          <table:table-cell office:value-type="float" office:value="0.000001610775" calcext:value-type="float">
            <text:p>1.61E-06</text:p>
          </table:table-cell>
          <table:table-cell office:value-type="float" office:value="0.000000000154695" calcext:value-type="float">
            <text:p>1.55E-10</text:p>
          </table:table-cell>
          <table:table-cell/>
          <table:table-cell table:style-name="Default" table:number-columns-repeated="3"/>
          <table:table-cell/>
          <table:table-cell table:formula="of:=[.A70]" office:value-type="float" office:value="440" calcext:value-type="float">
            <text:p>4.40E+02</text:p>
          </table:table-cell>
          <table:table-cell table:formula="of:=[.C70]*10^9" office:value-type="float" office:value="0.154695" calcext:value-type="float">
            <text:p>0.15469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.50E+02</text:p>
          </table:table-cell>
          <table:table-cell office:value-type="float" office:value="0.000001940021" calcext:value-type="float">
            <text:p>1.94E-06</text:p>
          </table:table-cell>
          <table:table-cell office:value-type="float" office:value="0.0000000001740802" calcext:value-type="float">
            <text:p>1.74E-10</text:p>
          </table:table-cell>
          <table:table-cell/>
          <table:table-cell table:style-name="Default" table:number-columns-repeated="3"/>
          <table:table-cell/>
          <table:table-cell table:formula="of:=[.A71]" office:value-type="float" office:value="450" calcext:value-type="float">
            <text:p>4.50E+02</text:p>
          </table:table-cell>
          <table:table-cell table:formula="of:=[.C71]*10^9" office:value-type="float" office:value="0.1740802" calcext:value-type="float">
            <text:p>0.1740802</text:p>
          </table:table-cell>
          <table:table-cell table:number-columns-repeated="5"/>
        </table:table-row>
      </table:table>
      <table:table table:name="W332-M6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24100000000000" calcext:value-type="float">
            <text:p>2.41E+13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003357061" calcext:value-type="float">
            <text:p>-3.36E-11</text:p>
          </table:table-cell>
          <table:table-cell office:value-type="float" office:value="0.00000000001108659" calcext:value-type="float">
            <text:p>1.11E-11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5459446" calcext:value-type="float">
            <text:p>-5.46E-08</text:p>
          </table:table-cell>
          <table:table-cell office:value-type="float" office:value="-0.00000007088515" calcext:value-type="float">
            <text:p>-7.09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1108659" calcext:value-type="float">
            <text:p>0.01108659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70.88515" calcext:value-type="float">
            <text:p>-70.8851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-0.000000000306801" calcext:value-type="float">
            <text:p>-3.07E-10</text:p>
          </table:table-cell>
          <table:table-cell office:value-type="float" office:value="0.00000000001801658" calcext:value-type="float">
            <text:p>1.80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4507589" calcext:value-type="float">
            <text:p>4.51E-07</text:p>
          </table:table-cell>
          <table:table-cell office:value-type="float" office:value="0.0000003807892" calcext:value-type="float">
            <text:p>3.81E-07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1801658" calcext:value-type="float">
            <text:p>0.01801658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380.7892" calcext:value-type="float">
            <text:p>380.78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01082501" calcext:value-type="float">
            <text:p>-1.08E-10</text:p>
          </table:table-cell>
          <table:table-cell office:value-type="float" office:value="0.00000000001901965" calcext:value-type="float">
            <text:p>1.90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5503213" calcext:value-type="float">
            <text:p>5.50E-07</text:p>
          </table:table-cell>
          <table:table-cell office:value-type="float" office:value="0.0000004655661" calcext:value-type="float">
            <text:p>4.66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1901965" calcext:value-type="float">
            <text:p>0.01901965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465.5661" calcext:value-type="float">
            <text:p>465.566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03223618" calcext:value-type="float">
            <text:p>-3.22E-10</text:p>
          </table:table-cell>
          <table:table-cell office:value-type="float" office:value="0.0000000000197951" calcext:value-type="float">
            <text:p>1.98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6280636" calcext:value-type="float">
            <text:p>6.28E-07</text:p>
          </table:table-cell>
          <table:table-cell office:value-type="float" office:value="0.0000005293954" calcext:value-type="float">
            <text:p>5.29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197951" calcext:value-type="float">
            <text:p>0.0197951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529.3954" calcext:value-type="float">
            <text:p>529.395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02762405" calcext:value-type="float">
            <text:p>-2.76E-10</text:p>
          </table:table-cell>
          <table:table-cell office:value-type="float" office:value="0.00000000002012381" calcext:value-type="float">
            <text:p>2.01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6911068" calcext:value-type="float">
            <text:p>6.91E-07</text:p>
          </table:table-cell>
          <table:table-cell office:value-type="float" office:value="0.0000005837624" calcext:value-type="float">
            <text:p>5.84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2012381" calcext:value-type="float">
            <text:p>0.02012381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583.7624" calcext:value-type="float">
            <text:p>583.76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-0.000000001491964" calcext:value-type="float">
            <text:p>-1.49E-09</text:p>
          </table:table-cell>
          <table:table-cell office:value-type="float" office:value="0.0000000000206824" calcext:value-type="float">
            <text:p>2.07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8014705" calcext:value-type="float">
            <text:p>8.01E-07</text:p>
          </table:table-cell>
          <table:table-cell office:value-type="float" office:value="0.0000006761784" calcext:value-type="float">
            <text:p>6.76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206824" calcext:value-type="float">
            <text:p>0.0206824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676.1784" calcext:value-type="float">
            <text:p>676.17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09455738" calcext:value-type="float">
            <text:p>-9.46E-10</text:p>
          </table:table-cell>
          <table:table-cell office:value-type="float" office:value="0.00000000002193749" calcext:value-type="float">
            <text:p>2.19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901357" calcext:value-type="float">
            <text:p>9.01E-07</text:p>
          </table:table-cell>
          <table:table-cell office:value-type="float" office:value="0.0000007557502" calcext:value-type="float">
            <text:p>7.56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2193749" calcext:value-type="float">
            <text:p>0.02193749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755.7502" calcext:value-type="float">
            <text:p>755.750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0.0000000006422137" calcext:value-type="float">
            <text:p>6.42E-10</text:p>
          </table:table-cell>
          <table:table-cell office:value-type="float" office:value="0.00000000002273436" calcext:value-type="float">
            <text:p>2.27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9916058" calcext:value-type="float">
            <text:p>9.92E-07</text:p>
          </table:table-cell>
          <table:table-cell office:value-type="float" office:value="0.000000826726" calcext:value-type="float">
            <text:p>8.27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273436" calcext:value-type="float">
            <text:p>0.02273436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826.726" calcext:value-type="float">
            <text:p>826.7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-0.0000000009751807" calcext:value-type="float">
            <text:p>-9.75E-10</text:p>
          </table:table-cell>
          <table:table-cell office:value-type="float" office:value="0.0000000000236308" calcext:value-type="float">
            <text:p>2.36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1059536" calcext:value-type="float">
            <text:p>1.06E-06</text:p>
          </table:table-cell>
          <table:table-cell office:value-type="float" office:value="0.0000008906218" calcext:value-type="float">
            <text:p>8.91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36308" calcext:value-type="float">
            <text:p>0.0236308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890.6218" calcext:value-type="float">
            <text:p>890.62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0.0000000004536777" calcext:value-type="float">
            <text:p>4.54E-10</text:p>
          </table:table-cell>
          <table:table-cell office:value-type="float" office:value="0.00000000002445094" calcext:value-type="float">
            <text:p>2.45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1130649" calcext:value-type="float">
            <text:p>1.13E-06</text:p>
          </table:table-cell>
          <table:table-cell office:value-type="float" office:value="0.00000095069" calcext:value-type="float">
            <text:p>9.51E-07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2445094" calcext:value-type="float">
            <text:p>0.02445094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950.69" calcext:value-type="float">
            <text:p>950.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0.0000000006461395" calcext:value-type="float">
            <text:p>6.46E-10</text:p>
          </table:table-cell>
          <table:table-cell office:value-type="float" office:value="0.00000000002508039" calcext:value-type="float">
            <text:p>2.51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1198792" calcext:value-type="float">
            <text:p>1.20E-06</text:p>
          </table:table-cell>
          <table:table-cell office:value-type="float" office:value="0.000001006624" calcext:value-type="float">
            <text:p>1.01E-06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2508039" calcext:value-type="float">
            <text:p>0.02508039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1006.624" calcext:value-type="float">
            <text:p>1006.6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-0.0000000008310391" calcext:value-type="float">
            <text:p>-8.31E-10</text:p>
          </table:table-cell>
          <table:table-cell office:value-type="float" office:value="0.00000000002620639" calcext:value-type="float">
            <text:p>2.62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1260421" calcext:value-type="float">
            <text:p>1.26E-06</text:p>
          </table:table-cell>
          <table:table-cell office:value-type="float" office:value="0.00000105935" calcext:value-type="float">
            <text:p>1.06E-06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2620639" calcext:value-type="float">
            <text:p>0.02620639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1059.35" calcext:value-type="float">
            <text:p>1059.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5868047" calcext:value-type="float">
            <text:p>5.87E-10</text:p>
          </table:table-cell>
          <table:table-cell office:value-type="float" office:value="0.00000000002677708" calcext:value-type="float">
            <text:p>2.68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1319906" calcext:value-type="float">
            <text:p>1.32E-06</text:p>
          </table:table-cell>
          <table:table-cell office:value-type="float" office:value="0.000001109029" calcext:value-type="float">
            <text:p>1.11E-06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2677708" calcext:value-type="float">
            <text:p>0.02677708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1109.029" calcext:value-type="float">
            <text:p>1109.02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-0.000000001188609" calcext:value-type="float">
            <text:p>-1.19E-09</text:p>
          </table:table-cell>
          <table:table-cell office:value-type="float" office:value="0.00000000002853478" calcext:value-type="float">
            <text:p>2.85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1432697" calcext:value-type="float">
            <text:p>1.43E-06</text:p>
          </table:table-cell>
          <table:table-cell office:value-type="float" office:value="0.00000120158" calcext:value-type="float">
            <text:p>1.20E-06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2853478" calcext:value-type="float">
            <text:p>0.02853478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1201.58" calcext:value-type="float">
            <text:p>1201.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-0.000000001146299" calcext:value-type="float">
            <text:p>-1.15E-09</text:p>
          </table:table-cell>
          <table:table-cell office:value-type="float" office:value="0.00000000003029688" calcext:value-type="float">
            <text:p>3.03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1534394" calcext:value-type="float">
            <text:p>1.53E-06</text:p>
          </table:table-cell>
          <table:table-cell office:value-type="float" office:value="0.000001286889" calcext:value-type="float">
            <text:p>1.29E-06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3029688" calcext:value-type="float">
            <text:p>0.03029688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1286.889" calcext:value-type="float">
            <text:p>1286.88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06866974" calcext:value-type="float">
            <text:p>-6.87E-10</text:p>
          </table:table-cell>
          <table:table-cell office:value-type="float" office:value="0.0000000000316943" calcext:value-type="float">
            <text:p>3.17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1632081" calcext:value-type="float">
            <text:p>1.63E-06</text:p>
          </table:table-cell>
          <table:table-cell office:value-type="float" office:value="0.000001366103" calcext:value-type="float">
            <text:p>1.37E-06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316943" calcext:value-type="float">
            <text:p>0.0316943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1366.103" calcext:value-type="float">
            <text:p>1366.1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-0.0000000001691507" calcext:value-type="float">
            <text:p>-1.69E-10</text:p>
          </table:table-cell>
          <table:table-cell office:value-type="float" office:value="0.0000000000330757" calcext:value-type="float">
            <text:p>3.31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1722703" calcext:value-type="float">
            <text:p>1.72E-06</text:p>
          </table:table-cell>
          <table:table-cell office:value-type="float" office:value="0.000001441098" calcext:value-type="float">
            <text:p>1.44E-06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330757" calcext:value-type="float">
            <text:p>0.0330757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1441.098" calcext:value-type="float">
            <text:p>1441.09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0.000000000810807" calcext:value-type="float">
            <text:p>8.11E-10</text:p>
          </table:table-cell>
          <table:table-cell office:value-type="float" office:value="0.0000000000337438" calcext:value-type="float">
            <text:p>3.37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1808198" calcext:value-type="float">
            <text:p>1.81E-06</text:p>
          </table:table-cell>
          <table:table-cell office:value-type="float" office:value="0.000001511222" calcext:value-type="float">
            <text:p>1.51E-06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337438" calcext:value-type="float">
            <text:p>0.0337438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1511.222" calcext:value-type="float">
            <text:p>1511.2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-0.0000000003738823" calcext:value-type="float">
            <text:p>-3.74E-10</text:p>
          </table:table-cell>
          <table:table-cell office:value-type="float" office:value="0.00000000003632349" calcext:value-type="float">
            <text:p>3.63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2003871" calcext:value-type="float">
            <text:p>2.00E-06</text:p>
          </table:table-cell>
          <table:table-cell office:value-type="float" office:value="0.000001672871" calcext:value-type="float">
            <text:p>1.67E-06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3632349" calcext:value-type="float">
            <text:p>0.03632349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1672.871" calcext:value-type="float">
            <text:p>1672.8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01804254" calcext:value-type="float">
            <text:p>-1.80E-10</text:p>
          </table:table-cell>
          <table:table-cell office:value-type="float" office:value="0.00000000003791151" calcext:value-type="float">
            <text:p>3.79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2183137" calcext:value-type="float">
            <text:p>2.18E-06</text:p>
          </table:table-cell>
          <table:table-cell office:value-type="float" office:value="0.000001819021" calcext:value-type="float">
            <text:p>1.82E-06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3791151" calcext:value-type="float">
            <text:p>0.03791151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1819.021" calcext:value-type="float">
            <text:p>1819.02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5362535" calcext:value-type="float">
            <text:p>-5.36E-10</text:p>
          </table:table-cell>
          <table:table-cell office:value-type="float" office:value="0.00000000003984177" calcext:value-type="float">
            <text:p>3.98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2347841" calcext:value-type="float">
            <text:p>2.35E-06</text:p>
          </table:table-cell>
          <table:table-cell office:value-type="float" office:value="0.000001954032" calcext:value-type="float">
            <text:p>1.95E-06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3984177" calcext:value-type="float">
            <text:p>0.03984177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1954.032" calcext:value-type="float">
            <text:p>1954.03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8969049" calcext:value-type="float">
            <text:p>-8.97E-10</text:p>
          </table:table-cell>
          <table:table-cell office:value-type="float" office:value="0.00000000004149047" calcext:value-type="float">
            <text:p>4.15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2502379" calcext:value-type="float">
            <text:p>2.50E-06</text:p>
          </table:table-cell>
          <table:table-cell office:value-type="float" office:value="0.000002079469" calcext:value-type="float">
            <text:p>2.08E-06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4149047" calcext:value-type="float">
            <text:p>0.04149047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2079.469" calcext:value-type="float">
            <text:p>2079.46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-0.0000000005571757" calcext:value-type="float">
            <text:p>-5.57E-10</text:p>
          </table:table-cell>
          <table:table-cell office:value-type="float" office:value="0.00000000004284256" calcext:value-type="float">
            <text:p>4.28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2646651" calcext:value-type="float">
            <text:p>2.65E-06</text:p>
          </table:table-cell>
          <table:table-cell office:value-type="float" office:value="0.000002197602" calcext:value-type="float">
            <text:p>2.20E-06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4284256" calcext:value-type="float">
            <text:p>0.04284256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2197.602" calcext:value-type="float">
            <text:p>2197.60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0.0000000003618772" calcext:value-type="float">
            <text:p>3.62E-10</text:p>
          </table:table-cell>
          <table:table-cell office:value-type="float" office:value="0.00000000004413151" calcext:value-type="float">
            <text:p>4.41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2785382" calcext:value-type="float">
            <text:p>2.79E-06</text:p>
          </table:table-cell>
          <table:table-cell office:value-type="float" office:value="0.000002309414" calcext:value-type="float">
            <text:p>2.31E-06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4413151" calcext:value-type="float">
            <text:p>0.04413151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2309.414" calcext:value-type="float">
            <text:p>2309.41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0.000000001030289" calcext:value-type="float">
            <text:p>1.03E-09</text:p>
          </table:table-cell>
          <table:table-cell office:value-type="float" office:value="0.00000000004549528" calcext:value-type="float">
            <text:p>4.55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2916692" calcext:value-type="float">
            <text:p>2.92E-06</text:p>
          </table:table-cell>
          <table:table-cell office:value-type="float" office:value="0.000002415243" calcext:value-type="float">
            <text:p>2.42E-06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4549528" calcext:value-type="float">
            <text:p>0.04549528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2415.243" calcext:value-type="float">
            <text:p>2415.24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0.0000000002442458" calcext:value-type="float">
            <text:p>2.44E-10</text:p>
          </table:table-cell>
          <table:table-cell office:value-type="float" office:value="0.00000000004680225" calcext:value-type="float">
            <text:p>4.68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3041368" calcext:value-type="float">
            <text:p>3.04E-06</text:p>
          </table:table-cell>
          <table:table-cell office:value-type="float" office:value="0.000002516576" calcext:value-type="float">
            <text:p>2.52E-06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4680225" calcext:value-type="float">
            <text:p>0.04680225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2516.576" calcext:value-type="float">
            <text:p>2516.57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1165664" calcext:value-type="float">
            <text:p>1.17E-09</text:p>
          </table:table-cell>
          <table:table-cell office:value-type="float" office:value="0.00000000004772822" calcext:value-type="float">
            <text:p>4.77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3163528" calcext:value-type="float">
            <text:p>3.16E-06</text:p>
          </table:table-cell>
          <table:table-cell office:value-type="float" office:value="0.000002615176" calcext:value-type="float">
            <text:p>2.62E-06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4772822" calcext:value-type="float">
            <text:p>0.04772822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2615.176" calcext:value-type="float">
            <text:p>2615.1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001852033" calcext:value-type="float">
            <text:p>1.85E-11</text:p>
          </table:table-cell>
          <table:table-cell office:value-type="float" office:value="0.00000000004913374" calcext:value-type="float">
            <text:p>4.91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3281121" calcext:value-type="float">
            <text:p>3.28E-06</text:p>
          </table:table-cell>
          <table:table-cell office:value-type="float" office:value="0.0000027096" calcext:value-type="float">
            <text:p>2.71E-06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4913374" calcext:value-type="float">
            <text:p>0.04913374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2709.6" calcext:value-type="float">
            <text:p>2709.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0.000000000727561" calcext:value-type="float">
            <text:p>7.28E-10</text:p>
          </table:table-cell>
          <table:table-cell office:value-type="float" office:value="0.00000000005009753" calcext:value-type="float">
            <text:p>5.01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3396751" calcext:value-type="float">
            <text:p>3.40E-06</text:p>
          </table:table-cell>
          <table:table-cell office:value-type="float" office:value="0.000002800928" calcext:value-type="float">
            <text:p>2.80E-06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5009753" calcext:value-type="float">
            <text:p>0.05009753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2800.928" calcext:value-type="float">
            <text:p>2800.92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1328613" calcext:value-type="float">
            <text:p>1.33E-09</text:p>
          </table:table-cell>
          <table:table-cell office:value-type="float" office:value="0.00000000005109335" calcext:value-type="float">
            <text:p>5.11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3506372" calcext:value-type="float">
            <text:p>3.51E-06</text:p>
          </table:table-cell>
          <table:table-cell office:value-type="float" office:value="0.000002889188" calcext:value-type="float">
            <text:p>2.89E-06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109335" calcext:value-type="float">
            <text:p>0.05109335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2889.188" calcext:value-type="float">
            <text:p>2889.18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09393092" calcext:value-type="float">
            <text:p>9.39E-10</text:p>
          </table:table-cell>
          <table:table-cell office:value-type="float" office:value="0.00000000005209898" calcext:value-type="float">
            <text:p>5.21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3612312" calcext:value-type="float">
            <text:p>3.61E-06</text:p>
          </table:table-cell>
          <table:table-cell office:value-type="float" office:value="0.000002975132" calcext:value-type="float">
            <text:p>2.98E-06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5209898" calcext:value-type="float">
            <text:p>0.05209898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2975.132" calcext:value-type="float">
            <text:p>2975.13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393402" calcext:value-type="float">
            <text:p>1.39E-09</text:p>
          </table:table-cell>
          <table:table-cell office:value-type="float" office:value="0.00000000005312861" calcext:value-type="float">
            <text:p>5.31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3715425" calcext:value-type="float">
            <text:p>3.72E-06</text:p>
          </table:table-cell>
          <table:table-cell office:value-type="float" office:value="0.000003058217" calcext:value-type="float">
            <text:p>3.06E-06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5312861" calcext:value-type="float">
            <text:p>0.05312861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3058.217" calcext:value-type="float">
            <text:p>3058.21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-0.00000000025772" calcext:value-type="float">
            <text:p>-2.58E-10</text:p>
          </table:table-cell>
          <table:table-cell office:value-type="float" office:value="0.00000000005404986" calcext:value-type="float">
            <text:p>5.40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3818079" calcext:value-type="float">
            <text:p>3.82E-06</text:p>
          </table:table-cell>
          <table:table-cell office:value-type="float" office:value="0.000003140062" calcext:value-type="float">
            <text:p>3.14E-06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5404986" calcext:value-type="float">
            <text:p>0.05404986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3140.062" calcext:value-type="float">
            <text:p>3140.06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0.000000001284794" calcext:value-type="float">
            <text:p>1.28E-09</text:p>
          </table:table-cell>
          <table:table-cell office:value-type="float" office:value="0.00000000005495336" calcext:value-type="float">
            <text:p>5.50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3916465" calcext:value-type="float">
            <text:p>3.92E-06</text:p>
          </table:table-cell>
          <table:table-cell office:value-type="float" office:value="0.000003219226" calcext:value-type="float">
            <text:p>3.22E-06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5495336" calcext:value-type="float">
            <text:p>0.05495336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3219.226" calcext:value-type="float">
            <text:p>3219.22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2393143" calcext:value-type="float">
            <text:p>2.39E-10</text:p>
          </table:table-cell>
          <table:table-cell office:value-type="float" office:value="0.00000000005662556" calcext:value-type="float">
            <text:p>5.66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4108143" calcext:value-type="float">
            <text:p>4.11E-06</text:p>
          </table:table-cell>
          <table:table-cell office:value-type="float" office:value="0.000003370971" calcext:value-type="float">
            <text:p>3.37E-06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5662556" calcext:value-type="float">
            <text:p>0.05662556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3370.971" calcext:value-type="float">
            <text:p>3370.97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2366899" calcext:value-type="float">
            <text:p>2.37E-10</text:p>
          </table:table-cell>
          <table:table-cell office:value-type="float" office:value="0.00000000005827837" calcext:value-type="float">
            <text:p>5.83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4289807" calcext:value-type="float">
            <text:p>4.29E-06</text:p>
          </table:table-cell>
          <table:table-cell office:value-type="float" office:value="0.000003515367" calcext:value-type="float">
            <text:p>3.52E-06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5827837" calcext:value-type="float">
            <text:p>0.05827837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3515.367" calcext:value-type="float">
            <text:p>3515.36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08198995" calcext:value-type="float">
            <text:p>8.20E-10</text:p>
          </table:table-cell>
          <table:table-cell office:value-type="float" office:value="0.00000000005977432" calcext:value-type="float">
            <text:p>5.98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4463693" calcext:value-type="float">
            <text:p>4.46E-06</text:p>
          </table:table-cell>
          <table:table-cell office:value-type="float" office:value="0.000003652818" calcext:value-type="float">
            <text:p>3.65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5977432" calcext:value-type="float">
            <text:p>0.0597743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3652.818" calcext:value-type="float">
            <text:p>3652.81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992299" calcext:value-type="float">
            <text:p>1.99E-09</text:p>
          </table:table-cell>
          <table:table-cell office:value-type="float" office:value="0.00000000006129805" calcext:value-type="float">
            <text:p>6.13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4628477" calcext:value-type="float">
            <text:p>4.63E-06</text:p>
          </table:table-cell>
          <table:table-cell office:value-type="float" office:value="0.000003782765" calcext:value-type="float">
            <text:p>3.78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6129805" calcext:value-type="float">
            <text:p>0.06129805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3782.765" calcext:value-type="float">
            <text:p>3782.76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05746593" calcext:value-type="float">
            <text:p>5.75E-10</text:p>
          </table:table-cell>
          <table:table-cell office:value-type="float" office:value="0.00000000006269002" calcext:value-type="float">
            <text:p>6.27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4782677" calcext:value-type="float">
            <text:p>4.78E-06</text:p>
          </table:table-cell>
          <table:table-cell office:value-type="float" office:value="0.000003903911" calcext:value-type="float">
            <text:p>3.90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6269002" calcext:value-type="float">
            <text:p>0.06269002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3903.911" calcext:value-type="float">
            <text:p>3903.91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2295257" calcext:value-type="float">
            <text:p>2.30E-09</text:p>
          </table:table-cell>
          <table:table-cell office:value-type="float" office:value="0.00000000006393616" calcext:value-type="float">
            <text:p>6.39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492623" calcext:value-type="float">
            <text:p>4.93E-06</text:p>
          </table:table-cell>
          <table:table-cell office:value-type="float" office:value="0.000004015527" calcext:value-type="float">
            <text:p>4.02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6393616" calcext:value-type="float">
            <text:p>0.06393616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4015.527" calcext:value-type="float">
            <text:p>4015.52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2295077" calcext:value-type="float">
            <text:p>2.30E-09</text:p>
          </table:table-cell>
          <table:table-cell office:value-type="float" office:value="0.00000000006523006" calcext:value-type="float">
            <text:p>6.52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5056208" calcext:value-type="float">
            <text:p>5.06E-06</text:p>
          </table:table-cell>
          <table:table-cell office:value-type="float" office:value="0.000004114624" calcext:value-type="float">
            <text:p>4.11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6523006" calcext:value-type="float">
            <text:p>0.06523006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4114.624" calcext:value-type="float">
            <text:p>4114.62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1253319" calcext:value-type="float">
            <text:p>1.25E-09</text:p>
          </table:table-cell>
          <table:table-cell office:value-type="float" office:value="0.00000000006620953" calcext:value-type="float">
            <text:p>6.62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517071" calcext:value-type="float">
            <text:p>5.17E-06</text:p>
          </table:table-cell>
          <table:table-cell office:value-type="float" office:value="0.000004198322" calcext:value-type="float">
            <text:p>4.20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6620953" calcext:value-type="float">
            <text:p>0.06620953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4198.322" calcext:value-type="float">
            <text:p>4198.32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2823869" calcext:value-type="float">
            <text:p>2.82E-09</text:p>
          </table:table-cell>
          <table:table-cell office:value-type="float" office:value="0.00000000006743735" calcext:value-type="float">
            <text:p>6.74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5266342" calcext:value-type="float">
            <text:p>5.27E-06</text:p>
          </table:table-cell>
          <table:table-cell office:value-type="float" office:value="0.000004265453" calcext:value-type="float">
            <text:p>4.27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6743735" calcext:value-type="float">
            <text:p>0.06743735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4265.453" calcext:value-type="float">
            <text:p>4265.45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2394595" calcext:value-type="float">
            <text:p>2.39E-09</text:p>
          </table:table-cell>
          <table:table-cell office:value-type="float" office:value="0.00000000006859834" calcext:value-type="float">
            <text:p>6.86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5346059" calcext:value-type="float">
            <text:p>5.35E-06</text:p>
          </table:table-cell>
          <table:table-cell office:value-type="float" office:value="0.000004316379" calcext:value-type="float">
            <text:p>4.32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6859834" calcext:value-type="float">
            <text:p>0.06859834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4316.379" calcext:value-type="float">
            <text:p>4316.37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3295011" calcext:value-type="float">
            <text:p>3.30E-09</text:p>
          </table:table-cell>
          <table:table-cell office:value-type="float" office:value="0.00000000006967153" calcext:value-type="float">
            <text:p>6.97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5408565" calcext:value-type="float">
            <text:p>5.41E-06</text:p>
          </table:table-cell>
          <table:table-cell office:value-type="float" office:value="0.000004354103" calcext:value-type="float">
            <text:p>4.35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6967153" calcext:value-type="float">
            <text:p>0.06967153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4354.103" calcext:value-type="float">
            <text:p>4354.10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264062" calcext:value-type="float">
            <text:p>2.64E-09</text:p>
          </table:table-cell>
          <table:table-cell office:value-type="float" office:value="0.00000000007074297" calcext:value-type="float">
            <text:p>7.07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5461115" calcext:value-type="float">
            <text:p>5.46E-06</text:p>
          </table:table-cell>
          <table:table-cell office:value-type="float" office:value="0.000004381042" calcext:value-type="float">
            <text:p>4.38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7074297" calcext:value-type="float">
            <text:p>0.07074297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4381.042" calcext:value-type="float">
            <text:p>4381.04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624594" calcext:value-type="float">
            <text:p>2.62E-09</text:p>
          </table:table-cell>
          <table:table-cell office:value-type="float" office:value="0.00000000007160743" calcext:value-type="float">
            <text:p>7.16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5503927" calcext:value-type="float">
            <text:p>5.50E-06</text:p>
          </table:table-cell>
          <table:table-cell office:value-type="float" office:value="0.000004401085" calcext:value-type="float">
            <text:p>4.40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7160743" calcext:value-type="float">
            <text:p>0.07160743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4401.085" calcext:value-type="float">
            <text:p>4401.08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2453072" calcext:value-type="float">
            <text:p>2.45E-09</text:p>
          </table:table-cell>
          <table:table-cell office:value-type="float" office:value="0.00000000007282355" calcext:value-type="float">
            <text:p>7.28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5541388" calcext:value-type="float">
            <text:p>5.54E-06</text:p>
          </table:table-cell>
          <table:table-cell office:value-type="float" office:value="0.000004417011" calcext:value-type="float">
            <text:p>4.42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7282355" calcext:value-type="float">
            <text:p>0.07282355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4417.011" calcext:value-type="float">
            <text:p>4417.01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2555742" calcext:value-type="float">
            <text:p>2.56E-09</text:p>
          </table:table-cell>
          <table:table-cell office:value-type="float" office:value="0.00000000007356384" calcext:value-type="float">
            <text:p>7.36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5576218" calcext:value-type="float">
            <text:p>5.58E-06</text:p>
          </table:table-cell>
          <table:table-cell office:value-type="float" office:value="0.000004430153" calcext:value-type="float">
            <text:p>4.43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7356384" calcext:value-type="float">
            <text:p>0.07356384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4430.153" calcext:value-type="float">
            <text:p>4430.15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4085791" calcext:value-type="float">
            <text:p>4.09E-09</text:p>
          </table:table-cell>
          <table:table-cell office:value-type="float" office:value="0.00000000007440122" calcext:value-type="float">
            <text:p>7.44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5606837" calcext:value-type="float">
            <text:p>5.61E-06</text:p>
          </table:table-cell>
          <table:table-cell office:value-type="float" office:value="0.000004441757" calcext:value-type="float">
            <text:p>4.44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7440122" calcext:value-type="float">
            <text:p>0.07440122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G52]*10^9" office:value-type="float" office:value="4441.757" calcext:value-type="float">
            <text:p>4441.75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151199" calcext:value-type="float">
            <text:p>4.15E-09</text:p>
          </table:table-cell>
          <table:table-cell office:value-type="float" office:value="0.00000000007540112" calcext:value-type="float">
            <text:p>7.54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5636689" calcext:value-type="float">
            <text:p>5.64E-06</text:p>
          </table:table-cell>
          <table:table-cell office:value-type="float" office:value="0.000004452161" calcext:value-type="float">
            <text:p>4.45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7540112" calcext:value-type="float">
            <text:p>0.07540112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G53]*10^9" office:value-type="float" office:value="4452.161" calcext:value-type="float">
            <text:p>4452.16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376671" calcext:value-type="float">
            <text:p>3.77E-09</text:p>
          </table:table-cell>
          <table:table-cell office:value-type="float" office:value="0.0000000000762148" calcext:value-type="float">
            <text:p>7.62E-11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5664205" calcext:value-type="float">
            <text:p>5.66E-06</text:p>
          </table:table-cell>
          <table:table-cell office:value-type="float" office:value="0.000004461969" calcext:value-type="float">
            <text:p>4.46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0762148" calcext:value-type="float">
            <text:p>0.0762148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G54]*10^9" office:value-type="float" office:value="4461.969" calcext:value-type="float">
            <text:p>4461.969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030907" calcext:value-type="float">
            <text:p>4.03E-09</text:p>
          </table:table-cell>
          <table:table-cell office:value-type="float" office:value="0.00000000007710363" calcext:value-type="float">
            <text:p>7.71E-11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5689703" calcext:value-type="float">
            <text:p>5.69E-06</text:p>
          </table:table-cell>
          <table:table-cell office:value-type="float" office:value="0.000004471255" calcext:value-type="float">
            <text:p>4.47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07710363" calcext:value-type="float">
            <text:p>0.07710363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G55]*10^9" office:value-type="float" office:value="4471.255" calcext:value-type="float">
            <text:p>4471.25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08825" calcext:value-type="float">
            <text:p>4.09E-09</text:p>
          </table:table-cell>
          <table:table-cell office:value-type="float" office:value="0.00000000007797487" calcext:value-type="float">
            <text:p>7.80E-11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5715931" calcext:value-type="float">
            <text:p>5.72E-06</text:p>
          </table:table-cell>
          <table:table-cell office:value-type="float" office:value="0.000004480427" calcext:value-type="float">
            <text:p>4.48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07797487" calcext:value-type="float">
            <text:p>0.07797487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G56]*10^9" office:value-type="float" office:value="4480.427" calcext:value-type="float">
            <text:p>4480.42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5692128" calcext:value-type="float">
            <text:p>5.69E-09</text:p>
          </table:table-cell>
          <table:table-cell office:value-type="float" office:value="0.00000000007902724" calcext:value-type="float">
            <text:p>7.90E-11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5742706" calcext:value-type="float">
            <text:p>5.74E-06</text:p>
          </table:table-cell>
          <table:table-cell office:value-type="float" office:value="0.000004489826" calcext:value-type="float">
            <text:p>4.49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07902724" calcext:value-type="float">
            <text:p>0.07902724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G57]*10^9" office:value-type="float" office:value="4489.826" calcext:value-type="float">
            <text:p>4489.82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4721482" calcext:value-type="float">
            <text:p>4.72E-09</text:p>
          </table:table-cell>
          <table:table-cell office:value-type="float" office:value="0.00000000007973636" calcext:value-type="float">
            <text:p>7.97E-11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5766842" calcext:value-type="float">
            <text:p>5.77E-06</text:p>
          </table:table-cell>
          <table:table-cell office:value-type="float" office:value="0.000004499198" calcext:value-type="float">
            <text:p>4.50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07973636" calcext:value-type="float">
            <text:p>0.07973636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G58]*10^9" office:value-type="float" office:value="4499.198" calcext:value-type="float">
            <text:p>4499.19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925141" calcext:value-type="float">
            <text:p>5.93E-09</text:p>
          </table:table-cell>
          <table:table-cell office:value-type="float" office:value="0.00000000008079457" calcext:value-type="float">
            <text:p>8.08E-11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5792434" calcext:value-type="float">
            <text:p>5.79E-06</text:p>
          </table:table-cell>
          <table:table-cell office:value-type="float" office:value="0.000004507874" calcext:value-type="float">
            <text:p>4.51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08079457" calcext:value-type="float">
            <text:p>0.08079457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G59]*10^9" office:value-type="float" office:value="4507.874" calcext:value-type="float">
            <text:p>4507.87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6389914" calcext:value-type="float">
            <text:p>6.39E-09</text:p>
          </table:table-cell>
          <table:table-cell office:value-type="float" office:value="0.00000000008242197" calcext:value-type="float">
            <text:p>8.24E-11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5816885" calcext:value-type="float">
            <text:p>5.82E-06</text:p>
          </table:table-cell>
          <table:table-cell office:value-type="float" office:value="0.000004517242" calcext:value-type="float">
            <text:p>4.52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08242197" calcext:value-type="float">
            <text:p>0.08242197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G60]*10^9" office:value-type="float" office:value="4517.242" calcext:value-type="float">
            <text:p>4517.24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394077" calcext:value-type="float">
            <text:p>6.39E-09</text:p>
          </table:table-cell>
          <table:table-cell office:value-type="float" office:value="0.00000000008501264" calcext:value-type="float">
            <text:p>8.50E-11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5840319" calcext:value-type="float">
            <text:p>5.84E-06</text:p>
          </table:table-cell>
          <table:table-cell office:value-type="float" office:value="0.000004525755" calcext:value-type="float">
            <text:p>4.53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08501264" calcext:value-type="float">
            <text:p>0.08501264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G61]*10^9" office:value-type="float" office:value="4525.755" calcext:value-type="float">
            <text:p>4525.755</text:p>
          </table:table-cell>
          <table:table-cell table:number-columns-repeated="2"/>
        </table:table-row>
      </table:table>
      <table:table table:name="W332-M7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Unirrad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Post Anne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Root Unirrad</text:p>
          </table:table-cell>
          <table:table-cell table:number-columns-repeated="2"/>
          <table:table-cell table:style-name="Default" office:value-type="string" calcext:value-type="string">
            <text:p>Root Post Anneal</text:p>
          </table:table-cell>
          <table:table-cell table:number-columns-repeated="2"/>
          <table:table-cell table:style-name="ce2" office:value-type="string" calcext:value-type="string">
            <text:p>Fluence (p/cm^2)</text:p>
          </table:table-cell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Tot I(A)</text:p>
          </table:table-cell>
          <table:table-cell table:style-name="Default" office:value-type="string" calcext:value-type="string">
            <text:p>Pad I(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Default" office:value-type="string" calcext:value-type="string">
            <text:p>V(v)</text:p>
          </table:table-cell>
          <table:table-cell office:value-type="string" calcext:value-type="string">
            <text:p>Pad I(nA)</text:p>
          </table:table-cell>
          <table:table-cell/>
          <table:table-cell table:style-name="ce1" office:value-type="float" office:value="7440000000000" calcext:value-type="float">
            <text:p>7.44E+12</text:p>
          </table:table-cell>
        </table:table-row>
        <table:table-row table:style-name="ro1">
          <table:table-cell office:value-type="float" office:value="0" calcext:value-type="float">
            <text:p>0.00E+00</text:p>
          </table:table-cell>
          <table:table-cell office:value-type="float" office:value="-0.0000000016091" calcext:value-type="float">
            <text:p>-1.61E-09</text:p>
          </table:table-cell>
          <table:table-cell office:value-type="float" office:value="0.000000000007956498" calcext:value-type="float">
            <text:p>7.96E-12</text:p>
          </table:table-cell>
          <table:table-cell/>
          <table:table-cell office:value-type="float" office:value="0" calcext:value-type="float">
            <text:p>0.00E+00</text:p>
          </table:table-cell>
          <table:table-cell office:value-type="float" office:value="-0.00000002100062" calcext:value-type="float">
            <text:p>-2.10E-08</text:p>
          </table:table-cell>
          <table:table-cell office:value-type="float" office:value="-0.00000001871359" calcext:value-type="float">
            <text:p>-1.87E-08</text:p>
          </table:table-cell>
          <table:table-cell/>
          <table:table-cell table:formula="of:=[.A3]" office:value-type="float" office:value="0" calcext:value-type="float">
            <text:p>0.00E+00</text:p>
          </table:table-cell>
          <table:table-cell table:formula="of:=[.C3]*10^9" office:value-type="float" office:value="0.007956498" calcext:value-type="float">
            <text:p>0.007956498</text:p>
          </table:table-cell>
          <table:table-cell/>
          <table:table-cell table:formula="of:=[.E3]" office:value-type="float" office:value="0" calcext:value-type="float">
            <text:p>0.00E+00</text:p>
          </table:table-cell>
          <table:table-cell table:formula="of:=[.G3]*10^9" office:value-type="float" office:value="-18.71359" calcext:value-type="float">
            <text:p>-18.7135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5.00E-01</text:p>
          </table:table-cell>
          <table:table-cell office:value-type="float" office:value="0.0000000004760858" calcext:value-type="float">
            <text:p>4.76E-10</text:p>
          </table:table-cell>
          <table:table-cell office:value-type="float" office:value="0.00000000001686371" calcext:value-type="float">
            <text:p>1.69E-11</text:p>
          </table:table-cell>
          <table:table-cell/>
          <table:table-cell office:value-type="float" office:value="0.5" calcext:value-type="float">
            <text:p>5.00E-01</text:p>
          </table:table-cell>
          <table:table-cell office:value-type="float" office:value="0.00000004913524" calcext:value-type="float">
            <text:p>4.91E-08</text:p>
          </table:table-cell>
          <table:table-cell office:value-type="float" office:value="0.00000008130246" calcext:value-type="float">
            <text:p>8.13E-08</text:p>
          </table:table-cell>
          <table:table-cell/>
          <table:table-cell table:formula="of:=[.A4]" office:value-type="float" office:value="0.5" calcext:value-type="float">
            <text:p>5.00E-01</text:p>
          </table:table-cell>
          <table:table-cell table:formula="of:=[.C4]*10^9" office:value-type="float" office:value="0.01686371" calcext:value-type="float">
            <text:p>0.01686371</text:p>
          </table:table-cell>
          <table:table-cell/>
          <table:table-cell table:formula="of:=[.E4]" office:value-type="float" office:value="0.5" calcext:value-type="float">
            <text:p>5.00E-01</text:p>
          </table:table-cell>
          <table:table-cell table:formula="of:=[.G4]*10^9" office:value-type="float" office:value="81.30246" calcext:value-type="float">
            <text:p>81.302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-0.000000001301526" calcext:value-type="float">
            <text:p>-1.30E-09</text:p>
          </table:table-cell>
          <table:table-cell office:value-type="float" office:value="0.00000000001769257" calcext:value-type="float">
            <text:p>1.77E-11</text:p>
          </table:table-cell>
          <table:table-cell/>
          <table:table-cell office:value-type="float" office:value="1" calcext:value-type="float">
            <text:p>1.00E+00</text:p>
          </table:table-cell>
          <table:table-cell office:value-type="float" office:value="0.0000001234035" calcext:value-type="float">
            <text:p>1.23E-07</text:p>
          </table:table-cell>
          <table:table-cell office:value-type="float" office:value="0.000000105021" calcext:value-type="float">
            <text:p>1.05E-07</text:p>
          </table:table-cell>
          <table:table-cell/>
          <table:table-cell table:formula="of:=[.A5]" office:value-type="float" office:value="1" calcext:value-type="float">
            <text:p>1.00E+00</text:p>
          </table:table-cell>
          <table:table-cell table:formula="of:=[.C5]*10^9" office:value-type="float" office:value="0.01769257" calcext:value-type="float">
            <text:p>0.01769257</text:p>
          </table:table-cell>
          <table:table-cell/>
          <table:table-cell table:formula="of:=[.E5]" office:value-type="float" office:value="1" calcext:value-type="float">
            <text:p>1.00E+00</text:p>
          </table:table-cell>
          <table:table-cell table:formula="of:=[.G5]*10^9" office:value-type="float" office:value="105.021" calcext:value-type="float">
            <text:p>105.02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0E+00</text:p>
          </table:table-cell>
          <table:table-cell office:value-type="float" office:value="-0.000000001599135" calcext:value-type="float">
            <text:p>-1.60E-09</text:p>
          </table:table-cell>
          <table:table-cell office:value-type="float" office:value="0.00000000001856706" calcext:value-type="float">
            <text:p>1.86E-11</text:p>
          </table:table-cell>
          <table:table-cell/>
          <table:table-cell office:value-type="float" office:value="1.5" calcext:value-type="float">
            <text:p>1.50E+00</text:p>
          </table:table-cell>
          <table:table-cell office:value-type="float" office:value="0.0000001442696" calcext:value-type="float">
            <text:p>1.44E-07</text:p>
          </table:table-cell>
          <table:table-cell office:value-type="float" office:value="0.000000123063" calcext:value-type="float">
            <text:p>1.23E-07</text:p>
          </table:table-cell>
          <table:table-cell/>
          <table:table-cell table:formula="of:=[.A6]" office:value-type="float" office:value="1.5" calcext:value-type="float">
            <text:p>1.50E+00</text:p>
          </table:table-cell>
          <table:table-cell table:formula="of:=[.C6]*10^9" office:value-type="float" office:value="0.01856706" calcext:value-type="float">
            <text:p>0.01856706</text:p>
          </table:table-cell>
          <table:table-cell/>
          <table:table-cell table:formula="of:=[.E6]" office:value-type="float" office:value="1.5" calcext:value-type="float">
            <text:p>1.50E+00</text:p>
          </table:table-cell>
          <table:table-cell table:formula="of:=[.G6]*10^9" office:value-type="float" office:value="123.063" calcext:value-type="float">
            <text:p>123.0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.00E+00</text:p>
          </table:table-cell>
          <table:table-cell office:value-type="float" office:value="-0.000000001648542" calcext:value-type="float">
            <text:p>-1.65E-09</text:p>
          </table:table-cell>
          <table:table-cell office:value-type="float" office:value="0.00000000001886707" calcext:value-type="float">
            <text:p>1.89E-11</text:p>
          </table:table-cell>
          <table:table-cell/>
          <table:table-cell office:value-type="float" office:value="2" calcext:value-type="float">
            <text:p>2.00E+00</text:p>
          </table:table-cell>
          <table:table-cell office:value-type="float" office:value="0.0000001621015" calcext:value-type="float">
            <text:p>1.62E-07</text:p>
          </table:table-cell>
          <table:table-cell office:value-type="float" office:value="0.0000001384795" calcext:value-type="float">
            <text:p>1.38E-07</text:p>
          </table:table-cell>
          <table:table-cell/>
          <table:table-cell table:formula="of:=[.A7]" office:value-type="float" office:value="2" calcext:value-type="float">
            <text:p>2.00E+00</text:p>
          </table:table-cell>
          <table:table-cell table:formula="of:=[.C7]*10^9" office:value-type="float" office:value="0.01886707" calcext:value-type="float">
            <text:p>0.01886707</text:p>
          </table:table-cell>
          <table:table-cell/>
          <table:table-cell table:formula="of:=[.E7]" office:value-type="float" office:value="2" calcext:value-type="float">
            <text:p>2.00E+00</text:p>
          </table:table-cell>
          <table:table-cell table:formula="of:=[.G7]*10^9" office:value-type="float" office:value="138.4795" calcext:value-type="float">
            <text:p>138.47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.00E+00</text:p>
          </table:table-cell>
          <table:table-cell office:value-type="float" office:value="0.0000000004145188" calcext:value-type="float">
            <text:p>4.15E-10</text:p>
          </table:table-cell>
          <table:table-cell office:value-type="float" office:value="0.00000000002040832" calcext:value-type="float">
            <text:p>2.04E-11</text:p>
          </table:table-cell>
          <table:table-cell/>
          <table:table-cell office:value-type="float" office:value="3" calcext:value-type="float">
            <text:p>3.00E+00</text:p>
          </table:table-cell>
          <table:table-cell office:value-type="float" office:value="0.0000001928869" calcext:value-type="float">
            <text:p>1.93E-07</text:p>
          </table:table-cell>
          <table:table-cell office:value-type="float" office:value="0.0000001646607" calcext:value-type="float">
            <text:p>1.65E-07</text:p>
          </table:table-cell>
          <table:table-cell/>
          <table:table-cell table:formula="of:=[.A8]" office:value-type="float" office:value="3" calcext:value-type="float">
            <text:p>3.00E+00</text:p>
          </table:table-cell>
          <table:table-cell table:formula="of:=[.C8]*10^9" office:value-type="float" office:value="0.02040832" calcext:value-type="float">
            <text:p>0.02040832</text:p>
          </table:table-cell>
          <table:table-cell/>
          <table:table-cell table:formula="of:=[.E8]" office:value-type="float" office:value="3" calcext:value-type="float">
            <text:p>3.00E+00</text:p>
          </table:table-cell>
          <table:table-cell table:formula="of:=[.G8]*10^9" office:value-type="float" office:value="164.6607" calcext:value-type="float">
            <text:p>164.66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.00E+00</text:p>
          </table:table-cell>
          <table:table-cell office:value-type="float" office:value="-0.000000001453558" calcext:value-type="float">
            <text:p>-1.45E-09</text:p>
          </table:table-cell>
          <table:table-cell office:value-type="float" office:value="0.00000000002189904" calcext:value-type="float">
            <text:p>2.19E-11</text:p>
          </table:table-cell>
          <table:table-cell/>
          <table:table-cell office:value-type="float" office:value="4" calcext:value-type="float">
            <text:p>4.00E+00</text:p>
          </table:table-cell>
          <table:table-cell office:value-type="float" office:value="0.0000002198771" calcext:value-type="float">
            <text:p>2.20E-07</text:p>
          </table:table-cell>
          <table:table-cell office:value-type="float" office:value="0.0000001870544" calcext:value-type="float">
            <text:p>1.87E-07</text:p>
          </table:table-cell>
          <table:table-cell/>
          <table:table-cell table:formula="of:=[.A9]" office:value-type="float" office:value="4" calcext:value-type="float">
            <text:p>4.00E+00</text:p>
          </table:table-cell>
          <table:table-cell table:formula="of:=[.C9]*10^9" office:value-type="float" office:value="0.02189904" calcext:value-type="float">
            <text:p>0.02189904</text:p>
          </table:table-cell>
          <table:table-cell/>
          <table:table-cell table:formula="of:=[.E9]" office:value-type="float" office:value="4" calcext:value-type="float">
            <text:p>4.00E+00</text:p>
          </table:table-cell>
          <table:table-cell table:formula="of:=[.G9]*10^9" office:value-type="float" office:value="187.0544" calcext:value-type="float">
            <text:p>187.05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.00E+00</text:p>
          </table:table-cell>
          <table:table-cell office:value-type="float" office:value="-0.00000000006463376" calcext:value-type="float">
            <text:p>-6.46E-11</text:p>
          </table:table-cell>
          <table:table-cell office:value-type="float" office:value="0.00000000002282869" calcext:value-type="float">
            <text:p>2.28E-11</text:p>
          </table:table-cell>
          <table:table-cell/>
          <table:table-cell office:value-type="float" office:value="5" calcext:value-type="float">
            <text:p>5.00E+00</text:p>
          </table:table-cell>
          <table:table-cell office:value-type="float" office:value="0.0000002450469" calcext:value-type="float">
            <text:p>2.45E-07</text:p>
          </table:table-cell>
          <table:table-cell office:value-type="float" office:value="0.0000002069489" calcext:value-type="float">
            <text:p>2.07E-07</text:p>
          </table:table-cell>
          <table:table-cell/>
          <table:table-cell table:formula="of:=[.A10]" office:value-type="float" office:value="5" calcext:value-type="float">
            <text:p>5.00E+00</text:p>
          </table:table-cell>
          <table:table-cell table:formula="of:=[.C10]*10^9" office:value-type="float" office:value="0.02282869" calcext:value-type="float">
            <text:p>0.02282869</text:p>
          </table:table-cell>
          <table:table-cell/>
          <table:table-cell table:formula="of:=[.E10]" office:value-type="float" office:value="5" calcext:value-type="float">
            <text:p>5.00E+00</text:p>
          </table:table-cell>
          <table:table-cell table:formula="of:=[.G10]*10^9" office:value-type="float" office:value="206.9489" calcext:value-type="float">
            <text:p>206.94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.00E+00</text:p>
          </table:table-cell>
          <table:table-cell office:value-type="float" office:value="0.0000000005966102" calcext:value-type="float">
            <text:p>5.97E-10</text:p>
          </table:table-cell>
          <table:table-cell office:value-type="float" office:value="0.0000000000240481" calcext:value-type="float">
            <text:p>2.40E-11</text:p>
          </table:table-cell>
          <table:table-cell/>
          <table:table-cell office:value-type="float" office:value="6" calcext:value-type="float">
            <text:p>6.00E+00</text:p>
          </table:table-cell>
          <table:table-cell office:value-type="float" office:value="0.0000002652574" calcext:value-type="float">
            <text:p>2.65E-07</text:p>
          </table:table-cell>
          <table:table-cell office:value-type="float" office:value="0.0000002250519" calcext:value-type="float">
            <text:p>2.25E-07</text:p>
          </table:table-cell>
          <table:table-cell/>
          <table:table-cell table:formula="of:=[.A11]" office:value-type="float" office:value="6" calcext:value-type="float">
            <text:p>6.00E+00</text:p>
          </table:table-cell>
          <table:table-cell table:formula="of:=[.C11]*10^9" office:value-type="float" office:value="0.0240481" calcext:value-type="float">
            <text:p>0.0240481</text:p>
          </table:table-cell>
          <table:table-cell/>
          <table:table-cell table:formula="of:=[.E11]" office:value-type="float" office:value="6" calcext:value-type="float">
            <text:p>6.00E+00</text:p>
          </table:table-cell>
          <table:table-cell table:formula="of:=[.G11]*10^9" office:value-type="float" office:value="225.0519" calcext:value-type="float">
            <text:p>225.051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.00E+00</text:p>
          </table:table-cell>
          <table:table-cell office:value-type="float" office:value="-0.0000000001622478" calcext:value-type="float">
            <text:p>-1.62E-10</text:p>
          </table:table-cell>
          <table:table-cell office:value-type="float" office:value="0.00000000002488762" calcext:value-type="float">
            <text:p>2.49E-11</text:p>
          </table:table-cell>
          <table:table-cell/>
          <table:table-cell office:value-type="float" office:value="7" calcext:value-type="float">
            <text:p>7.00E+00</text:p>
          </table:table-cell>
          <table:table-cell office:value-type="float" office:value="0.0000002851234" calcext:value-type="float">
            <text:p>2.85E-07</text:p>
          </table:table-cell>
          <table:table-cell office:value-type="float" office:value="0.0000002418092" calcext:value-type="float">
            <text:p>2.42E-07</text:p>
          </table:table-cell>
          <table:table-cell/>
          <table:table-cell table:formula="of:=[.A12]" office:value-type="float" office:value="7" calcext:value-type="float">
            <text:p>7.00E+00</text:p>
          </table:table-cell>
          <table:table-cell table:formula="of:=[.C12]*10^9" office:value-type="float" office:value="0.02488762" calcext:value-type="float">
            <text:p>0.02488762</text:p>
          </table:table-cell>
          <table:table-cell/>
          <table:table-cell table:formula="of:=[.E12]" office:value-type="float" office:value="7" calcext:value-type="float">
            <text:p>7.00E+00</text:p>
          </table:table-cell>
          <table:table-cell table:formula="of:=[.G12]*10^9" office:value-type="float" office:value="241.8092" calcext:value-type="float">
            <text:p>241.80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.00E+00</text:p>
          </table:table-cell>
          <table:table-cell office:value-type="float" office:value="-0.0000000009922124" calcext:value-type="float">
            <text:p>-9.92E-10</text:p>
          </table:table-cell>
          <table:table-cell office:value-type="float" office:value="0.00000000002624657" calcext:value-type="float">
            <text:p>2.62E-11</text:p>
          </table:table-cell>
          <table:table-cell/>
          <table:table-cell office:value-type="float" office:value="8" calcext:value-type="float">
            <text:p>8.00E+00</text:p>
          </table:table-cell>
          <table:table-cell office:value-type="float" office:value="0.0000003052773" calcext:value-type="float">
            <text:p>3.05E-07</text:p>
          </table:table-cell>
          <table:table-cell office:value-type="float" office:value="0.0000002574579" calcext:value-type="float">
            <text:p>2.57E-07</text:p>
          </table:table-cell>
          <table:table-cell/>
          <table:table-cell table:formula="of:=[.A13]" office:value-type="float" office:value="8" calcext:value-type="float">
            <text:p>8.00E+00</text:p>
          </table:table-cell>
          <table:table-cell table:formula="of:=[.C13]*10^9" office:value-type="float" office:value="0.02624657" calcext:value-type="float">
            <text:p>0.02624657</text:p>
          </table:table-cell>
          <table:table-cell/>
          <table:table-cell table:formula="of:=[.E13]" office:value-type="float" office:value="8" calcext:value-type="float">
            <text:p>8.00E+00</text:p>
          </table:table-cell>
          <table:table-cell table:formula="of:=[.G13]*10^9" office:value-type="float" office:value="257.4579" calcext:value-type="float">
            <text:p>257.45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.00E+00</text:p>
          </table:table-cell>
          <table:table-cell office:value-type="float" office:value="0.0000000004032637" calcext:value-type="float">
            <text:p>4.03E-10</text:p>
          </table:table-cell>
          <table:table-cell office:value-type="float" office:value="0.00000000002661302" calcext:value-type="float">
            <text:p>2.66E-11</text:p>
          </table:table-cell>
          <table:table-cell/>
          <table:table-cell office:value-type="float" office:value="9" calcext:value-type="float">
            <text:p>9.00E+00</text:p>
          </table:table-cell>
          <table:table-cell office:value-type="float" office:value="0.0000003223733" calcext:value-type="float">
            <text:p>3.22E-07</text:p>
          </table:table-cell>
          <table:table-cell office:value-type="float" office:value="0.0000002721906" calcext:value-type="float">
            <text:p>2.72E-07</text:p>
          </table:table-cell>
          <table:table-cell/>
          <table:table-cell table:formula="of:=[.A14]" office:value-type="float" office:value="9" calcext:value-type="float">
            <text:p>9.00E+00</text:p>
          </table:table-cell>
          <table:table-cell table:formula="of:=[.C14]*10^9" office:value-type="float" office:value="0.02661302" calcext:value-type="float">
            <text:p>0.02661302</text:p>
          </table:table-cell>
          <table:table-cell/>
          <table:table-cell table:formula="of:=[.E14]" office:value-type="float" office:value="9" calcext:value-type="float">
            <text:p>9.00E+00</text:p>
          </table:table-cell>
          <table:table-cell table:formula="of:=[.G14]*10^9" office:value-type="float" office:value="272.1906" calcext:value-type="float">
            <text:p>272.190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0.0000000004511622" calcext:value-type="float">
            <text:p>4.51E-10</text:p>
          </table:table-cell>
          <table:table-cell office:value-type="float" office:value="0.00000000002777101" calcext:value-type="float">
            <text:p>2.78E-11</text:p>
          </table:table-cell>
          <table:table-cell/>
          <table:table-cell office:value-type="float" office:value="10" calcext:value-type="float">
            <text:p>1.00E+01</text:p>
          </table:table-cell>
          <table:table-cell office:value-type="float" office:value="0.0000003395326" calcext:value-type="float">
            <text:p>3.40E-07</text:p>
          </table:table-cell>
          <table:table-cell office:value-type="float" office:value="0.00000028615" calcext:value-type="float">
            <text:p>2.86E-07</text:p>
          </table:table-cell>
          <table:table-cell/>
          <table:table-cell table:formula="of:=[.A15]" office:value-type="float" office:value="10" calcext:value-type="float">
            <text:p>1.00E+01</text:p>
          </table:table-cell>
          <table:table-cell table:formula="of:=[.C15]*10^9" office:value-type="float" office:value="0.02777101" calcext:value-type="float">
            <text:p>0.02777101</text:p>
          </table:table-cell>
          <table:table-cell/>
          <table:table-cell table:formula="of:=[.E15]" office:value-type="float" office:value="10" calcext:value-type="float">
            <text:p>1.00E+01</text:p>
          </table:table-cell>
          <table:table-cell table:formula="of:=[.G15]*10^9" office:value-type="float" office:value="286.15" calcext:value-type="float">
            <text:p>286.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.20E+01</text:p>
          </table:table-cell>
          <table:table-cell office:value-type="float" office:value="0.0000000003133829" calcext:value-type="float">
            <text:p>3.13E-10</text:p>
          </table:table-cell>
          <table:table-cell office:value-type="float" office:value="0.00000000002994817" calcext:value-type="float">
            <text:p>2.99E-11</text:p>
          </table:table-cell>
          <table:table-cell/>
          <table:table-cell office:value-type="float" office:value="12" calcext:value-type="float">
            <text:p>1.20E+01</text:p>
          </table:table-cell>
          <table:table-cell office:value-type="float" office:value="0.000000369813" calcext:value-type="float">
            <text:p>3.70E-07</text:p>
          </table:table-cell>
          <table:table-cell office:value-type="float" office:value="0.0000003122681" calcext:value-type="float">
            <text:p>3.12E-07</text:p>
          </table:table-cell>
          <table:table-cell/>
          <table:table-cell table:formula="of:=[.A16]" office:value-type="float" office:value="12" calcext:value-type="float">
            <text:p>1.20E+01</text:p>
          </table:table-cell>
          <table:table-cell table:formula="of:=[.C16]*10^9" office:value-type="float" office:value="0.02994817" calcext:value-type="float">
            <text:p>0.02994817</text:p>
          </table:table-cell>
          <table:table-cell/>
          <table:table-cell table:formula="of:=[.E16]" office:value-type="float" office:value="12" calcext:value-type="float">
            <text:p>1.20E+01</text:p>
          </table:table-cell>
          <table:table-cell table:formula="of:=[.G16]*10^9" office:value-type="float" office:value="312.2681" calcext:value-type="float">
            <text:p>312.268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.40E+01</text:p>
          </table:table-cell>
          <table:table-cell office:value-type="float" office:value="0.0000000005166479" calcext:value-type="float">
            <text:p>5.17E-10</text:p>
          </table:table-cell>
          <table:table-cell office:value-type="float" office:value="0.00000000003188058" calcext:value-type="float">
            <text:p>3.19E-11</text:p>
          </table:table-cell>
          <table:table-cell/>
          <table:table-cell office:value-type="float" office:value="14" calcext:value-type="float">
            <text:p>1.40E+01</text:p>
          </table:table-cell>
          <table:table-cell office:value-type="float" office:value="0.0000003981164" calcext:value-type="float">
            <text:p>3.98E-07</text:p>
          </table:table-cell>
          <table:table-cell office:value-type="float" office:value="0.000000336307" calcext:value-type="float">
            <text:p>3.36E-07</text:p>
          </table:table-cell>
          <table:table-cell/>
          <table:table-cell table:formula="of:=[.A17]" office:value-type="float" office:value="14" calcext:value-type="float">
            <text:p>1.40E+01</text:p>
          </table:table-cell>
          <table:table-cell table:formula="of:=[.C17]*10^9" office:value-type="float" office:value="0.03188058" calcext:value-type="float">
            <text:p>0.03188058</text:p>
          </table:table-cell>
          <table:table-cell/>
          <table:table-cell table:formula="of:=[.E17]" office:value-type="float" office:value="14" calcext:value-type="float">
            <text:p>1.40E+01</text:p>
          </table:table-cell>
          <table:table-cell table:formula="of:=[.G17]*10^9" office:value-type="float" office:value="336.307" calcext:value-type="float">
            <text:p>336.3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.60E+01</text:p>
          </table:table-cell>
          <table:table-cell office:value-type="float" office:value="-0.000000001097114" calcext:value-type="float">
            <text:p>-1.10E-09</text:p>
          </table:table-cell>
          <table:table-cell office:value-type="float" office:value="0.00000000003381248" calcext:value-type="float">
            <text:p>3.38E-11</text:p>
          </table:table-cell>
          <table:table-cell/>
          <table:table-cell office:value-type="float" office:value="16" calcext:value-type="float">
            <text:p>1.60E+01</text:p>
          </table:table-cell>
          <table:table-cell office:value-type="float" office:value="0.0000004253072" calcext:value-type="float">
            <text:p>4.25E-07</text:p>
          </table:table-cell>
          <table:table-cell office:value-type="float" office:value="0.0000003586776" calcext:value-type="float">
            <text:p>3.59E-07</text:p>
          </table:table-cell>
          <table:table-cell/>
          <table:table-cell table:formula="of:=[.A18]" office:value-type="float" office:value="16" calcext:value-type="float">
            <text:p>1.60E+01</text:p>
          </table:table-cell>
          <table:table-cell table:formula="of:=[.C18]*10^9" office:value-type="float" office:value="0.03381248" calcext:value-type="float">
            <text:p>0.03381248</text:p>
          </table:table-cell>
          <table:table-cell/>
          <table:table-cell table:formula="of:=[.E18]" office:value-type="float" office:value="16" calcext:value-type="float">
            <text:p>1.60E+01</text:p>
          </table:table-cell>
          <table:table-cell table:formula="of:=[.G18]*10^9" office:value-type="float" office:value="358.6776" calcext:value-type="float">
            <text:p>358.67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.80E+01</text:p>
          </table:table-cell>
          <table:table-cell office:value-type="float" office:value="0.0000000001559633" calcext:value-type="float">
            <text:p>1.56E-10</text:p>
          </table:table-cell>
          <table:table-cell office:value-type="float" office:value="0.00000000003507433" calcext:value-type="float">
            <text:p>3.51E-11</text:p>
          </table:table-cell>
          <table:table-cell/>
          <table:table-cell office:value-type="float" office:value="18" calcext:value-type="float">
            <text:p>1.80E+01</text:p>
          </table:table-cell>
          <table:table-cell office:value-type="float" office:value="0.0000004528174" calcext:value-type="float">
            <text:p>4.53E-07</text:p>
          </table:table-cell>
          <table:table-cell office:value-type="float" office:value="0.0000003799498" calcext:value-type="float">
            <text:p>3.80E-07</text:p>
          </table:table-cell>
          <table:table-cell/>
          <table:table-cell table:formula="of:=[.A19]" office:value-type="float" office:value="18" calcext:value-type="float">
            <text:p>1.80E+01</text:p>
          </table:table-cell>
          <table:table-cell table:formula="of:=[.C19]*10^9" office:value-type="float" office:value="0.03507433" calcext:value-type="float">
            <text:p>0.03507433</text:p>
          </table:table-cell>
          <table:table-cell/>
          <table:table-cell table:formula="of:=[.E19]" office:value-type="float" office:value="18" calcext:value-type="float">
            <text:p>1.80E+01</text:p>
          </table:table-cell>
          <table:table-cell table:formula="of:=[.G19]*10^9" office:value-type="float" office:value="379.9498" calcext:value-type="float">
            <text:p>379.949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.00E+01</text:p>
          </table:table-cell>
          <table:table-cell office:value-type="float" office:value="-0.000000001258322" calcext:value-type="float">
            <text:p>-1.26E-09</text:p>
          </table:table-cell>
          <table:table-cell office:value-type="float" office:value="0.0000000000365069" calcext:value-type="float">
            <text:p>3.65E-11</text:p>
          </table:table-cell>
          <table:table-cell/>
          <table:table-cell office:value-type="float" office:value="20" calcext:value-type="float">
            <text:p>2.00E+01</text:p>
          </table:table-cell>
          <table:table-cell office:value-type="float" office:value="0.000000476953" calcext:value-type="float">
            <text:p>4.77E-07</text:p>
          </table:table-cell>
          <table:table-cell office:value-type="float" office:value="0.0000004000015" calcext:value-type="float">
            <text:p>4.00E-07</text:p>
          </table:table-cell>
          <table:table-cell/>
          <table:table-cell table:formula="of:=[.A20]" office:value-type="float" office:value="20" calcext:value-type="float">
            <text:p>2.00E+01</text:p>
          </table:table-cell>
          <table:table-cell table:formula="of:=[.C20]*10^9" office:value-type="float" office:value="0.0365069" calcext:value-type="float">
            <text:p>0.0365069</text:p>
          </table:table-cell>
          <table:table-cell/>
          <table:table-cell table:formula="of:=[.E20]" office:value-type="float" office:value="20" calcext:value-type="float">
            <text:p>2.00E+01</text:p>
          </table:table-cell>
          <table:table-cell table:formula="of:=[.G20]*10^9" office:value-type="float" office:value="400.0015" calcext:value-type="float">
            <text:p>400.001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.50E+01</text:p>
          </table:table-cell>
          <table:table-cell office:value-type="float" office:value="0.0000000001622832" calcext:value-type="float">
            <text:p>1.62E-10</text:p>
          </table:table-cell>
          <table:table-cell office:value-type="float" office:value="0.00000000003906713" calcext:value-type="float">
            <text:p>3.91E-11</text:p>
          </table:table-cell>
          <table:table-cell/>
          <table:table-cell office:value-type="float" office:value="25" calcext:value-type="float">
            <text:p>2.50E+01</text:p>
          </table:table-cell>
          <table:table-cell office:value-type="float" office:value="0.0000005320083" calcext:value-type="float">
            <text:p>5.32E-07</text:p>
          </table:table-cell>
          <table:table-cell office:value-type="float" office:value="0.0000004457954" calcext:value-type="float">
            <text:p>4.46E-07</text:p>
          </table:table-cell>
          <table:table-cell/>
          <table:table-cell table:formula="of:=[.A21]" office:value-type="float" office:value="25" calcext:value-type="float">
            <text:p>2.50E+01</text:p>
          </table:table-cell>
          <table:table-cell table:formula="of:=[.C21]*10^9" office:value-type="float" office:value="0.03906713" calcext:value-type="float">
            <text:p>0.03906713</text:p>
          </table:table-cell>
          <table:table-cell/>
          <table:table-cell table:formula="of:=[.E21]" office:value-type="float" office:value="25" calcext:value-type="float">
            <text:p>2.50E+01</text:p>
          </table:table-cell>
          <table:table-cell table:formula="of:=[.G21]*10^9" office:value-type="float" office:value="445.7954" calcext:value-type="float">
            <text:p>445.795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.00E+01</text:p>
          </table:table-cell>
          <table:table-cell office:value-type="float" office:value="-0.000000001086511" calcext:value-type="float">
            <text:p>-1.09E-09</text:p>
          </table:table-cell>
          <table:table-cell office:value-type="float" office:value="0.0000000000417591" calcext:value-type="float">
            <text:p>4.18E-11</text:p>
          </table:table-cell>
          <table:table-cell/>
          <table:table-cell office:value-type="float" office:value="30" calcext:value-type="float">
            <text:p>3.00E+01</text:p>
          </table:table-cell>
          <table:table-cell office:value-type="float" office:value="0.0000005834134" calcext:value-type="float">
            <text:p>5.83E-07</text:p>
          </table:table-cell>
          <table:table-cell office:value-type="float" office:value="0.0000004872777" calcext:value-type="float">
            <text:p>4.87E-07</text:p>
          </table:table-cell>
          <table:table-cell/>
          <table:table-cell table:formula="of:=[.A22]" office:value-type="float" office:value="30" calcext:value-type="float">
            <text:p>3.00E+01</text:p>
          </table:table-cell>
          <table:table-cell table:formula="of:=[.C22]*10^9" office:value-type="float" office:value="0.0417591" calcext:value-type="float">
            <text:p>0.0417591</text:p>
          </table:table-cell>
          <table:table-cell/>
          <table:table-cell table:formula="of:=[.E22]" office:value-type="float" office:value="30" calcext:value-type="float">
            <text:p>3.00E+01</text:p>
          </table:table-cell>
          <table:table-cell table:formula="of:=[.G22]*10^9" office:value-type="float" office:value="487.2777" calcext:value-type="float">
            <text:p>487.277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.50E+01</text:p>
          </table:table-cell>
          <table:table-cell office:value-type="float" office:value="-0.000000000507451" calcext:value-type="float">
            <text:p>-5.07E-10</text:p>
          </table:table-cell>
          <table:table-cell office:value-type="float" office:value="0.00000000004397039" calcext:value-type="float">
            <text:p>4.40E-11</text:p>
          </table:table-cell>
          <table:table-cell/>
          <table:table-cell office:value-type="float" office:value="35" calcext:value-type="float">
            <text:p>3.50E+01</text:p>
          </table:table-cell>
          <table:table-cell office:value-type="float" office:value="0.0000006293334" calcext:value-type="float">
            <text:p>6.29E-07</text:p>
          </table:table-cell>
          <table:table-cell office:value-type="float" office:value="0.0000005258607" calcext:value-type="float">
            <text:p>5.26E-07</text:p>
          </table:table-cell>
          <table:table-cell/>
          <table:table-cell table:formula="of:=[.A23]" office:value-type="float" office:value="35" calcext:value-type="float">
            <text:p>3.50E+01</text:p>
          </table:table-cell>
          <table:table-cell table:formula="of:=[.C23]*10^9" office:value-type="float" office:value="0.04397039" calcext:value-type="float">
            <text:p>0.04397039</text:p>
          </table:table-cell>
          <table:table-cell/>
          <table:table-cell table:formula="of:=[.E23]" office:value-type="float" office:value="35" calcext:value-type="float">
            <text:p>3.50E+01</text:p>
          </table:table-cell>
          <table:table-cell table:formula="of:=[.G23]*10^9" office:value-type="float" office:value="525.8607" calcext:value-type="float">
            <text:p>525.860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.00E+01</text:p>
          </table:table-cell>
          <table:table-cell office:value-type="float" office:value="-0.0000000008537209" calcext:value-type="float">
            <text:p>-8.54E-10</text:p>
          </table:table-cell>
          <table:table-cell office:value-type="float" office:value="0.00000000004619534" calcext:value-type="float">
            <text:p>4.62E-11</text:p>
          </table:table-cell>
          <table:table-cell/>
          <table:table-cell office:value-type="float" office:value="40" calcext:value-type="float">
            <text:p>4.00E+01</text:p>
          </table:table-cell>
          <table:table-cell office:value-type="float" office:value="0.0000006736005" calcext:value-type="float">
            <text:p>6.74E-07</text:p>
          </table:table-cell>
          <table:table-cell office:value-type="float" office:value="0.0000005617122" calcext:value-type="float">
            <text:p>5.62E-07</text:p>
          </table:table-cell>
          <table:table-cell/>
          <table:table-cell table:formula="of:=[.A24]" office:value-type="float" office:value="40" calcext:value-type="float">
            <text:p>4.00E+01</text:p>
          </table:table-cell>
          <table:table-cell table:formula="of:=[.C24]*10^9" office:value-type="float" office:value="0.04619534" calcext:value-type="float">
            <text:p>0.04619534</text:p>
          </table:table-cell>
          <table:table-cell/>
          <table:table-cell table:formula="of:=[.E24]" office:value-type="float" office:value="40" calcext:value-type="float">
            <text:p>4.00E+01</text:p>
          </table:table-cell>
          <table:table-cell table:formula="of:=[.G24]*10^9" office:value-type="float" office:value="561.7122" calcext:value-type="float">
            <text:p>561.712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.50E+01</text:p>
          </table:table-cell>
          <table:table-cell office:value-type="float" office:value="0.000000001039461" calcext:value-type="float">
            <text:p>1.04E-09</text:p>
          </table:table-cell>
          <table:table-cell office:value-type="float" office:value="0.00000000004800441" calcext:value-type="float">
            <text:p>4.80E-11</text:p>
          </table:table-cell>
          <table:table-cell/>
          <table:table-cell office:value-type="float" office:value="45" calcext:value-type="float">
            <text:p>4.50E+01</text:p>
          </table:table-cell>
          <table:table-cell office:value-type="float" office:value="0.0000007158937" calcext:value-type="float">
            <text:p>7.16E-07</text:p>
          </table:table-cell>
          <table:table-cell office:value-type="float" office:value="0.0000005954143" calcext:value-type="float">
            <text:p>5.95E-07</text:p>
          </table:table-cell>
          <table:table-cell/>
          <table:table-cell table:formula="of:=[.A25]" office:value-type="float" office:value="45" calcext:value-type="float">
            <text:p>4.50E+01</text:p>
          </table:table-cell>
          <table:table-cell table:formula="of:=[.C25]*10^9" office:value-type="float" office:value="0.04800441" calcext:value-type="float">
            <text:p>0.04800441</text:p>
          </table:table-cell>
          <table:table-cell/>
          <table:table-cell table:formula="of:=[.E25]" office:value-type="float" office:value="45" calcext:value-type="float">
            <text:p>4.50E+01</text:p>
          </table:table-cell>
          <table:table-cell table:formula="of:=[.G25]*10^9" office:value-type="float" office:value="595.4143" calcext:value-type="float">
            <text:p>595.414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.00E+01</text:p>
          </table:table-cell>
          <table:table-cell office:value-type="float" office:value="-0.0000000006570572" calcext:value-type="float">
            <text:p>-6.57E-10</text:p>
          </table:table-cell>
          <table:table-cell office:value-type="float" office:value="0.00000000004993641" calcext:value-type="float">
            <text:p>4.99E-11</text:p>
          </table:table-cell>
          <table:table-cell/>
          <table:table-cell office:value-type="float" office:value="50" calcext:value-type="float">
            <text:p>5.00E+01</text:p>
          </table:table-cell>
          <table:table-cell office:value-type="float" office:value="0.0000007545848" calcext:value-type="float">
            <text:p>7.55E-07</text:p>
          </table:table-cell>
          <table:table-cell office:value-type="float" office:value="0.0000006275118" calcext:value-type="float">
            <text:p>6.28E-07</text:p>
          </table:table-cell>
          <table:table-cell/>
          <table:table-cell table:formula="of:=[.A26]" office:value-type="float" office:value="50" calcext:value-type="float">
            <text:p>5.00E+01</text:p>
          </table:table-cell>
          <table:table-cell table:formula="of:=[.C26]*10^9" office:value-type="float" office:value="0.04993641" calcext:value-type="float">
            <text:p>0.04993641</text:p>
          </table:table-cell>
          <table:table-cell/>
          <table:table-cell table:formula="of:=[.E26]" office:value-type="float" office:value="50" calcext:value-type="float">
            <text:p>5.00E+01</text:p>
          </table:table-cell>
          <table:table-cell table:formula="of:=[.G26]*10^9" office:value-type="float" office:value="627.5118" calcext:value-type="float">
            <text:p>627.511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.50E+01</text:p>
          </table:table-cell>
          <table:table-cell office:value-type="float" office:value="-0.000000000386356" calcext:value-type="float">
            <text:p>-3.86E-10</text:p>
          </table:table-cell>
          <table:table-cell office:value-type="float" office:value="0.00000000005181039" calcext:value-type="float">
            <text:p>5.18E-11</text:p>
          </table:table-cell>
          <table:table-cell/>
          <table:table-cell office:value-type="float" office:value="55" calcext:value-type="float">
            <text:p>5.50E+01</text:p>
          </table:table-cell>
          <table:table-cell office:value-type="float" office:value="0.0000007936108" calcext:value-type="float">
            <text:p>7.94E-07</text:p>
          </table:table-cell>
          <table:table-cell office:value-type="float" office:value="0.0000006580315" calcext:value-type="float">
            <text:p>6.58E-07</text:p>
          </table:table-cell>
          <table:table-cell/>
          <table:table-cell table:formula="of:=[.A27]" office:value-type="float" office:value="55" calcext:value-type="float">
            <text:p>5.50E+01</text:p>
          </table:table-cell>
          <table:table-cell table:formula="of:=[.C27]*10^9" office:value-type="float" office:value="0.05181039" calcext:value-type="float">
            <text:p>0.05181039</text:p>
          </table:table-cell>
          <table:table-cell/>
          <table:table-cell table:formula="of:=[.E27]" office:value-type="float" office:value="55" calcext:value-type="float">
            <text:p>5.50E+01</text:p>
          </table:table-cell>
          <table:table-cell table:formula="of:=[.G27]*10^9" office:value-type="float" office:value="658.0315" calcext:value-type="float">
            <text:p>658.031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.00E+01</text:p>
          </table:table-cell>
          <table:table-cell office:value-type="float" office:value="-0.0000000006962468" calcext:value-type="float">
            <text:p>-6.96E-10</text:p>
          </table:table-cell>
          <table:table-cell office:value-type="float" office:value="0.000000000053633" calcext:value-type="float">
            <text:p>5.36E-11</text:p>
          </table:table-cell>
          <table:table-cell/>
          <table:table-cell office:value-type="float" office:value="60" calcext:value-type="float">
            <text:p>6.00E+01</text:p>
          </table:table-cell>
          <table:table-cell office:value-type="float" office:value="0.0000008292206" calcext:value-type="float">
            <text:p>8.29E-07</text:p>
          </table:table-cell>
          <table:table-cell office:value-type="float" office:value="0.0000006872401" calcext:value-type="float">
            <text:p>6.87E-07</text:p>
          </table:table-cell>
          <table:table-cell/>
          <table:table-cell table:formula="of:=[.A28]" office:value-type="float" office:value="60" calcext:value-type="float">
            <text:p>6.00E+01</text:p>
          </table:table-cell>
          <table:table-cell table:formula="of:=[.C28]*10^9" office:value-type="float" office:value="0.053633" calcext:value-type="float">
            <text:p>0.053633</text:p>
          </table:table-cell>
          <table:table-cell/>
          <table:table-cell table:formula="of:=[.E28]" office:value-type="float" office:value="60" calcext:value-type="float">
            <text:p>6.00E+01</text:p>
          </table:table-cell>
          <table:table-cell table:formula="of:=[.G28]*10^9" office:value-type="float" office:value="687.2401" calcext:value-type="float">
            <text:p>687.240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.50E+01</text:p>
          </table:table-cell>
          <table:table-cell office:value-type="float" office:value="0.0000000002722805" calcext:value-type="float">
            <text:p>2.72E-10</text:p>
          </table:table-cell>
          <table:table-cell office:value-type="float" office:value="0.00000000005500201" calcext:value-type="float">
            <text:p>5.50E-11</text:p>
          </table:table-cell>
          <table:table-cell/>
          <table:table-cell office:value-type="float" office:value="65" calcext:value-type="float">
            <text:p>6.50E+01</text:p>
          </table:table-cell>
          <table:table-cell office:value-type="float" office:value="0.000000866224" calcext:value-type="float">
            <text:p>8.66E-07</text:p>
          </table:table-cell>
          <table:table-cell office:value-type="float" office:value="0.0000007154742" calcext:value-type="float">
            <text:p>7.15E-07</text:p>
          </table:table-cell>
          <table:table-cell/>
          <table:table-cell table:formula="of:=[.A29]" office:value-type="float" office:value="65" calcext:value-type="float">
            <text:p>6.50E+01</text:p>
          </table:table-cell>
          <table:table-cell table:formula="of:=[.C29]*10^9" office:value-type="float" office:value="0.05500201" calcext:value-type="float">
            <text:p>0.05500201</text:p>
          </table:table-cell>
          <table:table-cell/>
          <table:table-cell table:formula="of:=[.E29]" office:value-type="float" office:value="65" calcext:value-type="float">
            <text:p>6.50E+01</text:p>
          </table:table-cell>
          <table:table-cell table:formula="of:=[.G29]*10^9" office:value-type="float" office:value="715.4742" calcext:value-type="float">
            <text:p>715.474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.00E+01</text:p>
          </table:table-cell>
          <table:table-cell office:value-type="float" office:value="0.000000001190226" calcext:value-type="float">
            <text:p>1.19E-09</text:p>
          </table:table-cell>
          <table:table-cell office:value-type="float" office:value="0.00000000005665738" calcext:value-type="float">
            <text:p>5.67E-11</text:p>
          </table:table-cell>
          <table:table-cell/>
          <table:table-cell office:value-type="float" office:value="70" calcext:value-type="float">
            <text:p>7.00E+01</text:p>
          </table:table-cell>
          <table:table-cell office:value-type="float" office:value="0.000000903547" calcext:value-type="float">
            <text:p>9.04E-07</text:p>
          </table:table-cell>
          <table:table-cell office:value-type="float" office:value="0.0000007425962" calcext:value-type="float">
            <text:p>7.43E-07</text:p>
          </table:table-cell>
          <table:table-cell/>
          <table:table-cell table:formula="of:=[.A30]" office:value-type="float" office:value="70" calcext:value-type="float">
            <text:p>7.00E+01</text:p>
          </table:table-cell>
          <table:table-cell table:formula="of:=[.C30]*10^9" office:value-type="float" office:value="0.05665738" calcext:value-type="float">
            <text:p>0.05665738</text:p>
          </table:table-cell>
          <table:table-cell/>
          <table:table-cell table:formula="of:=[.E30]" office:value-type="float" office:value="70" calcext:value-type="float">
            <text:p>7.00E+01</text:p>
          </table:table-cell>
          <table:table-cell table:formula="of:=[.G30]*10^9" office:value-type="float" office:value="742.5962" calcext:value-type="float">
            <text:p>742.5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.50E+01</text:p>
          </table:table-cell>
          <table:table-cell office:value-type="float" office:value="-0.0000000002347611" calcext:value-type="float">
            <text:p>-2.35E-10</text:p>
          </table:table-cell>
          <table:table-cell office:value-type="float" office:value="0.00000000005826909" calcext:value-type="float">
            <text:p>5.83E-11</text:p>
          </table:table-cell>
          <table:table-cell/>
          <table:table-cell office:value-type="float" office:value="75" calcext:value-type="float">
            <text:p>7.50E+01</text:p>
          </table:table-cell>
          <table:table-cell office:value-type="float" office:value="0.0000009387414" calcext:value-type="float">
            <text:p>9.39E-07</text:p>
          </table:table-cell>
          <table:table-cell office:value-type="float" office:value="0.0000007687178" calcext:value-type="float">
            <text:p>7.69E-07</text:p>
          </table:table-cell>
          <table:table-cell/>
          <table:table-cell table:formula="of:=[.A31]" office:value-type="float" office:value="75" calcext:value-type="float">
            <text:p>7.50E+01</text:p>
          </table:table-cell>
          <table:table-cell table:formula="of:=[.C31]*10^9" office:value-type="float" office:value="0.05826909" calcext:value-type="float">
            <text:p>0.05826909</text:p>
          </table:table-cell>
          <table:table-cell/>
          <table:table-cell table:formula="of:=[.E31]" office:value-type="float" office:value="75" calcext:value-type="float">
            <text:p>7.50E+01</text:p>
          </table:table-cell>
          <table:table-cell table:formula="of:=[.G31]*10^9" office:value-type="float" office:value="768.7178" calcext:value-type="float">
            <text:p>768.71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.00E+01</text:p>
          </table:table-cell>
          <table:table-cell office:value-type="float" office:value="0.0000000005914352" calcext:value-type="float">
            <text:p>5.91E-10</text:p>
          </table:table-cell>
          <table:table-cell office:value-type="float" office:value="0.00000000005970412" calcext:value-type="float">
            <text:p>5.97E-11</text:p>
          </table:table-cell>
          <table:table-cell/>
          <table:table-cell office:value-type="float" office:value="80" calcext:value-type="float">
            <text:p>8.00E+01</text:p>
          </table:table-cell>
          <table:table-cell office:value-type="float" office:value="0.0000009728113" calcext:value-type="float">
            <text:p>9.73E-07</text:p>
          </table:table-cell>
          <table:table-cell office:value-type="float" office:value="0.0000007942282" calcext:value-type="float">
            <text:p>7.94E-07</text:p>
          </table:table-cell>
          <table:table-cell/>
          <table:table-cell table:formula="of:=[.A32]" office:value-type="float" office:value="80" calcext:value-type="float">
            <text:p>8.00E+01</text:p>
          </table:table-cell>
          <table:table-cell table:formula="of:=[.C32]*10^9" office:value-type="float" office:value="0.05970412" calcext:value-type="float">
            <text:p>0.05970412</text:p>
          </table:table-cell>
          <table:table-cell/>
          <table:table-cell table:formula="of:=[.E32]" office:value-type="float" office:value="80" calcext:value-type="float">
            <text:p>8.00E+01</text:p>
          </table:table-cell>
          <table:table-cell table:formula="of:=[.G32]*10^9" office:value-type="float" office:value="794.2282" calcext:value-type="float">
            <text:p>794.228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.50E+01</text:p>
          </table:table-cell>
          <table:table-cell office:value-type="float" office:value="0.000000001107203" calcext:value-type="float">
            <text:p>1.11E-09</text:p>
          </table:table-cell>
          <table:table-cell office:value-type="float" office:value="0.00000000006112973" calcext:value-type="float">
            <text:p>6.11E-11</text:p>
          </table:table-cell>
          <table:table-cell/>
          <table:table-cell office:value-type="float" office:value="85" calcext:value-type="float">
            <text:p>8.50E+01</text:p>
          </table:table-cell>
          <table:table-cell office:value-type="float" office:value="0.000001007007" calcext:value-type="float">
            <text:p>1.01E-06</text:p>
          </table:table-cell>
          <table:table-cell office:value-type="float" office:value="0.0000008189072" calcext:value-type="float">
            <text:p>8.19E-07</text:p>
          </table:table-cell>
          <table:table-cell/>
          <table:table-cell table:formula="of:=[.A33]" office:value-type="float" office:value="85" calcext:value-type="float">
            <text:p>8.50E+01</text:p>
          </table:table-cell>
          <table:table-cell table:formula="of:=[.C33]*10^9" office:value-type="float" office:value="0.06112973" calcext:value-type="float">
            <text:p>0.06112973</text:p>
          </table:table-cell>
          <table:table-cell/>
          <table:table-cell table:formula="of:=[.E33]" office:value-type="float" office:value="85" calcext:value-type="float">
            <text:p>8.50E+01</text:p>
          </table:table-cell>
          <table:table-cell table:formula="of:=[.G33]*10^9" office:value-type="float" office:value="818.9072" calcext:value-type="float">
            <text:p>818.90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.00E+01</text:p>
          </table:table-cell>
          <table:table-cell office:value-type="float" office:value="0.000000001356163" calcext:value-type="float">
            <text:p>1.36E-09</text:p>
          </table:table-cell>
          <table:table-cell office:value-type="float" office:value="0.00000000006260998" calcext:value-type="float">
            <text:p>6.26E-11</text:p>
          </table:table-cell>
          <table:table-cell/>
          <table:table-cell office:value-type="float" office:value="90" calcext:value-type="float">
            <text:p>9.00E+01</text:p>
          </table:table-cell>
          <table:table-cell office:value-type="float" office:value="0.000001029249" calcext:value-type="float">
            <text:p>1.03E-06</text:p>
          </table:table-cell>
          <table:table-cell office:value-type="float" office:value="0.0000008428574" calcext:value-type="float">
            <text:p>8.43E-07</text:p>
          </table:table-cell>
          <table:table-cell/>
          <table:table-cell table:formula="of:=[.A34]" office:value-type="float" office:value="90" calcext:value-type="float">
            <text:p>9.00E+01</text:p>
          </table:table-cell>
          <table:table-cell table:formula="of:=[.C34]*10^9" office:value-type="float" office:value="0.06260998" calcext:value-type="float">
            <text:p>0.06260998</text:p>
          </table:table-cell>
          <table:table-cell/>
          <table:table-cell table:formula="of:=[.E34]" office:value-type="float" office:value="90" calcext:value-type="float">
            <text:p>9.00E+01</text:p>
          </table:table-cell>
          <table:table-cell table:formula="of:=[.G34]*10^9" office:value-type="float" office:value="842.8574" calcext:value-type="float">
            <text:p>842.857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.50E+01</text:p>
          </table:table-cell>
          <table:table-cell office:value-type="float" office:value="0.0000000003407389" calcext:value-type="float">
            <text:p>3.41E-10</text:p>
          </table:table-cell>
          <table:table-cell office:value-type="float" office:value="0.00000000006381902" calcext:value-type="float">
            <text:p>6.38E-11</text:p>
          </table:table-cell>
          <table:table-cell/>
          <table:table-cell office:value-type="float" office:value="95" calcext:value-type="float">
            <text:p>9.50E+01</text:p>
          </table:table-cell>
          <table:table-cell office:value-type="float" office:value="0.000001052876" calcext:value-type="float">
            <text:p>1.05E-06</text:p>
          </table:table-cell>
          <table:table-cell office:value-type="float" office:value="0.0000008663231" calcext:value-type="float">
            <text:p>8.66E-07</text:p>
          </table:table-cell>
          <table:table-cell/>
          <table:table-cell table:formula="of:=[.A35]" office:value-type="float" office:value="95" calcext:value-type="float">
            <text:p>9.50E+01</text:p>
          </table:table-cell>
          <table:table-cell table:formula="of:=[.C35]*10^9" office:value-type="float" office:value="0.06381902" calcext:value-type="float">
            <text:p>0.06381902</text:p>
          </table:table-cell>
          <table:table-cell/>
          <table:table-cell table:formula="of:=[.E35]" office:value-type="float" office:value="95" calcext:value-type="float">
            <text:p>9.50E+01</text:p>
          </table:table-cell>
          <table:table-cell table:formula="of:=[.G35]*10^9" office:value-type="float" office:value="866.3231" calcext:value-type="float">
            <text:p>866.323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-0.0000000002528654" calcext:value-type="float">
            <text:p>-2.53E-10</text:p>
          </table:table-cell>
          <table:table-cell office:value-type="float" office:value="0.0000000000651011" calcext:value-type="float">
            <text:p>6.51E-11</text:p>
          </table:table-cell>
          <table:table-cell/>
          <table:table-cell office:value-type="float" office:value="100" calcext:value-type="float">
            <text:p>1.00E+02</text:p>
          </table:table-cell>
          <table:table-cell office:value-type="float" office:value="0.000001080203" calcext:value-type="float">
            <text:p>1.08E-06</text:p>
          </table:table-cell>
          <table:table-cell office:value-type="float" office:value="0.0000008892188" calcext:value-type="float">
            <text:p>8.89E-07</text:p>
          </table:table-cell>
          <table:table-cell/>
          <table:table-cell table:formula="of:=[.A36]" office:value-type="float" office:value="100" calcext:value-type="float">
            <text:p>1.00E+02</text:p>
          </table:table-cell>
          <table:table-cell table:formula="of:=[.C36]*10^9" office:value-type="float" office:value="0.0651011" calcext:value-type="float">
            <text:p>0.0651011</text:p>
          </table:table-cell>
          <table:table-cell/>
          <table:table-cell table:formula="of:=[.E36]" office:value-type="float" office:value="100" calcext:value-type="float">
            <text:p>1.00E+02</text:p>
          </table:table-cell>
          <table:table-cell table:formula="of:=[.G36]*10^9" office:value-type="float" office:value="889.2188" calcext:value-type="float">
            <text:p>889.218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.10E+02</text:p>
          </table:table-cell>
          <table:table-cell office:value-type="float" office:value="0.0000000002866113" calcext:value-type="float">
            <text:p>2.87E-10</text:p>
          </table:table-cell>
          <table:table-cell office:value-type="float" office:value="0.00000000006755829" calcext:value-type="float">
            <text:p>6.76E-11</text:p>
          </table:table-cell>
          <table:table-cell/>
          <table:table-cell office:value-type="float" office:value="110" calcext:value-type="float">
            <text:p>1.10E+02</text:p>
          </table:table-cell>
          <table:table-cell office:value-type="float" office:value="0.000001136421" calcext:value-type="float">
            <text:p>1.14E-06</text:p>
          </table:table-cell>
          <table:table-cell office:value-type="float" office:value="0.0000009331229" calcext:value-type="float">
            <text:p>9.33E-07</text:p>
          </table:table-cell>
          <table:table-cell/>
          <table:table-cell table:formula="of:=[.A37]" office:value-type="float" office:value="110" calcext:value-type="float">
            <text:p>1.10E+02</text:p>
          </table:table-cell>
          <table:table-cell table:formula="of:=[.C37]*10^9" office:value-type="float" office:value="0.06755829" calcext:value-type="float">
            <text:p>0.06755829</text:p>
          </table:table-cell>
          <table:table-cell/>
          <table:table-cell table:formula="of:=[.E37]" office:value-type="float" office:value="110" calcext:value-type="float">
            <text:p>1.10E+02</text:p>
          </table:table-cell>
          <table:table-cell table:formula="of:=[.G37]*10^9" office:value-type="float" office:value="933.1229" calcext:value-type="float">
            <text:p>933.122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.20E+02</text:p>
          </table:table-cell>
          <table:table-cell office:value-type="float" office:value="0.0000000009255787" calcext:value-type="float">
            <text:p>9.26E-10</text:p>
          </table:table-cell>
          <table:table-cell office:value-type="float" office:value="0.00000000007002898" calcext:value-type="float">
            <text:p>7.00E-11</text:p>
          </table:table-cell>
          <table:table-cell/>
          <table:table-cell office:value-type="float" office:value="120" calcext:value-type="float">
            <text:p>1.20E+02</text:p>
          </table:table-cell>
          <table:table-cell office:value-type="float" office:value="0.000001187816" calcext:value-type="float">
            <text:p>1.19E-06</text:p>
          </table:table-cell>
          <table:table-cell office:value-type="float" office:value="0.0000009751872" calcext:value-type="float">
            <text:p>9.75E-07</text:p>
          </table:table-cell>
          <table:table-cell/>
          <table:table-cell table:formula="of:=[.A38]" office:value-type="float" office:value="120" calcext:value-type="float">
            <text:p>1.20E+02</text:p>
          </table:table-cell>
          <table:table-cell table:formula="of:=[.C38]*10^9" office:value-type="float" office:value="0.07002898" calcext:value-type="float">
            <text:p>0.07002898</text:p>
          </table:table-cell>
          <table:table-cell/>
          <table:table-cell table:formula="of:=[.E38]" office:value-type="float" office:value="120" calcext:value-type="float">
            <text:p>1.20E+02</text:p>
          </table:table-cell>
          <table:table-cell table:formula="of:=[.G38]*10^9" office:value-type="float" office:value="975.1872" calcext:value-type="float">
            <text:p>975.187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.30E+02</text:p>
          </table:table-cell>
          <table:table-cell office:value-type="float" office:value="0.00000000164024" calcext:value-type="float">
            <text:p>1.64E-09</text:p>
          </table:table-cell>
          <table:table-cell office:value-type="float" office:value="0.0000000000723102" calcext:value-type="float">
            <text:p>7.23E-11</text:p>
          </table:table-cell>
          <table:table-cell/>
          <table:table-cell office:value-type="float" office:value="130" calcext:value-type="float">
            <text:p>1.30E+02</text:p>
          </table:table-cell>
          <table:table-cell office:value-type="float" office:value="0.000001239973" calcext:value-type="float">
            <text:p>1.24E-06</text:p>
          </table:table-cell>
          <table:table-cell office:value-type="float" office:value="0.000001015764" calcext:value-type="float">
            <text:p>1.02E-06</text:p>
          </table:table-cell>
          <table:table-cell/>
          <table:table-cell table:formula="of:=[.A39]" office:value-type="float" office:value="130" calcext:value-type="float">
            <text:p>1.30E+02</text:p>
          </table:table-cell>
          <table:table-cell table:formula="of:=[.C39]*10^9" office:value-type="float" office:value="0.0723102" calcext:value-type="float">
            <text:p>0.0723102</text:p>
          </table:table-cell>
          <table:table-cell/>
          <table:table-cell table:formula="of:=[.E39]" office:value-type="float" office:value="130" calcext:value-type="float">
            <text:p>1.30E+02</text:p>
          </table:table-cell>
          <table:table-cell table:formula="of:=[.G39]*10^9" office:value-type="float" office:value="1015.764" calcext:value-type="float">
            <text:p>1015.7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.40E+02</text:p>
          </table:table-cell>
          <table:table-cell office:value-type="float" office:value="0.000000001164765" calcext:value-type="float">
            <text:p>1.16E-09</text:p>
          </table:table-cell>
          <table:table-cell office:value-type="float" office:value="0.00000000007448616" calcext:value-type="float">
            <text:p>7.45E-11</text:p>
          </table:table-cell>
          <table:table-cell/>
          <table:table-cell office:value-type="float" office:value="140" calcext:value-type="float">
            <text:p>1.40E+02</text:p>
          </table:table-cell>
          <table:table-cell office:value-type="float" office:value="0.000001288387" calcext:value-type="float">
            <text:p>1.29E-06</text:p>
          </table:table-cell>
          <table:table-cell office:value-type="float" office:value="0.000001054988" calcext:value-type="float">
            <text:p>1.05E-06</text:p>
          </table:table-cell>
          <table:table-cell/>
          <table:table-cell table:formula="of:=[.A40]" office:value-type="float" office:value="140" calcext:value-type="float">
            <text:p>1.40E+02</text:p>
          </table:table-cell>
          <table:table-cell table:formula="of:=[.C40]*10^9" office:value-type="float" office:value="0.07448616" calcext:value-type="float">
            <text:p>0.07448616</text:p>
          </table:table-cell>
          <table:table-cell/>
          <table:table-cell table:formula="of:=[.E40]" office:value-type="float" office:value="140" calcext:value-type="float">
            <text:p>1.40E+02</text:p>
          </table:table-cell>
          <table:table-cell table:formula="of:=[.G40]*10^9" office:value-type="float" office:value="1054.988" calcext:value-type="float">
            <text:p>1054.98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.50E+02</text:p>
          </table:table-cell>
          <table:table-cell office:value-type="float" office:value="0.000000001719151" calcext:value-type="float">
            <text:p>1.72E-09</text:p>
          </table:table-cell>
          <table:table-cell office:value-type="float" office:value="0.00000000007658919" calcext:value-type="float">
            <text:p>7.66E-11</text:p>
          </table:table-cell>
          <table:table-cell/>
          <table:table-cell office:value-type="float" office:value="150" calcext:value-type="float">
            <text:p>1.50E+02</text:p>
          </table:table-cell>
          <table:table-cell office:value-type="float" office:value="0.000001337243" calcext:value-type="float">
            <text:p>1.34E-06</text:p>
          </table:table-cell>
          <table:table-cell office:value-type="float" office:value="0.00000109301" calcext:value-type="float">
            <text:p>1.09E-06</text:p>
          </table:table-cell>
          <table:table-cell/>
          <table:table-cell table:formula="of:=[.A41]" office:value-type="float" office:value="150" calcext:value-type="float">
            <text:p>1.50E+02</text:p>
          </table:table-cell>
          <table:table-cell table:formula="of:=[.C41]*10^9" office:value-type="float" office:value="0.07658919" calcext:value-type="float">
            <text:p>0.07658919</text:p>
          </table:table-cell>
          <table:table-cell/>
          <table:table-cell table:formula="of:=[.E41]" office:value-type="float" office:value="150" calcext:value-type="float">
            <text:p>1.50E+02</text:p>
          </table:table-cell>
          <table:table-cell table:formula="of:=[.G41]*10^9" office:value-type="float" office:value="1093.01" calcext:value-type="float">
            <text:p>1093.0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.60E+02</text:p>
          </table:table-cell>
          <table:table-cell office:value-type="float" office:value="0.000000002327962" calcext:value-type="float">
            <text:p>2.33E-09</text:p>
          </table:table-cell>
          <table:table-cell office:value-type="float" office:value="0.00000000007869415" calcext:value-type="float">
            <text:p>7.87E-11</text:p>
          </table:table-cell>
          <table:table-cell/>
          <table:table-cell office:value-type="float" office:value="160" calcext:value-type="float">
            <text:p>1.60E+02</text:p>
          </table:table-cell>
          <table:table-cell office:value-type="float" office:value="0.00000138411" calcext:value-type="float">
            <text:p>1.38E-06</text:p>
          </table:table-cell>
          <table:table-cell office:value-type="float" office:value="0.000001130076" calcext:value-type="float">
            <text:p>1.13E-06</text:p>
          </table:table-cell>
          <table:table-cell/>
          <table:table-cell table:formula="of:=[.A42]" office:value-type="float" office:value="160" calcext:value-type="float">
            <text:p>1.60E+02</text:p>
          </table:table-cell>
          <table:table-cell table:formula="of:=[.C42]*10^9" office:value-type="float" office:value="0.07869415" calcext:value-type="float">
            <text:p>0.07869415</text:p>
          </table:table-cell>
          <table:table-cell/>
          <table:table-cell table:formula="of:=[.E42]" office:value-type="float" office:value="160" calcext:value-type="float">
            <text:p>1.60E+02</text:p>
          </table:table-cell>
          <table:table-cell table:formula="of:=[.G42]*10^9" office:value-type="float" office:value="1130.076" calcext:value-type="float">
            <text:p>1130.0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.70E+02</text:p>
          </table:table-cell>
          <table:table-cell office:value-type="float" office:value="0.000000001926217" calcext:value-type="float">
            <text:p>1.93E-09</text:p>
          </table:table-cell>
          <table:table-cell office:value-type="float" office:value="0.00000000008055611" calcext:value-type="float">
            <text:p>8.06E-11</text:p>
          </table:table-cell>
          <table:table-cell/>
          <table:table-cell office:value-type="float" office:value="170" calcext:value-type="float">
            <text:p>1.70E+02</text:p>
          </table:table-cell>
          <table:table-cell office:value-type="float" office:value="0.000001428631" calcext:value-type="float">
            <text:p>1.43E-06</text:p>
          </table:table-cell>
          <table:table-cell office:value-type="float" office:value="0.000001166088" calcext:value-type="float">
            <text:p>1.17E-06</text:p>
          </table:table-cell>
          <table:table-cell/>
          <table:table-cell table:formula="of:=[.A43]" office:value-type="float" office:value="170" calcext:value-type="float">
            <text:p>1.70E+02</text:p>
          </table:table-cell>
          <table:table-cell table:formula="of:=[.C43]*10^9" office:value-type="float" office:value="0.08055611" calcext:value-type="float">
            <text:p>0.08055611</text:p>
          </table:table-cell>
          <table:table-cell/>
          <table:table-cell table:formula="of:=[.E43]" office:value-type="float" office:value="170" calcext:value-type="float">
            <text:p>1.70E+02</text:p>
          </table:table-cell>
          <table:table-cell table:formula="of:=[.G43]*10^9" office:value-type="float" office:value="1166.088" calcext:value-type="float">
            <text:p>1166.08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.80E+02</text:p>
          </table:table-cell>
          <table:table-cell office:value-type="float" office:value="0.000000002655005" calcext:value-type="float">
            <text:p>2.66E-09</text:p>
          </table:table-cell>
          <table:table-cell office:value-type="float" office:value="0.00000000008242147" calcext:value-type="float">
            <text:p>8.24E-11</text:p>
          </table:table-cell>
          <table:table-cell/>
          <table:table-cell office:value-type="float" office:value="180" calcext:value-type="float">
            <text:p>1.80E+02</text:p>
          </table:table-cell>
          <table:table-cell office:value-type="float" office:value="0.000001472929" calcext:value-type="float">
            <text:p>1.47E-06</text:p>
          </table:table-cell>
          <table:table-cell office:value-type="float" office:value="0.000001200833" calcext:value-type="float">
            <text:p>1.20E-06</text:p>
          </table:table-cell>
          <table:table-cell/>
          <table:table-cell table:formula="of:=[.A44]" office:value-type="float" office:value="180" calcext:value-type="float">
            <text:p>1.80E+02</text:p>
          </table:table-cell>
          <table:table-cell table:formula="of:=[.C44]*10^9" office:value-type="float" office:value="0.08242147" calcext:value-type="float">
            <text:p>0.08242147</text:p>
          </table:table-cell>
          <table:table-cell/>
          <table:table-cell table:formula="of:=[.E44]" office:value-type="float" office:value="180" calcext:value-type="float">
            <text:p>1.80E+02</text:p>
          </table:table-cell>
          <table:table-cell table:formula="of:=[.G44]*10^9" office:value-type="float" office:value="1200.833" calcext:value-type="float">
            <text:p>1200.8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.90E+02</text:p>
          </table:table-cell>
          <table:table-cell office:value-type="float" office:value="0.000000001788581" calcext:value-type="float">
            <text:p>1.79E-09</text:p>
          </table:table-cell>
          <table:table-cell office:value-type="float" office:value="0.00000000008429239" calcext:value-type="float">
            <text:p>8.43E-11</text:p>
          </table:table-cell>
          <table:table-cell/>
          <table:table-cell office:value-type="float" office:value="190" calcext:value-type="float">
            <text:p>1.90E+02</text:p>
          </table:table-cell>
          <table:table-cell office:value-type="float" office:value="0.000001514658" calcext:value-type="float">
            <text:p>1.51E-06</text:p>
          </table:table-cell>
          <table:table-cell office:value-type="float" office:value="0.000001234247" calcext:value-type="float">
            <text:p>1.23E-06</text:p>
          </table:table-cell>
          <table:table-cell/>
          <table:table-cell table:formula="of:=[.A45]" office:value-type="float" office:value="190" calcext:value-type="float">
            <text:p>1.90E+02</text:p>
          </table:table-cell>
          <table:table-cell table:formula="of:=[.C45]*10^9" office:value-type="float" office:value="0.08429239" calcext:value-type="float">
            <text:p>0.08429239</text:p>
          </table:table-cell>
          <table:table-cell/>
          <table:table-cell table:formula="of:=[.E45]" office:value-type="float" office:value="190" calcext:value-type="float">
            <text:p>1.90E+02</text:p>
          </table:table-cell>
          <table:table-cell table:formula="of:=[.G45]*10^9" office:value-type="float" office:value="1234.247" calcext:value-type="float">
            <text:p>1234.24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.00E+02</text:p>
          </table:table-cell>
          <table:table-cell office:value-type="float" office:value="0.000000001976198" calcext:value-type="float">
            <text:p>1.98E-09</text:p>
          </table:table-cell>
          <table:table-cell office:value-type="float" office:value="0.00000000008612082" calcext:value-type="float">
            <text:p>8.61E-11</text:p>
          </table:table-cell>
          <table:table-cell/>
          <table:table-cell office:value-type="float" office:value="200" calcext:value-type="float">
            <text:p>2.00E+02</text:p>
          </table:table-cell>
          <table:table-cell office:value-type="float" office:value="0.000001555573" calcext:value-type="float">
            <text:p>1.56E-06</text:p>
          </table:table-cell>
          <table:table-cell office:value-type="float" office:value="0.00000126655" calcext:value-type="float">
            <text:p>1.27E-06</text:p>
          </table:table-cell>
          <table:table-cell/>
          <table:table-cell table:formula="of:=[.A46]" office:value-type="float" office:value="200" calcext:value-type="float">
            <text:p>2.00E+02</text:p>
          </table:table-cell>
          <table:table-cell table:formula="of:=[.C46]*10^9" office:value-type="float" office:value="0.08612082" calcext:value-type="float">
            <text:p>0.08612082</text:p>
          </table:table-cell>
          <table:table-cell/>
          <table:table-cell table:formula="of:=[.E46]" office:value-type="float" office:value="200" calcext:value-type="float">
            <text:p>2.00E+02</text:p>
          </table:table-cell>
          <table:table-cell table:formula="of:=[.G46]*10^9" office:value-type="float" office:value="1266.55" calcext:value-type="float">
            <text:p>1266.5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.10E+02</text:p>
          </table:table-cell>
          <table:table-cell office:value-type="float" office:value="0.000000001712023" calcext:value-type="float">
            <text:p>1.71E-09</text:p>
          </table:table-cell>
          <table:table-cell office:value-type="float" office:value="0.00000000008790979" calcext:value-type="float">
            <text:p>8.79E-11</text:p>
          </table:table-cell>
          <table:table-cell/>
          <table:table-cell office:value-type="float" office:value="210" calcext:value-type="float">
            <text:p>2.10E+02</text:p>
          </table:table-cell>
          <table:table-cell office:value-type="float" office:value="0.000001595363" calcext:value-type="float">
            <text:p>1.60E-06</text:p>
          </table:table-cell>
          <table:table-cell office:value-type="float" office:value="0.000001296617" calcext:value-type="float">
            <text:p>1.30E-06</text:p>
          </table:table-cell>
          <table:table-cell/>
          <table:table-cell table:formula="of:=[.A47]" office:value-type="float" office:value="210" calcext:value-type="float">
            <text:p>2.10E+02</text:p>
          </table:table-cell>
          <table:table-cell table:formula="of:=[.C47]*10^9" office:value-type="float" office:value="0.08790979" calcext:value-type="float">
            <text:p>0.08790979</text:p>
          </table:table-cell>
          <table:table-cell/>
          <table:table-cell table:formula="of:=[.E47]" office:value-type="float" office:value="210" calcext:value-type="float">
            <text:p>2.10E+02</text:p>
          </table:table-cell>
          <table:table-cell table:formula="of:=[.G47]*10^9" office:value-type="float" office:value="1296.617" calcext:value-type="float">
            <text:p>1296.61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.20E+02</text:p>
          </table:table-cell>
          <table:table-cell office:value-type="float" office:value="0.000000001731602" calcext:value-type="float">
            <text:p>1.73E-09</text:p>
          </table:table-cell>
          <table:table-cell office:value-type="float" office:value="0.00000000008955964" calcext:value-type="float">
            <text:p>8.96E-11</text:p>
          </table:table-cell>
          <table:table-cell/>
          <table:table-cell office:value-type="float" office:value="220" calcext:value-type="float">
            <text:p>2.20E+02</text:p>
          </table:table-cell>
          <table:table-cell office:value-type="float" office:value="0.000001631008" calcext:value-type="float">
            <text:p>1.63E-06</text:p>
          </table:table-cell>
          <table:table-cell office:value-type="float" office:value="0.000001324779" calcext:value-type="float">
            <text:p>1.32E-06</text:p>
          </table:table-cell>
          <table:table-cell/>
          <table:table-cell table:formula="of:=[.A48]" office:value-type="float" office:value="220" calcext:value-type="float">
            <text:p>2.20E+02</text:p>
          </table:table-cell>
          <table:table-cell table:formula="of:=[.C48]*10^9" office:value-type="float" office:value="0.08955964" calcext:value-type="float">
            <text:p>0.08955964</text:p>
          </table:table-cell>
          <table:table-cell/>
          <table:table-cell table:formula="of:=[.E48]" office:value-type="float" office:value="220" calcext:value-type="float">
            <text:p>2.20E+02</text:p>
          </table:table-cell>
          <table:table-cell table:formula="of:=[.G48]*10^9" office:value-type="float" office:value="1324.779" calcext:value-type="float">
            <text:p>1324.77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.30E+02</text:p>
          </table:table-cell>
          <table:table-cell office:value-type="float" office:value="0.000000002553887" calcext:value-type="float">
            <text:p>2.55E-09</text:p>
          </table:table-cell>
          <table:table-cell office:value-type="float" office:value="0.00000000009121688" calcext:value-type="float">
            <text:p>9.12E-11</text:p>
          </table:table-cell>
          <table:table-cell/>
          <table:table-cell office:value-type="float" office:value="230" calcext:value-type="float">
            <text:p>2.30E+02</text:p>
          </table:table-cell>
          <table:table-cell office:value-type="float" office:value="0.000001664055" calcext:value-type="float">
            <text:p>1.66E-06</text:p>
          </table:table-cell>
          <table:table-cell office:value-type="float" office:value="0.000001350044" calcext:value-type="float">
            <text:p>1.35E-06</text:p>
          </table:table-cell>
          <table:table-cell/>
          <table:table-cell table:formula="of:=[.A49]" office:value-type="float" office:value="230" calcext:value-type="float">
            <text:p>2.30E+02</text:p>
          </table:table-cell>
          <table:table-cell table:formula="of:=[.C49]*10^9" office:value-type="float" office:value="0.09121688" calcext:value-type="float">
            <text:p>0.09121688</text:p>
          </table:table-cell>
          <table:table-cell/>
          <table:table-cell table:formula="of:=[.E49]" office:value-type="float" office:value="230" calcext:value-type="float">
            <text:p>2.30E+02</text:p>
          </table:table-cell>
          <table:table-cell table:formula="of:=[.G49]*10^9" office:value-type="float" office:value="1350.044" calcext:value-type="float">
            <text:p>1350.044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.40E+02</text:p>
          </table:table-cell>
          <table:table-cell office:value-type="float" office:value="0.000000003134337" calcext:value-type="float">
            <text:p>3.13E-09</text:p>
          </table:table-cell>
          <table:table-cell office:value-type="float" office:value="0.00000000009291928" calcext:value-type="float">
            <text:p>9.29E-11</text:p>
          </table:table-cell>
          <table:table-cell/>
          <table:table-cell office:value-type="float" office:value="240" calcext:value-type="float">
            <text:p>2.40E+02</text:p>
          </table:table-cell>
          <table:table-cell office:value-type="float" office:value="0.0000016954" calcext:value-type="float">
            <text:p>1.70E-06</text:p>
          </table:table-cell>
          <table:table-cell office:value-type="float" office:value="0.000001371985" calcext:value-type="float">
            <text:p>1.37E-06</text:p>
          </table:table-cell>
          <table:table-cell/>
          <table:table-cell table:formula="of:=[.A50]" office:value-type="float" office:value="240" calcext:value-type="float">
            <text:p>2.40E+02</text:p>
          </table:table-cell>
          <table:table-cell table:formula="of:=[.C50]*10^9" office:value-type="float" office:value="0.09291928" calcext:value-type="float">
            <text:p>0.09291928</text:p>
          </table:table-cell>
          <table:table-cell/>
          <table:table-cell table:formula="of:=[.E50]" office:value-type="float" office:value="240" calcext:value-type="float">
            <text:p>2.40E+02</text:p>
          </table:table-cell>
          <table:table-cell table:formula="of:=[.G50]*10^9" office:value-type="float" office:value="1371.985" calcext:value-type="float">
            <text:p>1371.98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.50E+02</text:p>
          </table:table-cell>
          <table:table-cell office:value-type="float" office:value="0.000000003678422" calcext:value-type="float">
            <text:p>3.68E-09</text:p>
          </table:table-cell>
          <table:table-cell office:value-type="float" office:value="0.00000000009464717" calcext:value-type="float">
            <text:p>9.46E-11</text:p>
          </table:table-cell>
          <table:table-cell/>
          <table:table-cell office:value-type="float" office:value="250" calcext:value-type="float">
            <text:p>2.50E+02</text:p>
          </table:table-cell>
          <table:table-cell office:value-type="float" office:value="0.000001720174" calcext:value-type="float">
            <text:p>1.72E-06</text:p>
          </table:table-cell>
          <table:table-cell office:value-type="float" office:value="0.000001389789" calcext:value-type="float">
            <text:p>1.39E-06</text:p>
          </table:table-cell>
          <table:table-cell/>
          <table:table-cell table:formula="of:=[.A51]" office:value-type="float" office:value="250" calcext:value-type="float">
            <text:p>2.50E+02</text:p>
          </table:table-cell>
          <table:table-cell table:formula="of:=[.C51]*10^9" office:value-type="float" office:value="0.09464717" calcext:value-type="float">
            <text:p>0.09464717</text:p>
          </table:table-cell>
          <table:table-cell/>
          <table:table-cell table:formula="of:=[.E51]" office:value-type="float" office:value="250" calcext:value-type="float">
            <text:p>2.50E+02</text:p>
          </table:table-cell>
          <table:table-cell table:formula="of:=[.G51]*10^9" office:value-type="float" office:value="1389.789" calcext:value-type="float">
            <text:p>1389.78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.60E+02</text:p>
          </table:table-cell>
          <table:table-cell office:value-type="float" office:value="0.000000003962805" calcext:value-type="float">
            <text:p>3.96E-09</text:p>
          </table:table-cell>
          <table:table-cell office:value-type="float" office:value="0.00000000009649776" calcext:value-type="float">
            <text:p>9.65E-11</text:p>
          </table:table-cell>
          <table:table-cell/>
          <table:table-cell office:value-type="float" office:value="260" calcext:value-type="float">
            <text:p>2.60E+02</text:p>
          </table:table-cell>
          <table:table-cell office:value-type="float" office:value="0.000001740283" calcext:value-type="float">
            <text:p>1.74E-06</text:p>
          </table:table-cell>
          <table:table-cell office:value-type="float" office:value="0.000001403015" calcext:value-type="float">
            <text:p>1.40E-06</text:p>
          </table:table-cell>
          <table:table-cell/>
          <table:table-cell table:formula="of:=[.A52]" office:value-type="float" office:value="260" calcext:value-type="float">
            <text:p>2.60E+02</text:p>
          </table:table-cell>
          <table:table-cell table:formula="of:=[.C52]*10^9" office:value-type="float" office:value="0.09649776" calcext:value-type="float">
            <text:p>0.09649776</text:p>
          </table:table-cell>
          <table:table-cell/>
          <table:table-cell table:formula="of:=[.E52]" office:value-type="float" office:value="260" calcext:value-type="float">
            <text:p>2.60E+02</text:p>
          </table:table-cell>
          <table:table-cell table:formula="of:=[.G52]*10^9" office:value-type="float" office:value="1403.015" calcext:value-type="float">
            <text:p>1403.01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.70E+02</text:p>
          </table:table-cell>
          <table:table-cell office:value-type="float" office:value="0.000000004118132" calcext:value-type="float">
            <text:p>4.12E-09</text:p>
          </table:table-cell>
          <table:table-cell office:value-type="float" office:value="0.00000000009831442" calcext:value-type="float">
            <text:p>9.83E-11</text:p>
          </table:table-cell>
          <table:table-cell/>
          <table:table-cell office:value-type="float" office:value="270" calcext:value-type="float">
            <text:p>2.70E+02</text:p>
          </table:table-cell>
          <table:table-cell office:value-type="float" office:value="0.000001756858" calcext:value-type="float">
            <text:p>1.76E-06</text:p>
          </table:table-cell>
          <table:table-cell office:value-type="float" office:value="0.000001412574" calcext:value-type="float">
            <text:p>1.41E-06</text:p>
          </table:table-cell>
          <table:table-cell/>
          <table:table-cell table:formula="of:=[.A53]" office:value-type="float" office:value="270" calcext:value-type="float">
            <text:p>2.70E+02</text:p>
          </table:table-cell>
          <table:table-cell table:formula="of:=[.C53]*10^9" office:value-type="float" office:value="0.09831442" calcext:value-type="float">
            <text:p>0.09831442</text:p>
          </table:table-cell>
          <table:table-cell/>
          <table:table-cell table:formula="of:=[.E53]" office:value-type="float" office:value="270" calcext:value-type="float">
            <text:p>2.70E+02</text:p>
          </table:table-cell>
          <table:table-cell table:formula="of:=[.G53]*10^9" office:value-type="float" office:value="1412.574" calcext:value-type="float">
            <text:p>1412.57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.80E+02</text:p>
          </table:table-cell>
          <table:table-cell office:value-type="float" office:value="0.000000004546026" calcext:value-type="float">
            <text:p>4.55E-09</text:p>
          </table:table-cell>
          <table:table-cell office:value-type="float" office:value="0.0000000001004565" calcext:value-type="float">
            <text:p>1.00E-10</text:p>
          </table:table-cell>
          <table:table-cell/>
          <table:table-cell office:value-type="float" office:value="280" calcext:value-type="float">
            <text:p>2.80E+02</text:p>
          </table:table-cell>
          <table:table-cell office:value-type="float" office:value="0.000001772071" calcext:value-type="float">
            <text:p>1.77E-06</text:p>
          </table:table-cell>
          <table:table-cell office:value-type="float" office:value="0.000001419464" calcext:value-type="float">
            <text:p>1.42E-06</text:p>
          </table:table-cell>
          <table:table-cell/>
          <table:table-cell table:formula="of:=[.A54]" office:value-type="float" office:value="280" calcext:value-type="float">
            <text:p>2.80E+02</text:p>
          </table:table-cell>
          <table:table-cell table:formula="of:=[.C54]*10^9" office:value-type="float" office:value="0.1004565" calcext:value-type="float">
            <text:p>0.1004565</text:p>
          </table:table-cell>
          <table:table-cell/>
          <table:table-cell table:formula="of:=[.E54]" office:value-type="float" office:value="280" calcext:value-type="float">
            <text:p>2.80E+02</text:p>
          </table:table-cell>
          <table:table-cell table:formula="of:=[.G54]*10^9" office:value-type="float" office:value="1419.464" calcext:value-type="float">
            <text:p>1419.46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.90E+02</text:p>
          </table:table-cell>
          <table:table-cell office:value-type="float" office:value="0.000000004106942" calcext:value-type="float">
            <text:p>4.11E-09</text:p>
          </table:table-cell>
          <table:table-cell office:value-type="float" office:value="0.0000000001026675" calcext:value-type="float">
            <text:p>1.03E-10</text:p>
          </table:table-cell>
          <table:table-cell/>
          <table:table-cell office:value-type="float" office:value="290" calcext:value-type="float">
            <text:p>2.90E+02</text:p>
          </table:table-cell>
          <table:table-cell office:value-type="float" office:value="0.000001782834" calcext:value-type="float">
            <text:p>1.78E-06</text:p>
          </table:table-cell>
          <table:table-cell office:value-type="float" office:value="0.00000142446" calcext:value-type="float">
            <text:p>1.42E-06</text:p>
          </table:table-cell>
          <table:table-cell/>
          <table:table-cell table:formula="of:=[.A55]" office:value-type="float" office:value="290" calcext:value-type="float">
            <text:p>2.90E+02</text:p>
          </table:table-cell>
          <table:table-cell table:formula="of:=[.C55]*10^9" office:value-type="float" office:value="0.1026675" calcext:value-type="float">
            <text:p>0.1026675</text:p>
          </table:table-cell>
          <table:table-cell/>
          <table:table-cell table:formula="of:=[.E55]" office:value-type="float" office:value="290" calcext:value-type="float">
            <text:p>2.90E+02</text:p>
          </table:table-cell>
          <table:table-cell table:formula="of:=[.G55]*10^9" office:value-type="float" office:value="1424.46" calcext:value-type="float">
            <text:p>1424.4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.00E+02</text:p>
          </table:table-cell>
          <table:table-cell office:value-type="float" office:value="0.000000004180399" calcext:value-type="float">
            <text:p>4.18E-09</text:p>
          </table:table-cell>
          <table:table-cell office:value-type="float" office:value="0.0000000001051236" calcext:value-type="float">
            <text:p>1.05E-10</text:p>
          </table:table-cell>
          <table:table-cell/>
          <table:table-cell office:value-type="float" office:value="300" calcext:value-type="float">
            <text:p>3.00E+02</text:p>
          </table:table-cell>
          <table:table-cell office:value-type="float" office:value="0.000001793351" calcext:value-type="float">
            <text:p>1.79E-06</text:p>
          </table:table-cell>
          <table:table-cell office:value-type="float" office:value="0.00000142853" calcext:value-type="float">
            <text:p>1.43E-06</text:p>
          </table:table-cell>
          <table:table-cell/>
          <table:table-cell table:formula="of:=[.A56]" office:value-type="float" office:value="300" calcext:value-type="float">
            <text:p>3.00E+02</text:p>
          </table:table-cell>
          <table:table-cell table:formula="of:=[.C56]*10^9" office:value-type="float" office:value="0.1051236" calcext:value-type="float">
            <text:p>0.1051236</text:p>
          </table:table-cell>
          <table:table-cell/>
          <table:table-cell table:formula="of:=[.E56]" office:value-type="float" office:value="300" calcext:value-type="float">
            <text:p>3.00E+02</text:p>
          </table:table-cell>
          <table:table-cell table:formula="of:=[.G56]*10^9" office:value-type="float" office:value="1428.53" calcext:value-type="float">
            <text:p>1428.5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.10E+02</text:p>
          </table:table-cell>
          <table:table-cell office:value-type="float" office:value="0.000000004169847" calcext:value-type="float">
            <text:p>4.17E-09</text:p>
          </table:table-cell>
          <table:table-cell office:value-type="float" office:value="0.0000000001077037" calcext:value-type="float">
            <text:p>1.08E-10</text:p>
          </table:table-cell>
          <table:table-cell/>
          <table:table-cell office:value-type="float" office:value="310" calcext:value-type="float">
            <text:p>3.10E+02</text:p>
          </table:table-cell>
          <table:table-cell office:value-type="float" office:value="0.000001802745" calcext:value-type="float">
            <text:p>1.80E-06</text:p>
          </table:table-cell>
          <table:table-cell office:value-type="float" office:value="0.000001432146" calcext:value-type="float">
            <text:p>1.43E-06</text:p>
          </table:table-cell>
          <table:table-cell/>
          <table:table-cell table:formula="of:=[.A57]" office:value-type="float" office:value="310" calcext:value-type="float">
            <text:p>3.10E+02</text:p>
          </table:table-cell>
          <table:table-cell table:formula="of:=[.C57]*10^9" office:value-type="float" office:value="0.1077037" calcext:value-type="float">
            <text:p>0.1077037</text:p>
          </table:table-cell>
          <table:table-cell/>
          <table:table-cell table:formula="of:=[.E57]" office:value-type="float" office:value="310" calcext:value-type="float">
            <text:p>3.10E+02</text:p>
          </table:table-cell>
          <table:table-cell table:formula="of:=[.G57]*10^9" office:value-type="float" office:value="1432.146" calcext:value-type="float">
            <text:p>1432.14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.20E+02</text:p>
          </table:table-cell>
          <table:table-cell office:value-type="float" office:value="0.000000004103748" calcext:value-type="float">
            <text:p>4.10E-09</text:p>
          </table:table-cell>
          <table:table-cell office:value-type="float" office:value="0.0000000001107438" calcext:value-type="float">
            <text:p>1.11E-10</text:p>
          </table:table-cell>
          <table:table-cell/>
          <table:table-cell office:value-type="float" office:value="320" calcext:value-type="float">
            <text:p>3.20E+02</text:p>
          </table:table-cell>
          <table:table-cell office:value-type="float" office:value="0.000001812672" calcext:value-type="float">
            <text:p>1.81E-06</text:p>
          </table:table-cell>
          <table:table-cell office:value-type="float" office:value="0.000001435499" calcext:value-type="float">
            <text:p>1.44E-06</text:p>
          </table:table-cell>
          <table:table-cell/>
          <table:table-cell table:formula="of:=[.A58]" office:value-type="float" office:value="320" calcext:value-type="float">
            <text:p>3.20E+02</text:p>
          </table:table-cell>
          <table:table-cell table:formula="of:=[.C58]*10^9" office:value-type="float" office:value="0.1107438" calcext:value-type="float">
            <text:p>0.1107438</text:p>
          </table:table-cell>
          <table:table-cell/>
          <table:table-cell table:formula="of:=[.E58]" office:value-type="float" office:value="320" calcext:value-type="float">
            <text:p>3.20E+02</text:p>
          </table:table-cell>
          <table:table-cell table:formula="of:=[.G58]*10^9" office:value-type="float" office:value="1435.499" calcext:value-type="float">
            <text:p>1435.49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.30E+02</text:p>
          </table:table-cell>
          <table:table-cell office:value-type="float" office:value="0.000000005875822" calcext:value-type="float">
            <text:p>5.88E-09</text:p>
          </table:table-cell>
          <table:table-cell office:value-type="float" office:value="0.0000000001146484" calcext:value-type="float">
            <text:p>1.15E-10</text:p>
          </table:table-cell>
          <table:table-cell/>
          <table:table-cell office:value-type="float" office:value="330" calcext:value-type="float">
            <text:p>3.30E+02</text:p>
          </table:table-cell>
          <table:table-cell office:value-type="float" office:value="0.00000182021" calcext:value-type="float">
            <text:p>1.82E-06</text:p>
          </table:table-cell>
          <table:table-cell office:value-type="float" office:value="0.000001438675" calcext:value-type="float">
            <text:p>1.44E-06</text:p>
          </table:table-cell>
          <table:table-cell/>
          <table:table-cell table:formula="of:=[.A59]" office:value-type="float" office:value="330" calcext:value-type="float">
            <text:p>3.30E+02</text:p>
          </table:table-cell>
          <table:table-cell table:formula="of:=[.C59]*10^9" office:value-type="float" office:value="0.1146484" calcext:value-type="float">
            <text:p>0.1146484</text:p>
          </table:table-cell>
          <table:table-cell/>
          <table:table-cell table:formula="of:=[.E59]" office:value-type="float" office:value="330" calcext:value-type="float">
            <text:p>3.30E+02</text:p>
          </table:table-cell>
          <table:table-cell table:formula="of:=[.G59]*10^9" office:value-type="float" office:value="1438.675" calcext:value-type="float">
            <text:p>1438.6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.40E+02</text:p>
          </table:table-cell>
          <table:table-cell office:value-type="float" office:value="0.000000005909015" calcext:value-type="float">
            <text:p>5.91E-09</text:p>
          </table:table-cell>
          <table:table-cell office:value-type="float" office:value="0.0000000001201116" calcext:value-type="float">
            <text:p>1.20E-10</text:p>
          </table:table-cell>
          <table:table-cell/>
          <table:table-cell office:value-type="float" office:value="340" calcext:value-type="float">
            <text:p>3.40E+02</text:p>
          </table:table-cell>
          <table:table-cell office:value-type="float" office:value="0.000001828431" calcext:value-type="float">
            <text:p>1.83E-06</text:p>
          </table:table-cell>
          <table:table-cell office:value-type="float" office:value="0.000001442184" calcext:value-type="float">
            <text:p>1.44E-06</text:p>
          </table:table-cell>
          <table:table-cell/>
          <table:table-cell table:formula="of:=[.A60]" office:value-type="float" office:value="340" calcext:value-type="float">
            <text:p>3.40E+02</text:p>
          </table:table-cell>
          <table:table-cell table:formula="of:=[.C60]*10^9" office:value-type="float" office:value="0.1201116" calcext:value-type="float">
            <text:p>0.1201116</text:p>
          </table:table-cell>
          <table:table-cell/>
          <table:table-cell table:formula="of:=[.E60]" office:value-type="float" office:value="340" calcext:value-type="float">
            <text:p>3.40E+02</text:p>
          </table:table-cell>
          <table:table-cell table:formula="of:=[.G60]*10^9" office:value-type="float" office:value="1442.184" calcext:value-type="float">
            <text:p>1442.18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.50E+02</text:p>
          </table:table-cell>
          <table:table-cell office:value-type="float" office:value="0.00000000616703" calcext:value-type="float">
            <text:p>6.17E-09</text:p>
          </table:table-cell>
          <table:table-cell office:value-type="float" office:value="0.0000000001281672" calcext:value-type="float">
            <text:p>1.28E-10</text:p>
          </table:table-cell>
          <table:table-cell/>
          <table:table-cell office:value-type="float" office:value="350" calcext:value-type="float">
            <text:p>3.50E+02</text:p>
          </table:table-cell>
          <table:table-cell office:value-type="float" office:value="0.000001837599" calcext:value-type="float">
            <text:p>1.84E-06</text:p>
          </table:table-cell>
          <table:table-cell office:value-type="float" office:value="0.000001446401" calcext:value-type="float">
            <text:p>1.45E-06</text:p>
          </table:table-cell>
          <table:table-cell/>
          <table:table-cell table:formula="of:=[.A61]" office:value-type="float" office:value="350" calcext:value-type="float">
            <text:p>3.50E+02</text:p>
          </table:table-cell>
          <table:table-cell table:formula="of:=[.C61]*10^9" office:value-type="float" office:value="0.1281672" calcext:value-type="float">
            <text:p>0.1281672</text:p>
          </table:table-cell>
          <table:table-cell/>
          <table:table-cell table:formula="of:=[.E61]" office:value-type="float" office:value="350" calcext:value-type="float">
            <text:p>3.50E+02</text:p>
          </table:table-cell>
          <table:table-cell table:formula="of:=[.G61]*10^9" office:value-type="float" office:value="1446.401" calcext:value-type="float">
            <text:p>1446.4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6:43:02.113123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0:40:56.532581669</meta:creation-date>
    <meta:generator>LibreOffice/5.3.6.1$Linux_X86_64 LibreOffice_project/30$Build-1</meta:generator>
    <dc:date>2018-10-10T15:26:28.328292331</dc:date>
    <meta:editing-duration>PT2H55M2S</meta:editing-duration>
    <meta:editing-cycles>4</meta:editing-cycles>
    <meta:document-statistic meta:table-count="8" meta:cell-count="4823" meta:object-count="0"/>
  </office:meta>
</office:document-meta>
</file>